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53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1.55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 office:value-type="string">
            <text:p>logIdx</text:p>
          </table:table-cell>
          <table:table-cell office:value-type="string">
            <text:p>timeNew</text:p>
          </table:table-cell>
          <table:table-cell office:value-type="string">
            <text:p>sensorValue</text:p>
          </table:table-cell>
          <table:table-cell office:value-type="string">
            <text:p>currentCoil</text:p>
          </table:table-cell>
          <table:table-cell office:value-type="string">
            <text:p>currentDegrees</text:p>
          </table:table-cell>
          <table:table-cell office:value-type="string">
            <text:p>curveDirection</text:p>
          </table:table-cell>
          <table:table-cell office:value-type="string">
            <text:p>coilDriven</text:p>
          </table:table-cell>
          <table:table-cell table:number-columns-repeated="3"/>
          <table:table-cell office:value-type="float" office:value="297">
            <text:p>297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49">
            <text:p>249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8868">
            <text:p>588868</text:p>
          </table:table-cell>
          <table:table-cell office:value-type="float" office:value="268">
            <text:p>268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8870">
            <text:p>588870</text:p>
          </table:table-cell>
          <table:table-cell office:value-type="float" office:value="269">
            <text:p>269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8872">
            <text:p>588872</text:p>
          </table:table-cell>
          <table:table-cell office:value-type="float" office:value="270">
            <text:p>270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8873">
            <text:p>588873</text:p>
          </table:table-cell>
          <table:table-cell office:value-type="float" office:value="271">
            <text:p>271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>
            <draw:frame table:end-cell-address="Sheet1.P25" table:end-x="0.6701in" table:end-y="0.0193in" draw:z-index="0" draw:style-name="gr1" draw:text-style-name="P1" svg:width="6.2988in" svg:height="3.5429in" svg:x="0.3614in" svg:y="0.0327in">
              <draw:object draw:notify-on-update-of-ranges="Sheet1.B1:Sheet1.B1 Sheet1.B2:Sheet1.B101 Sheet1.C1:Sheet1.C1 Sheet1.C2:Sheet1.C101 Sheet1.D1:Sheet1.D1 Sheet1.D2:Sheet1.D101 Sheet1.E1:Sheet1.E1 Sheet1.E2:Sheet1.E101 Sheet1.F1:Sheet1.F1 Sheet1.F2:Sheet1.F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8875">
            <text:p>588875</text:p>
          </table:table-cell>
          <table:table-cell office:value-type="float" office:value="272">
            <text:p>272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8876">
            <text:p>588876</text:p>
          </table:table-cell>
          <table:table-cell office:value-type="float" office:value="273">
            <text:p>273</text:p>
          </table:table-cell>
          <table:table-cell office:value-type="float" office:value="400">
            <text:p>4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88877">
            <text:p>588877</text:p>
          </table:table-cell>
          <table:table-cell office:value-type="float" office:value="304">
            <text:p>304</text:p>
          </table:table-cell>
          <table:table-cell office:value-type="float" office:value="400">
            <text:p>40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8879">
            <text:p>588879</text:p>
          </table:table-cell>
          <table:table-cell office:value-type="float" office:value="301">
            <text:p>301</text:p>
          </table:table-cell>
          <table:table-cell office:value-type="float" office:value="400">
            <text:p>400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8880">
            <text:p>588880</text:p>
          </table:table-cell>
          <table:table-cell office:value-type="float" office:value="301">
            <text:p>301</text:p>
          </table:table-cell>
          <table:table-cell office:value-type="float" office:value="400">
            <text:p>400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8882">
            <text:p>588882</text:p>
          </table:table-cell>
          <table:table-cell office:value-type="float" office:value="299">
            <text:p>299</text:p>
          </table:table-cell>
          <table:table-cell office:value-type="float" office:value="400">
            <text:p>4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88883">
            <text:p>588883</text:p>
          </table:table-cell>
          <table:table-cell office:value-type="float" office:value="288">
            <text:p>288</text:p>
          </table:table-cell>
          <table:table-cell office:value-type="float" office:value="400">
            <text:p>40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8884">
            <text:p>588884</text:p>
          </table:table-cell>
          <table:table-cell office:value-type="float" office:value="289">
            <text:p>289</text:p>
          </table:table-cell>
          <table:table-cell office:value-type="float" office:value="400">
            <text:p>40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8887">
            <text:p>588887</text:p>
          </table:table-cell>
          <table:table-cell office:value-type="float" office:value="290">
            <text:p>290</text:p>
          </table:table-cell>
          <table:table-cell office:value-type="float" office:value="400">
            <text:p>400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8888">
            <text:p>588888</text:p>
          </table:table-cell>
          <table:table-cell office:value-type="float" office:value="291">
            <text:p>291</text:p>
          </table:table-cell>
          <table:table-cell office:value-type="float" office:value="400">
            <text:p>400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8889">
            <text:p>588889</text:p>
          </table:table-cell>
          <table:table-cell office:value-type="float" office:value="292">
            <text:p>292</text:p>
          </table:table-cell>
          <table:table-cell office:value-type="float" office:value="400">
            <text:p>4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8891">
            <text:p>588891</text:p>
          </table:table-cell>
          <table:table-cell office:value-type="float" office:value="293">
            <text:p>293</text:p>
          </table:table-cell>
          <table:table-cell office:value-type="float" office:value="400">
            <text:p>400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88892">
            <text:p>588892</text:p>
          </table:table-cell>
          <table:table-cell office:value-type="float" office:value="294">
            <text:p>294</text:p>
          </table:table-cell>
          <table:table-cell office:value-type="float" office:value="400">
            <text:p>400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88893">
            <text:p>588893</text:p>
          </table:table-cell>
          <table:table-cell office:value-type="float" office:value="295">
            <text:p>295</text:p>
          </table:table-cell>
          <table:table-cell office:value-type="float" office:value="400">
            <text:p>400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8895">
            <text:p>588895</text:p>
          </table:table-cell>
          <table:table-cell office:value-type="float" office:value="296">
            <text:p>296</text:p>
          </table:table-cell>
          <table:table-cell office:value-type="float" office:value="400">
            <text:p>400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8896">
            <text:p>588896</text:p>
          </table:table-cell>
          <table:table-cell office:value-type="float" office:value="297">
            <text:p>297</text:p>
          </table:table-cell>
          <table:table-cell office:value-type="float" office:value="400">
            <text:p>40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8898">
            <text:p>588898</text:p>
          </table:table-cell>
          <table:table-cell office:value-type="float" office:value="298">
            <text:p>298</text:p>
          </table:table-cell>
          <table:table-cell office:value-type="float" office:value="400">
            <text:p>400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8899">
            <text:p>588899</text:p>
          </table:table-cell>
          <table:table-cell office:value-type="float" office:value="299">
            <text:p>299</text:p>
          </table:table-cell>
          <table:table-cell office:value-type="float" office:value="400">
            <text:p>400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8900">
            <text:p>5889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8902">
            <text:p>588902</text:p>
          </table:table-cell>
          <table:table-cell office:value-type="float" office:value="301">
            <text:p>301</text:p>
          </table:table-cell>
          <table:table-cell office:value-type="float" office:value="400">
            <text:p>400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8903">
            <text:p>588903</text:p>
          </table:table-cell>
          <table:table-cell office:value-type="float" office:value="302">
            <text:p>302</text:p>
          </table:table-cell>
          <table:table-cell office:value-type="float" office:value="400">
            <text:p>400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8904">
            <text:p>588904</text:p>
          </table:table-cell>
          <table:table-cell office:value-type="float" office:value="303">
            <text:p>303</text:p>
          </table:table-cell>
          <table:table-cell office:value-type="float" office:value="400">
            <text:p>4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8906">
            <text:p>588906</text:p>
          </table:table-cell>
          <table:table-cell office:value-type="float" office:value="305">
            <text:p>305</text:p>
          </table:table-cell>
          <table:table-cell office:value-type="float" office:value="400">
            <text:p>40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8907">
            <text:p>588907</text:p>
          </table:table-cell>
          <table:table-cell office:value-type="float" office:value="305">
            <text:p>305</text:p>
          </table:table-cell>
          <table:table-cell office:value-type="float" office:value="400">
            <text:p>40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8909">
            <text:p>588909</text:p>
          </table:table-cell>
          <table:table-cell office:value-type="float" office:value="304">
            <text:p>304</text:p>
          </table:table-cell>
          <table:table-cell office:value-type="float" office:value="400">
            <text:p>400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8910">
            <text:p>588910</text:p>
          </table:table-cell>
          <table:table-cell office:value-type="float" office:value="305">
            <text:p>305</text:p>
          </table:table-cell>
          <table:table-cell office:value-type="float" office:value="400">
            <text:p>40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8911">
            <text:p>588911</text:p>
          </table:table-cell>
          <table:table-cell office:value-type="float" office:value="306">
            <text:p>306</text:p>
          </table:table-cell>
          <table:table-cell office:value-type="float" office:value="400">
            <text:p>400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8913">
            <text:p>588913</text:p>
          </table:table-cell>
          <table:table-cell office:value-type="float" office:value="307">
            <text:p>307</text:p>
          </table:table-cell>
          <table:table-cell office:value-type="float" office:value="400">
            <text:p>400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8914">
            <text:p>588914</text:p>
          </table:table-cell>
          <table:table-cell office:value-type="float" office:value="308">
            <text:p>308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8916">
            <text:p>588916</text:p>
          </table:table-cell>
          <table:table-cell office:value-type="float" office:value="309">
            <text:p>309</text:p>
          </table:table-cell>
          <table:table-cell office:value-type="float" office:value="400">
            <text:p>40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88917">
            <text:p>588917</text:p>
          </table:table-cell>
          <table:table-cell office:value-type="float" office:value="310">
            <text:p>310</text:p>
          </table:table-cell>
          <table:table-cell office:value-type="float" office:value="400">
            <text:p>400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88918">
            <text:p>588918</text:p>
          </table:table-cell>
          <table:table-cell office:value-type="float" office:value="311">
            <text:p>311</text:p>
          </table:table-cell>
          <table:table-cell office:value-type="float" office:value="400">
            <text:p>400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88920">
            <text:p>588920</text:p>
          </table:table-cell>
          <table:table-cell office:value-type="float" office:value="310">
            <text:p>310</text:p>
          </table:table-cell>
          <table:table-cell office:value-type="float" office:value="400">
            <text:p>400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88921">
            <text:p>588921</text:p>
          </table:table-cell>
          <table:table-cell office:value-type="float" office:value="311">
            <text:p>311</text:p>
          </table:table-cell>
          <table:table-cell office:value-type="float" office:value="400">
            <text:p>400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88923">
            <text:p>588923</text:p>
          </table:table-cell>
          <table:table-cell office:value-type="float" office:value="312">
            <text:p>312</text:p>
          </table:table-cell>
          <table:table-cell office:value-type="float" office:value="400">
            <text:p>40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88924">
            <text:p>588924</text:p>
          </table:table-cell>
          <table:table-cell office:value-type="float" office:value="311">
            <text:p>311</text:p>
          </table:table-cell>
          <table:table-cell office:value-type="float" office:value="400">
            <text:p>400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88925">
            <text:p>588925</text:p>
          </table:table-cell>
          <table:table-cell office:value-type="float" office:value="312">
            <text:p>312</text:p>
          </table:table-cell>
          <table:table-cell office:value-type="float" office:value="400">
            <text:p>40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8928">
            <text:p>588928</text:p>
          </table:table-cell>
          <table:table-cell office:value-type="float" office:value="311">
            <text:p>311</text:p>
          </table:table-cell>
          <table:table-cell office:value-type="float" office:value="400">
            <text:p>400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88929">
            <text:p>588929</text:p>
          </table:table-cell>
          <table:table-cell office:value-type="float" office:value="310">
            <text:p>310</text:p>
          </table:table-cell>
          <table:table-cell office:value-type="float" office:value="400">
            <text:p>400</text:p>
          </table:table-cell>
          <table:table-cell office:value-type="float" office:value="176">
            <text:p>1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88931">
            <text:p>588931</text:p>
          </table:table-cell>
          <table:table-cell office:value-type="float" office:value="309">
            <text:p>309</text:p>
          </table:table-cell>
          <table:table-cell office:value-type="float" office:value="400">
            <text:p>400</text:p>
          </table:table-cell>
          <table:table-cell office:value-type="float" office:value="175">
            <text:p>17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88932">
            <text:p>588932</text:p>
          </table:table-cell>
          <table:table-cell office:value-type="float" office:value="308">
            <text:p>308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88933">
            <text:p>588933</text:p>
          </table:table-cell>
          <table:table-cell office:value-type="float" office:value="308">
            <text:p>308</text:p>
          </table:table-cell>
          <table:table-cell office:value-type="float" office:value="400">
            <text:p>400</text:p>
          </table:table-cell>
          <table:table-cell office:value-type="float" office:value="173">
            <text:p>17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88935">
            <text:p>588935</text:p>
          </table:table-cell>
          <table:table-cell office:value-type="float" office:value="307">
            <text:p>307</text:p>
          </table:table-cell>
          <table:table-cell office:value-type="float" office:value="400">
            <text:p>400</text:p>
          </table:table-cell>
          <table:table-cell office:value-type="float" office:value="172">
            <text:p>1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88936">
            <text:p>588936</text:p>
          </table:table-cell>
          <table:table-cell office:value-type="float" office:value="306">
            <text:p>306</text:p>
          </table:table-cell>
          <table:table-cell office:value-type="float" office:value="400">
            <text:p>400</text:p>
          </table:table-cell>
          <table:table-cell office:value-type="float" office:value="170">
            <text:p>17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8938">
            <text:p>588938</text:p>
          </table:table-cell>
          <table:table-cell office:value-type="float" office:value="305">
            <text:p>305</text:p>
          </table:table-cell>
          <table:table-cell office:value-type="float" office:value="400">
            <text:p>400</text:p>
          </table:table-cell>
          <table:table-cell office:value-type="float" office:value="169">
            <text:p>16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8939">
            <text:p>588939</text:p>
          </table:table-cell>
          <table:table-cell office:value-type="float" office:value="304">
            <text:p>304</text:p>
          </table:table-cell>
          <table:table-cell office:value-type="float" office:value="400">
            <text:p>400</text:p>
          </table:table-cell>
          <table:table-cell office:value-type="float" office:value="167">
            <text:p>16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88940">
            <text:p>588940</text:p>
          </table:table-cell>
          <table:table-cell office:value-type="float" office:value="303">
            <text:p>303</text:p>
          </table:table-cell>
          <table:table-cell office:value-type="float" office:value="400">
            <text:p>400</text:p>
          </table:table-cell>
          <table:table-cell office:value-type="float" office:value="166">
            <text:p>16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88942">
            <text:p>588942</text:p>
          </table:table-cell>
          <table:table-cell office:value-type="float" office:value="302">
            <text:p>302</text:p>
          </table:table-cell>
          <table:table-cell office:value-type="float" office:value="400">
            <text:p>400</text:p>
          </table:table-cell>
          <table:table-cell office:value-type="float" office:value="164">
            <text:p>16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88943">
            <text:p>588943</text:p>
          </table:table-cell>
          <table:table-cell office:value-type="float" office:value="301">
            <text:p>301</text:p>
          </table:table-cell>
          <table:table-cell office:value-type="float" office:value="400">
            <text:p>400</text:p>
          </table:table-cell>
          <table:table-cell office:value-type="float" office:value="163">
            <text:p>16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88945">
            <text:p>588945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161">
            <text:p>16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8946">
            <text:p>588946</text:p>
          </table:table-cell>
          <table:table-cell office:value-type="float" office:value="299">
            <text:p>299</text:p>
          </table:table-cell>
          <table:table-cell office:value-type="float" office:value="400">
            <text:p>400</text:p>
          </table:table-cell>
          <table:table-cell office:value-type="float" office:value="160">
            <text:p>16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88948">
            <text:p>588948</text:p>
          </table:table-cell>
          <table:table-cell office:value-type="float" office:value="298">
            <text:p>298</text:p>
          </table:table-cell>
          <table:table-cell office:value-type="float" office:value="400">
            <text:p>400</text:p>
          </table:table-cell>
          <table:table-cell office:value-type="float" office:value="158">
            <text:p>15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88949">
            <text:p>588949</text:p>
          </table:table-cell>
          <table:table-cell office:value-type="float" office:value="297">
            <text:p>297</text:p>
          </table:table-cell>
          <table:table-cell office:value-type="float" office:value="400">
            <text:p>400</text:p>
          </table:table-cell>
          <table:table-cell office:value-type="float" office:value="157">
            <text:p>15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88950">
            <text:p>588950</text:p>
          </table:table-cell>
          <table:table-cell office:value-type="float" office:value="296">
            <text:p>296</text:p>
          </table:table-cell>
          <table:table-cell office:value-type="float" office:value="400">
            <text:p>400</text:p>
          </table:table-cell>
          <table:table-cell office:value-type="float" office:value="155">
            <text:p>15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88952">
            <text:p>588952</text:p>
          </table:table-cell>
          <table:table-cell office:value-type="float" office:value="295">
            <text:p>295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88953">
            <text:p>588953</text:p>
          </table:table-cell>
          <table:table-cell office:value-type="float" office:value="283">
            <text:p>283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88955">
            <text:p>588955</text:p>
          </table:table-cell>
          <table:table-cell office:value-type="float" office:value="290">
            <text:p>290</text:p>
          </table:table-cell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88956">
            <text:p>588956</text:p>
          </table:table-cell>
          <table:table-cell office:value-type="float" office:value="289">
            <text:p>289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88957">
            <text:p>588957</text:p>
          </table:table-cell>
          <table:table-cell office:value-type="float" office:value="288">
            <text:p>288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formula="of:=[.C64]-[.C63]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88959">
            <text:p>588959</text:p>
          </table:table-cell>
          <table:table-cell office:value-type="float" office:value="287">
            <text:p>287</text:p>
          </table:table-cell>
          <table:table-cell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C65]-[.C64]" office:value-type="float" office:value="-1">
            <text:p>-1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88960">
            <text:p>588960</text:p>
          </table:table-cell>
          <table:table-cell office:value-type="float" office:value="286">
            <text:p>286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88962">
            <text:p>588962</text:p>
          </table:table-cell>
          <table:table-cell office:value-type="float" office:value="285">
            <text:p>285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88963">
            <text:p>588963</text:p>
          </table:table-cell>
          <table:table-cell office:value-type="float" office:value="283">
            <text:p>283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88964">
            <text:p>588964</text:p>
          </table:table-cell>
          <table:table-cell office:value-type="float" office:value="282">
            <text:p>282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88966">
            <text:p>588966</text:p>
          </table:table-cell>
          <table:table-cell office:value-type="float" office:value="281">
            <text:p>281</text:p>
          </table:table-cell>
          <table:table-cell office:value-type="float" office:value="100">
            <text:p>1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88967">
            <text:p>588967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88969">
            <text:p>588969</text:p>
          </table:table-cell>
          <table:table-cell office:value-type="float" office:value="279">
            <text:p>279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88971">
            <text:p>588971</text:p>
          </table:table-cell>
          <table:table-cell office:value-type="float" office:value="277">
            <text:p>277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88973">
            <text:p>588973</text:p>
          </table:table-cell>
          <table:table-cell office:value-type="float" office:value="276">
            <text:p>276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8974">
            <text:p>588974</text:p>
          </table:table-cell>
          <table:table-cell office:value-type="float" office:value="275">
            <text:p>275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8975">
            <text:p>588975</text:p>
          </table:table-cell>
          <table:table-cell office:value-type="float" office:value="274">
            <text:p>274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88977">
            <text:p>588977</text:p>
          </table:table-cell>
          <table:table-cell office:value-type="float" office:value="273">
            <text:p>273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88978">
            <text:p>588978</text:p>
          </table:table-cell>
          <table:table-cell office:value-type="float" office:value="272">
            <text:p>272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88980">
            <text:p>588980</text:p>
          </table:table-cell>
          <table:table-cell office:value-type="float" office:value="271">
            <text:p>271</text:p>
          </table:table-cell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88981">
            <text:p>588981</text:p>
          </table:table-cell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88982">
            <text:p>588982</text:p>
          </table:table-cell>
          <table:table-cell office:value-type="float" office:value="269">
            <text:p>269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88984">
            <text:p>588984</text:p>
          </table:table-cell>
          <table:table-cell office:value-type="float" office:value="268">
            <text:p>268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88985">
            <text:p>588985</text:p>
          </table:table-cell>
          <table:table-cell office:value-type="float" office:value="267">
            <text:p>26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88987">
            <text:p>588987</text:p>
          </table:table-cell>
          <table:table-cell office:value-type="float" office:value="267">
            <text:p>267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88988">
            <text:p>588988</text:p>
          </table:table-cell>
          <table:table-cell office:value-type="float" office:value="266">
            <text:p>266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88990">
            <text:p>588990</text:p>
          </table:table-cell>
          <table:table-cell office:value-type="float" office:value="264">
            <text:p>264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88991">
            <text:p>588991</text:p>
          </table:table-cell>
          <table:table-cell office:value-type="float" office:value="263">
            <text:p>26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88992">
            <text:p>588992</text:p>
          </table:table-cell>
          <table:table-cell office:value-type="float" office:value="262">
            <text:p>262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88994">
            <text:p>588994</text:p>
          </table:table-cell>
          <table:table-cell office:value-type="float" office:value="261">
            <text:p>261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88995">
            <text:p>588995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88997">
            <text:p>588997</text:p>
          </table:table-cell>
          <table:table-cell office:value-type="float" office:value="259">
            <text:p>259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88998">
            <text:p>588998</text:p>
          </table:table-cell>
          <table:table-cell office:value-type="float" office:value="258">
            <text:p>258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88999">
            <text:p>588999</text:p>
          </table:table-cell>
          <table:table-cell office:value-type="float" office:value="257">
            <text:p>257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89001">
            <text:p>589001</text:p>
          </table:table-cell>
          <table:table-cell office:value-type="float" office:value="256">
            <text:p>256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89002">
            <text:p>589002</text:p>
          </table:table-cell>
          <table:table-cell office:value-type="float" office:value="255">
            <text:p>25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89003">
            <text:p>589003</text:p>
          </table:table-cell>
          <table:table-cell office:value-type="float" office:value="254">
            <text:p>254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9005">
            <text:p>589005</text:p>
          </table:table-cell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89006">
            <text:p>589006</text:p>
          </table:table-cell>
          <table:table-cell office:value-type="float" office:value="252">
            <text:p>25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89007">
            <text:p>589007</text:p>
          </table:table-cell>
          <table:table-cell office:value-type="float" office:value="251">
            <text:p>251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89009">
            <text:p>589009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9010">
            <text:p>589010</text:p>
          </table:table-cell>
          <table:table-cell office:value-type="float" office:value="249">
            <text:p>249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9012">
            <text:p>589012</text:p>
          </table:table-cell>
          <table:table-cell office:value-type="float" office:value="248">
            <text:p>248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"/>
        </table:table-row>
      </table:table>
      <table:table table:name="Sheet4" table:style-name="ta1" table:print="false">
        <table:table-column table:style-name="co9" table:number-columns-repeated="3" table:default-cell-style-name="Default"/>
        <table:table-row table:style-name="ro1">
          <table:table-cell office:value-type="float" office:value="344269">
            <text:p>344269</text:p>
          </table:table-cell>
          <table:table-cell office:value-type="float" office:value="261">
            <text:p>261</text:p>
          </table:table-cell>
          <table:table-cell>
            <draw:frame table:end-cell-address="Sheet4.Q32" table:end-x="0.1535in" table:end-y="0.0421in" draw:z-index="0" draw:style-name="gr2" draw:text-style-name="P1" svg:width="12.5559in" svg:height="5.5122in" svg:x="0.0441in" svg:y="0.0417in">
              <draw:object draw:notify-on-update-of-ranges="Sheet4.A1:Sheet4.A2857 Sheet4.B1:Sheet4.B285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44269">
            <text:p>344269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270">
            <text:p>34427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271">
            <text:p>34427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272">
            <text:p>34427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272">
            <text:p>34427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273">
            <text:p>344273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274">
            <text:p>34427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275">
            <text:p>34427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275">
            <text:p>34427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276">
            <text:p>34427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278">
            <text:p>34427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279">
            <text:p>34427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279">
            <text:p>34427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280">
            <text:p>34428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281">
            <text:p>34428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282">
            <text:p>344282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282">
            <text:p>344282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283">
            <text:p>34428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4284">
            <text:p>34428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285">
            <text:p>34428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285">
            <text:p>344285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286">
            <text:p>344286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287">
            <text:p>34428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288">
            <text:p>344288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288">
            <text:p>344288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289">
            <text:p>344289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290">
            <text:p>34429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291">
            <text:p>34429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291">
            <text:p>34429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292">
            <text:p>34429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293">
            <text:p>344293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293">
            <text:p>344293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294">
            <text:p>34429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295">
            <text:p>34429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296">
            <text:p>34429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296">
            <text:p>344296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297">
            <text:p>34429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298">
            <text:p>344298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299">
            <text:p>344299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299">
            <text:p>344299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300">
            <text:p>34430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301">
            <text:p>344301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302">
            <text:p>34430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302">
            <text:p>34430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303">
            <text:p>34430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304">
            <text:p>344304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305">
            <text:p>344305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305">
            <text:p>34430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306">
            <text:p>34430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307">
            <text:p>34430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308">
            <text:p>344308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308">
            <text:p>344308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309">
            <text:p>344309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10">
            <text:p>344310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311">
            <text:p>344311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311">
            <text:p>344311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312">
            <text:p>34431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313">
            <text:p>344313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314">
            <text:p>344314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314">
            <text:p>34431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315">
            <text:p>344315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316">
            <text:p>344316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317">
            <text:p>344317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4317">
            <text:p>344317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318">
            <text:p>34431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320">
            <text:p>34432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321">
            <text:p>34432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321">
            <text:p>344321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322">
            <text:p>344322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4323">
            <text:p>344323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324">
            <text:p>344324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324">
            <text:p>344324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325">
            <text:p>34432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326">
            <text:p>34432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327">
            <text:p>344327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327">
            <text:p>344327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328">
            <text:p>34432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329">
            <text:p>344329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330">
            <text:p>34433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330">
            <text:p>344330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31">
            <text:p>34433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332">
            <text:p>34433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33">
            <text:p>34433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33">
            <text:p>34433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334">
            <text:p>34433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335">
            <text:p>34433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36">
            <text:p>34433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36">
            <text:p>34433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37">
            <text:p>34433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38">
            <text:p>34433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38">
            <text:p>34433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339">
            <text:p>344339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340">
            <text:p>344340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341">
            <text:p>34434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341">
            <text:p>344341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42">
            <text:p>344342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343">
            <text:p>34434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44">
            <text:p>34434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344">
            <text:p>34434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345">
            <text:p>344345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346">
            <text:p>344346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347">
            <text:p>34434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347">
            <text:p>344347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348">
            <text:p>34434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349">
            <text:p>344349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350">
            <text:p>34435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350">
            <text:p>34435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351">
            <text:p>344351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352">
            <text:p>344352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353">
            <text:p>344353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4353">
            <text:p>344353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4354">
            <text:p>34435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355">
            <text:p>344355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356">
            <text:p>344356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356">
            <text:p>34435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357">
            <text:p>34435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358">
            <text:p>344358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359">
            <text:p>344359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359">
            <text:p>344359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360">
            <text:p>344360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361">
            <text:p>344361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363">
            <text:p>344363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363">
            <text:p>344363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364">
            <text:p>344364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365">
            <text:p>34436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366">
            <text:p>34436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366">
            <text:p>34436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67">
            <text:p>34436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368">
            <text:p>34436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69">
            <text:p>34436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369">
            <text:p>34436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370">
            <text:p>34437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71">
            <text:p>34437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371">
            <text:p>34437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372">
            <text:p>34437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373">
            <text:p>34437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374">
            <text:p>344374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374">
            <text:p>344374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375">
            <text:p>344375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4376">
            <text:p>34437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4377">
            <text:p>34437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377">
            <text:p>34437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378">
            <text:p>34437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379">
            <text:p>344379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380">
            <text:p>344380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380">
            <text:p>34438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381">
            <text:p>344381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4382">
            <text:p>344382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383">
            <text:p>34438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383">
            <text:p>34438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384">
            <text:p>344384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385">
            <text:p>34438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386">
            <text:p>34438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386">
            <text:p>344386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387">
            <text:p>34438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388">
            <text:p>34438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89">
            <text:p>34438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389">
            <text:p>344389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0">
            <text:p>344390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1">
            <text:p>34439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392">
            <text:p>34439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2">
            <text:p>34439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393">
            <text:p>34439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4">
            <text:p>34439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395">
            <text:p>344395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395">
            <text:p>34439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96">
            <text:p>344396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397">
            <text:p>344397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398">
            <text:p>344398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398">
            <text:p>34439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399">
            <text:p>344399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4400">
            <text:p>344400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401">
            <text:p>344401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401">
            <text:p>344401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402">
            <text:p>344402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403">
            <text:p>34440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404">
            <text:p>34440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4404">
            <text:p>344404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406">
            <text:p>344406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4407">
            <text:p>34440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407">
            <text:p>344407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08">
            <text:p>34440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409">
            <text:p>34440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410">
            <text:p>344410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410">
            <text:p>34441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411">
            <text:p>34441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412">
            <text:p>34441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413">
            <text:p>34441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413">
            <text:p>34441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414">
            <text:p>344414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15">
            <text:p>34441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16">
            <text:p>344416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416">
            <text:p>34441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17">
            <text:p>344417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418">
            <text:p>344418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4419">
            <text:p>344419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419">
            <text:p>344419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4420">
            <text:p>344420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421">
            <text:p>34442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22">
            <text:p>344422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422">
            <text:p>34442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423">
            <text:p>344423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424">
            <text:p>34442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425">
            <text:p>34442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25">
            <text:p>34442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26">
            <text:p>344426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427">
            <text:p>344427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428">
            <text:p>34442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428">
            <text:p>34442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429">
            <text:p>34442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430">
            <text:p>34443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431">
            <text:p>34443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431">
            <text:p>344431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432">
            <text:p>344432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433">
            <text:p>344433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4434">
            <text:p>34443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4434">
            <text:p>34443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4435">
            <text:p>34443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436">
            <text:p>344436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437">
            <text:p>344437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437">
            <text:p>344437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438">
            <text:p>344438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439">
            <text:p>344439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4440">
            <text:p>34444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440">
            <text:p>34444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441">
            <text:p>34444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442">
            <text:p>34444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442">
            <text:p>34444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443">
            <text:p>344443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444">
            <text:p>344444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445">
            <text:p>34444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445">
            <text:p>34444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446">
            <text:p>34444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448">
            <text:p>344448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449">
            <text:p>344449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449">
            <text:p>344449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450">
            <text:p>34445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451">
            <text:p>344451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452">
            <text:p>344452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452">
            <text:p>344452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453">
            <text:p>34445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454">
            <text:p>344454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455">
            <text:p>34445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455">
            <text:p>34445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456">
            <text:p>344456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457">
            <text:p>34445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458">
            <text:p>34445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458">
            <text:p>34445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459">
            <text:p>344459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460">
            <text:p>344460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461">
            <text:p>34446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4461">
            <text:p>34446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462">
            <text:p>34446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63">
            <text:p>34446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464">
            <text:p>344464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4464">
            <text:p>344464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465">
            <text:p>344465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466">
            <text:p>34446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467">
            <text:p>34446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467">
            <text:p>344467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468">
            <text:p>344468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469">
            <text:p>34446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470">
            <text:p>344470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4470">
            <text:p>34447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4471">
            <text:p>344471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4472">
            <text:p>344472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473">
            <text:p>344473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473">
            <text:p>344473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474">
            <text:p>34447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475">
            <text:p>344475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476">
            <text:p>344476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476">
            <text:p>34447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477">
            <text:p>344477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478">
            <text:p>344478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479">
            <text:p>344479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479">
            <text:p>344479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4480">
            <text:p>344480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4481">
            <text:p>34448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482">
            <text:p>34448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482">
            <text:p>34448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483">
            <text:p>34448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484">
            <text:p>34448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4485">
            <text:p>34448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485">
            <text:p>34448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486">
            <text:p>34448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487">
            <text:p>344487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487">
            <text:p>34448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488">
            <text:p>34448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489">
            <text:p>344489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491">
            <text:p>344491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491">
            <text:p>344491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4492">
            <text:p>344492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493">
            <text:p>34449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494">
            <text:p>344494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494">
            <text:p>344494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4495">
            <text:p>34449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496">
            <text:p>34449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497">
            <text:p>34449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497">
            <text:p>344497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4498">
            <text:p>34449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499">
            <text:p>344499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500">
            <text:p>344500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500">
            <text:p>34450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501">
            <text:p>34450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502">
            <text:p>34450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503">
            <text:p>34450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503">
            <text:p>344503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504">
            <text:p>34450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505">
            <text:p>344505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506">
            <text:p>34450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506">
            <text:p>34450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507">
            <text:p>344507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508">
            <text:p>34450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4509">
            <text:p>344509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509">
            <text:p>34450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510">
            <text:p>344510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511">
            <text:p>34451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512">
            <text:p>34451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512">
            <text:p>34451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513">
            <text:p>34451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514">
            <text:p>344514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515">
            <text:p>344515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515">
            <text:p>34451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516">
            <text:p>344516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517">
            <text:p>34451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518">
            <text:p>344518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518">
            <text:p>344518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519">
            <text:p>34451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520">
            <text:p>34452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521">
            <text:p>34452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521">
            <text:p>344521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522">
            <text:p>34452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23">
            <text:p>344523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524">
            <text:p>34452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524">
            <text:p>34452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525">
            <text:p>34452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526">
            <text:p>34452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526">
            <text:p>34452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527">
            <text:p>344527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528">
            <text:p>34452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529">
            <text:p>344529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529">
            <text:p>344529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530">
            <text:p>344530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531">
            <text:p>344531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532">
            <text:p>34453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2">
            <text:p>34453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4">
            <text:p>34453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535">
            <text:p>344535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536">
            <text:p>344536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6">
            <text:p>34453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537">
            <text:p>344537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8">
            <text:p>34453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539">
            <text:p>344539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539">
            <text:p>344539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540">
            <text:p>34454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541">
            <text:p>344541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542">
            <text:p>344542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542">
            <text:p>344542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543">
            <text:p>34454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544">
            <text:p>34454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545">
            <text:p>344545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545">
            <text:p>344545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546">
            <text:p>34454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547">
            <text:p>344547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548">
            <text:p>34454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4548">
            <text:p>344548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549">
            <text:p>344549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550">
            <text:p>344550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551">
            <text:p>34455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551">
            <text:p>344551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552">
            <text:p>344552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553">
            <text:p>34455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554">
            <text:p>34455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554">
            <text:p>344554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555">
            <text:p>34455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556">
            <text:p>344556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557">
            <text:p>34455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557">
            <text:p>344557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558">
            <text:p>34455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559">
            <text:p>34455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560">
            <text:p>344560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560">
            <text:p>344560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4561">
            <text:p>34456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562">
            <text:p>34456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563">
            <text:p>34456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563">
            <text:p>34456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564">
            <text:p>344564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565">
            <text:p>344565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566">
            <text:p>34456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566">
            <text:p>34456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567">
            <text:p>344567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568">
            <text:p>344568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569">
            <text:p>344569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569">
            <text:p>344569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570">
            <text:p>344570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571">
            <text:p>344571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571">
            <text:p>34457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572">
            <text:p>344572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573">
            <text:p>344573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574">
            <text:p>344574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574">
            <text:p>34457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576">
            <text:p>34457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577">
            <text:p>34457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578">
            <text:p>34457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578">
            <text:p>34457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579">
            <text:p>34457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580">
            <text:p>34458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581">
            <text:p>34458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581">
            <text:p>344581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582">
            <text:p>34458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583">
            <text:p>34458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584">
            <text:p>34458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584">
            <text:p>34458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585">
            <text:p>344585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586">
            <text:p>344586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87">
            <text:p>344587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87">
            <text:p>344587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588">
            <text:p>344588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89">
            <text:p>34458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90">
            <text:p>34459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4590">
            <text:p>344590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591">
            <text:p>34459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592">
            <text:p>344592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593">
            <text:p>344593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593">
            <text:p>34459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594">
            <text:p>34459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595">
            <text:p>344595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596">
            <text:p>344596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596">
            <text:p>344596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597">
            <text:p>344597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598">
            <text:p>34459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4599">
            <text:p>34459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599">
            <text:p>344599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600">
            <text:p>344600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601">
            <text:p>344601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602">
            <text:p>34460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602">
            <text:p>34460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603">
            <text:p>344603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604">
            <text:p>34460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605">
            <text:p>344605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605">
            <text:p>344605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606">
            <text:p>34460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607">
            <text:p>34460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608">
            <text:p>344608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608">
            <text:p>34460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609">
            <text:p>344609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610">
            <text:p>344610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611">
            <text:p>34461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611">
            <text:p>34461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612">
            <text:p>34461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613">
            <text:p>34461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4614">
            <text:p>344614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614">
            <text:p>34461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4615">
            <text:p>344615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4616">
            <text:p>34461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4616">
            <text:p>34461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617">
            <text:p>34461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19">
            <text:p>344619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620">
            <text:p>344620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621">
            <text:p>34462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621">
            <text:p>344621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622">
            <text:p>344622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623">
            <text:p>344623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4623">
            <text:p>344623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624">
            <text:p>34462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625">
            <text:p>344625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626">
            <text:p>34462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626">
            <text:p>344626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627">
            <text:p>34462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628">
            <text:p>344628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629">
            <text:p>344629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629">
            <text:p>34462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630">
            <text:p>34463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631">
            <text:p>344631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632">
            <text:p>34463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632">
            <text:p>34463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633">
            <text:p>344633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4634">
            <text:p>344634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4635">
            <text:p>344635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635">
            <text:p>344635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636">
            <text:p>344636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637">
            <text:p>344637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638">
            <text:p>34463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638">
            <text:p>34463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639">
            <text:p>34463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640">
            <text:p>34464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641">
            <text:p>344641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41">
            <text:p>34464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642">
            <text:p>344642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643">
            <text:p>34464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44">
            <text:p>344644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44">
            <text:p>344644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45">
            <text:p>344645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646">
            <text:p>34464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647">
            <text:p>344647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647">
            <text:p>34464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648">
            <text:p>34464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649">
            <text:p>344649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650">
            <text:p>34465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650">
            <text:p>34465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651">
            <text:p>34465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652">
            <text:p>34465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653">
            <text:p>34465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653">
            <text:p>344653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654">
            <text:p>34465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655">
            <text:p>344655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4656">
            <text:p>34465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656">
            <text:p>34465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657">
            <text:p>344657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658">
            <text:p>34465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658">
            <text:p>34465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659">
            <text:p>344659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660">
            <text:p>344660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662">
            <text:p>344662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662">
            <text:p>34466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663">
            <text:p>344663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664">
            <text:p>34466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665">
            <text:p>344665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665">
            <text:p>344665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66">
            <text:p>34466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67">
            <text:p>34466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668">
            <text:p>34466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68">
            <text:p>34466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69">
            <text:p>34466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670">
            <text:p>344670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671">
            <text:p>34467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671">
            <text:p>34467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672">
            <text:p>344672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673">
            <text:p>344673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674">
            <text:p>34467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674">
            <text:p>34467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675">
            <text:p>34467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676">
            <text:p>34467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677">
            <text:p>344677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677">
            <text:p>344677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678">
            <text:p>344678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679">
            <text:p>344679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680">
            <text:p>344680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680">
            <text:p>34468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681">
            <text:p>344681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682">
            <text:p>344682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683">
            <text:p>344683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683">
            <text:p>34468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684">
            <text:p>34468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685">
            <text:p>344685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686">
            <text:p>34468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686">
            <text:p>34468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687">
            <text:p>344687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688">
            <text:p>344688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689">
            <text:p>344689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689">
            <text:p>344689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690">
            <text:p>344690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691">
            <text:p>344691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692">
            <text:p>34469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692">
            <text:p>34469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693">
            <text:p>34469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694">
            <text:p>34469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695">
            <text:p>34469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695">
            <text:p>344695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696">
            <text:p>344696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697">
            <text:p>344697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698">
            <text:p>344698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698">
            <text:p>344698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699">
            <text:p>34469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700">
            <text:p>34470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701">
            <text:p>34470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701">
            <text:p>344701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702">
            <text:p>344702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704">
            <text:p>34470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705">
            <text:p>34470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705">
            <text:p>34470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706">
            <text:p>344706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707">
            <text:p>344707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707">
            <text:p>344707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708">
            <text:p>344708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709">
            <text:p>344709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710">
            <text:p>34471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710">
            <text:p>34471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711">
            <text:p>344711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712">
            <text:p>34471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713">
            <text:p>344713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713">
            <text:p>344713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714">
            <text:p>344714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715">
            <text:p>344715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716">
            <text:p>344716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716">
            <text:p>34471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717">
            <text:p>34471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718">
            <text:p>344718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719">
            <text:p>34471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4719">
            <text:p>344719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720">
            <text:p>34472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721">
            <text:p>34472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722">
            <text:p>34472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722">
            <text:p>344722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723">
            <text:p>34472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724">
            <text:p>344724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725">
            <text:p>344725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725">
            <text:p>34472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726">
            <text:p>34472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727">
            <text:p>34472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728">
            <text:p>344728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728">
            <text:p>34472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729">
            <text:p>344729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730">
            <text:p>344730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4731">
            <text:p>344731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731">
            <text:p>344731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732">
            <text:p>344732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733">
            <text:p>344733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734">
            <text:p>34473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734">
            <text:p>34473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735">
            <text:p>344735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736">
            <text:p>34473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4737">
            <text:p>34473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737">
            <text:p>34473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4738">
            <text:p>34473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739">
            <text:p>344739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740">
            <text:p>344740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740">
            <text:p>344740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4741">
            <text:p>344741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742">
            <text:p>344742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743">
            <text:p>34474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743">
            <text:p>34474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4744">
            <text:p>34474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745">
            <text:p>34474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747">
            <text:p>34474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747">
            <text:p>344747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748">
            <text:p>34474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749">
            <text:p>34474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750">
            <text:p>34475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750">
            <text:p>34475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751">
            <text:p>34475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752">
            <text:p>344752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753">
            <text:p>344753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753">
            <text:p>34475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4754">
            <text:p>344754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755">
            <text:p>344755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755">
            <text:p>34475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756">
            <text:p>34475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757">
            <text:p>344757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758">
            <text:p>34475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758">
            <text:p>34475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759">
            <text:p>34475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760">
            <text:p>34476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761">
            <text:p>344761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761">
            <text:p>34476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762">
            <text:p>344762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763">
            <text:p>344763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4764">
            <text:p>34476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764">
            <text:p>344764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4765">
            <text:p>344765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4766">
            <text:p>344766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767">
            <text:p>34476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767">
            <text:p>344767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768">
            <text:p>344768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769">
            <text:p>34476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770">
            <text:p>344770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770">
            <text:p>34477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771">
            <text:p>344771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772">
            <text:p>344772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4773">
            <text:p>344773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773">
            <text:p>34477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774">
            <text:p>344774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775">
            <text:p>34477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776">
            <text:p>344776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344776">
            <text:p>34477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777">
            <text:p>34477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778">
            <text:p>34477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779">
            <text:p>34477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4779">
            <text:p>344779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780">
            <text:p>344780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781">
            <text:p>34478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782">
            <text:p>34478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782">
            <text:p>34478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783">
            <text:p>34478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784">
            <text:p>34478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785">
            <text:p>344785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4785">
            <text:p>344785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786">
            <text:p>34478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787">
            <text:p>344787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788">
            <text:p>344788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4788">
            <text:p>344788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4790">
            <text:p>34479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791">
            <text:p>344791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792">
            <text:p>34479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792">
            <text:p>344792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793">
            <text:p>34479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794">
            <text:p>344794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795">
            <text:p>344795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795">
            <text:p>34479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4796">
            <text:p>3447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4797">
            <text:p>344797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798">
            <text:p>34479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798">
            <text:p>34479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799">
            <text:p>344799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4800">
            <text:p>344800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801">
            <text:p>344801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801">
            <text:p>34480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802">
            <text:p>34480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803">
            <text:p>34480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803">
            <text:p>34480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804">
            <text:p>34480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805">
            <text:p>34480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806">
            <text:p>344806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806">
            <text:p>344806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807">
            <text:p>34480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808">
            <text:p>34480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809">
            <text:p>344809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809">
            <text:p>34480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810">
            <text:p>344810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811">
            <text:p>34481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812">
            <text:p>34481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812">
            <text:p>34481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813">
            <text:p>34481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814">
            <text:p>344814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815">
            <text:p>344815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815">
            <text:p>34481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816">
            <text:p>344816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817">
            <text:p>344817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818">
            <text:p>34481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818">
            <text:p>344818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819">
            <text:p>344819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820">
            <text:p>34482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821">
            <text:p>34482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4821">
            <text:p>344821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4822">
            <text:p>344822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823">
            <text:p>344823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824">
            <text:p>34482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824">
            <text:p>344824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825">
            <text:p>34482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826">
            <text:p>344826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4826">
            <text:p>34482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4827">
            <text:p>34482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828">
            <text:p>34482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4829">
            <text:p>34482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829">
            <text:p>344829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830">
            <text:p>344830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832">
            <text:p>34483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833">
            <text:p>34483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833">
            <text:p>34483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834">
            <text:p>344834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835">
            <text:p>34483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4836">
            <text:p>344836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836">
            <text:p>344836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837">
            <text:p>344837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838">
            <text:p>344838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839">
            <text:p>344839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839">
            <text:p>344839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840">
            <text:p>34484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4841">
            <text:p>34484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842">
            <text:p>344842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842">
            <text:p>34484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4843">
            <text:p>34484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844">
            <text:p>34484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845">
            <text:p>344845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845">
            <text:p>34484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846">
            <text:p>34484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847">
            <text:p>34484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848">
            <text:p>34484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848">
            <text:p>344848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849">
            <text:p>344849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850">
            <text:p>344850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851">
            <text:p>344851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4851">
            <text:p>34485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852">
            <text:p>344852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853">
            <text:p>344853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4854">
            <text:p>34485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4854">
            <text:p>344854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855">
            <text:p>34485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4856">
            <text:p>34485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857">
            <text:p>34485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857">
            <text:p>34485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858">
            <text:p>344858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859">
            <text:p>344859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860">
            <text:p>344860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4860">
            <text:p>344860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861">
            <text:p>34486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4862">
            <text:p>344862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4863">
            <text:p>34486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863">
            <text:p>34486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864">
            <text:p>344864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865">
            <text:p>34486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866">
            <text:p>344866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866">
            <text:p>34486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867">
            <text:p>34486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868">
            <text:p>344868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869">
            <text:p>34486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869">
            <text:p>34486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870">
            <text:p>34487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871">
            <text:p>34487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871">
            <text:p>344871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4872">
            <text:p>344872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873">
            <text:p>344873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875">
            <text:p>344875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875">
            <text:p>34487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4876">
            <text:p>344876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877">
            <text:p>34487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878">
            <text:p>34487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878">
            <text:p>344878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879">
            <text:p>34487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880">
            <text:p>34488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4881">
            <text:p>344881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881">
            <text:p>344881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882">
            <text:p>344882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883">
            <text:p>344883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884">
            <text:p>34488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884">
            <text:p>34488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4885">
            <text:p>34488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886">
            <text:p>344886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4887">
            <text:p>34488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4887">
            <text:p>344887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4888">
            <text:p>344888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4889">
            <text:p>344889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890">
            <text:p>344890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890">
            <text:p>344890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4891">
            <text:p>344891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892">
            <text:p>34489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893">
            <text:p>344893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893">
            <text:p>344893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894">
            <text:p>34489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895">
            <text:p>344895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896">
            <text:p>344896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896">
            <text:p>344896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897">
            <text:p>344897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4898">
            <text:p>34489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4899">
            <text:p>34489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4899">
            <text:p>344899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4900">
            <text:p>344900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901">
            <text:p>34490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4902">
            <text:p>34490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02">
            <text:p>34490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03">
            <text:p>34490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904">
            <text:p>34490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4905">
            <text:p>34490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4905">
            <text:p>34490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906">
            <text:p>344906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4907">
            <text:p>344907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908">
            <text:p>344908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4908">
            <text:p>34490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909">
            <text:p>344909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910">
            <text:p>344910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4911">
            <text:p>344911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4911">
            <text:p>344911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4912">
            <text:p>344912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913">
            <text:p>34491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914">
            <text:p>34491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4914">
            <text:p>344914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4915">
            <text:p>34491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4916">
            <text:p>34491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916">
            <text:p>34491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4918">
            <text:p>344918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919">
            <text:p>344919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920">
            <text:p>34492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4921">
            <text:p>344921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921">
            <text:p>34492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922">
            <text:p>34492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4923">
            <text:p>344923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923">
            <text:p>34492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924">
            <text:p>34492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4925">
            <text:p>34492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926">
            <text:p>34492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26">
            <text:p>34492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27">
            <text:p>34492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4928">
            <text:p>344928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929">
            <text:p>34492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929">
            <text:p>34492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4930">
            <text:p>344930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931">
            <text:p>344931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932">
            <text:p>344932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4932">
            <text:p>34493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933">
            <text:p>344933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34">
            <text:p>34493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935">
            <text:p>34493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35">
            <text:p>34493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4936">
            <text:p>34493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4937">
            <text:p>344937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4938">
            <text:p>344938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4938">
            <text:p>34493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4939">
            <text:p>34493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4940">
            <text:p>34494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941">
            <text:p>344941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4941">
            <text:p>34494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942">
            <text:p>34494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943">
            <text:p>344943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4944">
            <text:p>34494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string">
            <text:p>period:11</text:p>
          </table:table-cell>
          <table:table-cell table:number-columns-repeated="2"/>
        </table:table-row>
        <table:table-row table:style-name="ro1">
          <table:table-cell office:value-type="float" office:value="344945">
            <text:p>344945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4945">
            <text:p>34494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4946">
            <text:p>34494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4947">
            <text:p>34494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948">
            <text:p>344948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948">
            <text:p>344948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949">
            <text:p>344949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950">
            <text:p>344950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51">
            <text:p>34495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51">
            <text:p>34495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4952">
            <text:p>344952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953">
            <text:p>34495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954">
            <text:p>34495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954">
            <text:p>34495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955">
            <text:p>344955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4956">
            <text:p>34495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957">
            <text:p>344957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957">
            <text:p>34495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4958">
            <text:p>34495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4960">
            <text:p>34496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4961">
            <text:p>34496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4961">
            <text:p>34496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4962">
            <text:p>344962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4963">
            <text:p>34496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4964">
            <text:p>344964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4964">
            <text:p>34496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4965">
            <text:p>344965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966">
            <text:p>344966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4967">
            <text:p>344967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4967">
            <text:p>344967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968">
            <text:p>34496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4969">
            <text:p>34496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4970">
            <text:p>34497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4970">
            <text:p>34497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4971">
            <text:p>344971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4972">
            <text:p>344972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4973">
            <text:p>344973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4973">
            <text:p>344973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4974">
            <text:p>344974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975">
            <text:p>344975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4976">
            <text:p>344976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4976">
            <text:p>34497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4977">
            <text:p>34497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978">
            <text:p>344978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979">
            <text:p>34497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4979">
            <text:p>34497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980">
            <text:p>344980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4981">
            <text:p>34498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982">
            <text:p>344982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982">
            <text:p>34498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4983">
            <text:p>344983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4984">
            <text:p>344984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4984">
            <text:p>344984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4985">
            <text:p>344985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4986">
            <text:p>344986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4987">
            <text:p>34498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4987">
            <text:p>344987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4988">
            <text:p>34498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4989">
            <text:p>34498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4990">
            <text:p>344990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4990">
            <text:p>344990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4991">
            <text:p>344991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4992">
            <text:p>344992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4993">
            <text:p>34499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4993">
            <text:p>344993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4994">
            <text:p>34499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4995">
            <text:p>344995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4996">
            <text:p>344996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4996">
            <text:p>34499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4997">
            <text:p>34499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4998">
            <text:p>344998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4999">
            <text:p>344999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4999">
            <text:p>34499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003">
            <text:p>34500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003">
            <text:p>34500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004">
            <text:p>34500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005">
            <text:p>34500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006">
            <text:p>34500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006">
            <text:p>34500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007">
            <text:p>345007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008">
            <text:p>34500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009">
            <text:p>34500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009">
            <text:p>34500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010">
            <text:p>345010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011">
            <text:p>34501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012">
            <text:p>34501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012">
            <text:p>345012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013">
            <text:p>34501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014">
            <text:p>345014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015">
            <text:p>345015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015">
            <text:p>345015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016">
            <text:p>345016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017">
            <text:p>34501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018">
            <text:p>34501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018">
            <text:p>34501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019">
            <text:p>34501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020">
            <text:p>345020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021">
            <text:p>345021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021">
            <text:p>345021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022">
            <text:p>34502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023">
            <text:p>34502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024">
            <text:p>345024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024">
            <text:p>34502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025">
            <text:p>345025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026">
            <text:p>34502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027">
            <text:p>345027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027">
            <text:p>345027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028">
            <text:p>345028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29">
            <text:p>345029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030">
            <text:p>345030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30">
            <text:p>345030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031">
            <text:p>345031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32">
            <text:p>34503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032">
            <text:p>34503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033">
            <text:p>34503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034">
            <text:p>345034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035">
            <text:p>345035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035">
            <text:p>34503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036">
            <text:p>34503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037">
            <text:p>34503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038">
            <text:p>34503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038">
            <text:p>345038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039">
            <text:p>345039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040">
            <text:p>34504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041">
            <text:p>345041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041">
            <text:p>345041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042">
            <text:p>34504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043">
            <text:p>345043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044">
            <text:p>345044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044">
            <text:p>34504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046">
            <text:p>345046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047">
            <text:p>345047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048">
            <text:p>345048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048">
            <text:p>34504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049">
            <text:p>34504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050">
            <text:p>34505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051">
            <text:p>345051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051">
            <text:p>345051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052">
            <text:p>345052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053">
            <text:p>34505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054">
            <text:p>345054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054">
            <text:p>345054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055">
            <text:p>345055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056">
            <text:p>345056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057">
            <text:p>34505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057">
            <text:p>345057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058">
            <text:p>345058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059">
            <text:p>34505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060">
            <text:p>34506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060">
            <text:p>345060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061">
            <text:p>34506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062">
            <text:p>345062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063">
            <text:p>34506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063">
            <text:p>34506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064">
            <text:p>345064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065">
            <text:p>34506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066">
            <text:p>34506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066">
            <text:p>34506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067">
            <text:p>345067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068">
            <text:p>345068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069">
            <text:p>345069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069">
            <text:p>34506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070">
            <text:p>34507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071">
            <text:p>345071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072">
            <text:p>345072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072">
            <text:p>345072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073">
            <text:p>345073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074">
            <text:p>345074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345075">
            <text:p>34507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075">
            <text:p>345075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076">
            <text:p>345076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077">
            <text:p>345077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78">
            <text:p>345078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078">
            <text:p>345078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079">
            <text:p>34507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080">
            <text:p>34508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081">
            <text:p>34508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081">
            <text:p>345081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082">
            <text:p>34508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083">
            <text:p>34508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084">
            <text:p>34508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084">
            <text:p>345084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085">
            <text:p>34508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086">
            <text:p>345086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088">
            <text:p>345088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088">
            <text:p>34508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089">
            <text:p>34508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090">
            <text:p>345090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091">
            <text:p>345091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091">
            <text:p>345091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092">
            <text:p>345092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093">
            <text:p>345093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094">
            <text:p>34509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094">
            <text:p>345094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095">
            <text:p>34509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096">
            <text:p>34509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096">
            <text:p>345096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5097">
            <text:p>345097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345098">
            <text:p>345098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345099">
            <text:p>345099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5099">
            <text:p>34509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100">
            <text:p>345100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101">
            <text:p>345101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02">
            <text:p>34510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102">
            <text:p>345102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103">
            <text:p>34510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104">
            <text:p>34510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105">
            <text:p>345105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105">
            <text:p>345105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106">
            <text:p>345106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107">
            <text:p>345107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5108">
            <text:p>345108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108">
            <text:p>34510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109">
            <text:p>345109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110">
            <text:p>345110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111">
            <text:p>345111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111">
            <text:p>34511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112">
            <text:p>34511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113">
            <text:p>34511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114">
            <text:p>34511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114">
            <text:p>34511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115">
            <text:p>345115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116">
            <text:p>345116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117">
            <text:p>345117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117">
            <text:p>345117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5118">
            <text:p>34511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5119">
            <text:p>345119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120">
            <text:p>345120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345120">
            <text:p>34512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121">
            <text:p>345121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122">
            <text:p>345122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123">
            <text:p>34512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123">
            <text:p>345123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124">
            <text:p>34512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125">
            <text:p>34512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126">
            <text:p>34512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126">
            <text:p>345126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127">
            <text:p>34512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128">
            <text:p>345128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129">
            <text:p>345129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129">
            <text:p>34512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131">
            <text:p>345131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132">
            <text:p>34513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133">
            <text:p>34513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133">
            <text:p>345133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134">
            <text:p>345134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135">
            <text:p>345135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136">
            <text:p>34513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136">
            <text:p>34513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137">
            <text:p>345137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138">
            <text:p>345138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345139">
            <text:p>34513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139">
            <text:p>34513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140">
            <text:p>34514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141">
            <text:p>345141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142">
            <text:p>345142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142">
            <text:p>345142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143">
            <text:p>34514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144">
            <text:p>34514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145">
            <text:p>34514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145">
            <text:p>345145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46">
            <text:p>345146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147">
            <text:p>345147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147">
            <text:p>34514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148">
            <text:p>34514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149">
            <text:p>34514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150">
            <text:p>345150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150">
            <text:p>34515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151">
            <text:p>345151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152">
            <text:p>345152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5153">
            <text:p>34515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153">
            <text:p>345153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154">
            <text:p>345154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155">
            <text:p>34515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156">
            <text:p>345156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156">
            <text:p>345156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157">
            <text:p>34515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158">
            <text:p>345158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159">
            <text:p>34515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159">
            <text:p>34515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160">
            <text:p>345160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161">
            <text:p>345161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162">
            <text:p>345162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162">
            <text:p>34516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163">
            <text:p>345163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164">
            <text:p>345164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165">
            <text:p>345165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165">
            <text:p>345165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166">
            <text:p>345166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167">
            <text:p>345167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168">
            <text:p>345168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168">
            <text:p>34516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169">
            <text:p>34516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170">
            <text:p>34517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171">
            <text:p>34517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171">
            <text:p>34517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172">
            <text:p>345172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174">
            <text:p>34517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175">
            <text:p>34517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175">
            <text:p>345175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176">
            <text:p>34517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177">
            <text:p>34517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178">
            <text:p>345178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178">
            <text:p>345178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5179">
            <text:p>345179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180">
            <text:p>345180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181">
            <text:p>345181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181">
            <text:p>345181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182">
            <text:p>34518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183">
            <text:p>34518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184">
            <text:p>34518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184">
            <text:p>345184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185">
            <text:p>345185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186">
            <text:p>345186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87">
            <text:p>345187</text:p>
          </table:table-cell>
          <table:table-cell office:value-type="float" office:value="321">
            <text:p>321</text:p>
          </table:table-cell>
          <table:table-cell/>
        </table:table-row>
        <table:table-row table:style-name="ro1">
          <table:table-cell office:value-type="float" office:value="345187">
            <text:p>345187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188">
            <text:p>34518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189">
            <text:p>34518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190">
            <text:p>34519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190">
            <text:p>34519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91">
            <text:p>345191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192">
            <text:p>34519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193">
            <text:p>345193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193">
            <text:p>345193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194">
            <text:p>34519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195">
            <text:p>34519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196">
            <text:p>34519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196">
            <text:p>345196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197">
            <text:p>345197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198">
            <text:p>34519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199">
            <text:p>345199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199">
            <text:p>345199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200">
            <text:p>34520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201">
            <text:p>345201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202">
            <text:p>345202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202">
            <text:p>345202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203">
            <text:p>345203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204">
            <text:p>34520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205">
            <text:p>34520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205">
            <text:p>34520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206">
            <text:p>345206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207">
            <text:p>34520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208">
            <text:p>34520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208">
            <text:p>34520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209">
            <text:p>34520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210">
            <text:p>345210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211">
            <text:p>34521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211">
            <text:p>34521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212">
            <text:p>34521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213">
            <text:p>345213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213">
            <text:p>34521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214">
            <text:p>34521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216">
            <text:p>345216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217">
            <text:p>345217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217">
            <text:p>34521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218">
            <text:p>34521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219">
            <text:p>34521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220">
            <text:p>345220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220">
            <text:p>345220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221">
            <text:p>345221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222">
            <text:p>34522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223">
            <text:p>345223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223">
            <text:p>345223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224">
            <text:p>345224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225">
            <text:p>345225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226">
            <text:p>34522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226">
            <text:p>345226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227">
            <text:p>34522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228">
            <text:p>34522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229">
            <text:p>345229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229">
            <text:p>345229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230">
            <text:p>34523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231">
            <text:p>34523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232">
            <text:p>34523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232">
            <text:p>34523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233">
            <text:p>34523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234">
            <text:p>34523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235">
            <text:p>34523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235">
            <text:p>34523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236">
            <text:p>345236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237">
            <text:p>34523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238">
            <text:p>345238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238">
            <text:p>34523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239">
            <text:p>345239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240">
            <text:p>34524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241">
            <text:p>34524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41">
            <text:p>34524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242">
            <text:p>345242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243">
            <text:p>345243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244">
            <text:p>34524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44">
            <text:p>34524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45">
            <text:p>34524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246">
            <text:p>345246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247">
            <text:p>345247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247">
            <text:p>345247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248">
            <text:p>345248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249">
            <text:p>345249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250">
            <text:p>345250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250">
            <text:p>34525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251">
            <text:p>34525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252">
            <text:p>345252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253">
            <text:p>345253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253">
            <text:p>345253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254">
            <text:p>345254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255">
            <text:p>34525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256">
            <text:p>34525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256">
            <text:p>34525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257">
            <text:p>345257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259">
            <text:p>34525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260">
            <text:p>34526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260">
            <text:p>34526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261">
            <text:p>34526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262">
            <text:p>34526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263">
            <text:p>34526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263">
            <text:p>34526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264">
            <text:p>345264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265">
            <text:p>34526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265">
            <text:p>34526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266">
            <text:p>345266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267">
            <text:p>345267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268">
            <text:p>345268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268">
            <text:p>345268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269">
            <text:p>345269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270">
            <text:p>345270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271">
            <text:p>34527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271">
            <text:p>34527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272">
            <text:p>34527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273">
            <text:p>34527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274">
            <text:p>345274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274">
            <text:p>34527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275">
            <text:p>34527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276">
            <text:p>345276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277">
            <text:p>345277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277">
            <text:p>34527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278">
            <text:p>345278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279">
            <text:p>345279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280">
            <text:p>34528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280">
            <text:p>34528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281">
            <text:p>345281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282">
            <text:p>34528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283">
            <text:p>345283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283">
            <text:p>34528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284">
            <text:p>345284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285">
            <text:p>345285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286">
            <text:p>34528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286">
            <text:p>345286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287">
            <text:p>34528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288">
            <text:p>34528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289">
            <text:p>345289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289">
            <text:p>345289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290">
            <text:p>34529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291">
            <text:p>34529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92">
            <text:p>345292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292">
            <text:p>345292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293">
            <text:p>345293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294">
            <text:p>345294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295">
            <text:p>345295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295">
            <text:p>345295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345296">
            <text:p>34529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297">
            <text:p>345297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298">
            <text:p>34529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298">
            <text:p>345298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299">
            <text:p>345299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300">
            <text:p>345300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302">
            <text:p>34530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302">
            <text:p>345302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303">
            <text:p>345303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304">
            <text:p>345304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305">
            <text:p>345305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305">
            <text:p>345305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306">
            <text:p>34530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5307">
            <text:p>345307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308">
            <text:p>34530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308">
            <text:p>34530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309">
            <text:p>34530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310">
            <text:p>345310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311">
            <text:p>345311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311">
            <text:p>34531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312">
            <text:p>34531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313">
            <text:p>345313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313">
            <text:p>34531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314">
            <text:p>345314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315">
            <text:p>34531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316">
            <text:p>34531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316">
            <text:p>345316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317">
            <text:p>345317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318">
            <text:p>345318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319">
            <text:p>345319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319">
            <text:p>345319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320">
            <text:p>34532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321">
            <text:p>345321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5322">
            <text:p>345322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322">
            <text:p>345322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323">
            <text:p>345323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324">
            <text:p>345324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325">
            <text:p>34532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325">
            <text:p>345325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326">
            <text:p>345326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327">
            <text:p>345327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328">
            <text:p>34532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328">
            <text:p>345328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329">
            <text:p>345329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330">
            <text:p>34533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331">
            <text:p>34533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331">
            <text:p>345331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332">
            <text:p>345332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333">
            <text:p>345333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334">
            <text:p>345334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334">
            <text:p>345334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335">
            <text:p>345335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336">
            <text:p>34533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337">
            <text:p>34533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337">
            <text:p>345337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338">
            <text:p>34533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339">
            <text:p>345339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340">
            <text:p>34534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340">
            <text:p>34534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341">
            <text:p>34534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342">
            <text:p>345342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344">
            <text:p>345344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344">
            <text:p>345344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345345">
            <text:p>345345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346">
            <text:p>34534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347">
            <text:p>345347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347">
            <text:p>34534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348">
            <text:p>34534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349">
            <text:p>34534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350">
            <text:p>34535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350">
            <text:p>345350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351">
            <text:p>345351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352">
            <text:p>345352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353">
            <text:p>345353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353">
            <text:p>345353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354">
            <text:p>34535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355">
            <text:p>345355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356">
            <text:p>345356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356">
            <text:p>34535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357">
            <text:p>345357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358">
            <text:p>345358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5359">
            <text:p>345359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359">
            <text:p>345359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360">
            <text:p>34536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361">
            <text:p>345361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362">
            <text:p>345362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362">
            <text:p>345362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363">
            <text:p>345363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364">
            <text:p>345364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364">
            <text:p>345364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365">
            <text:p>345365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366">
            <text:p>345366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367">
            <text:p>345367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367">
            <text:p>345367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368">
            <text:p>345368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369">
            <text:p>345369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370">
            <text:p>34537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370">
            <text:p>345370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371">
            <text:p>345371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372">
            <text:p>345372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373">
            <text:p>34537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373">
            <text:p>345373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374">
            <text:p>345374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375">
            <text:p>34537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376">
            <text:p>345376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376">
            <text:p>34537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377">
            <text:p>345377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378">
            <text:p>34537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379">
            <text:p>34537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379">
            <text:p>34537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380">
            <text:p>34538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381">
            <text:p>34538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382">
            <text:p>34538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382">
            <text:p>345382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383">
            <text:p>34538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384">
            <text:p>34538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385">
            <text:p>34538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385">
            <text:p>34538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387">
            <text:p>34538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388">
            <text:p>34538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389">
            <text:p>34538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389">
            <text:p>34538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390">
            <text:p>34539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391">
            <text:p>34539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392">
            <text:p>34539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392">
            <text:p>345392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393">
            <text:p>34539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394">
            <text:p>34539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395">
            <text:p>345395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395">
            <text:p>34539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396">
            <text:p>345396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397">
            <text:p>34539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398">
            <text:p>345398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398">
            <text:p>345398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399">
            <text:p>34539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400">
            <text:p>34540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401">
            <text:p>34540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401">
            <text:p>34540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402">
            <text:p>345402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403">
            <text:p>345403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404">
            <text:p>345404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404">
            <text:p>345404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405">
            <text:p>345405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406">
            <text:p>345406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407">
            <text:p>34540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407">
            <text:p>34540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408">
            <text:p>345408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409">
            <text:p>345409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410">
            <text:p>345410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410">
            <text:p>345410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411">
            <text:p>345411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412">
            <text:p>345412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413">
            <text:p>345413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413">
            <text:p>34541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414">
            <text:p>345414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415">
            <text:p>345415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416">
            <text:p>345416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416">
            <text:p>34541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417">
            <text:p>34541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418">
            <text:p>345418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419">
            <text:p>345419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419">
            <text:p>34541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420">
            <text:p>345420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421">
            <text:p>345421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421">
            <text:p>34542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422">
            <text:p>34542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423">
            <text:p>345423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424">
            <text:p>34542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424">
            <text:p>345424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5425">
            <text:p>345425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5426">
            <text:p>345426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427">
            <text:p>34542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427">
            <text:p>345427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428">
            <text:p>345428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430">
            <text:p>345430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345431">
            <text:p>345431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431">
            <text:p>345431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432">
            <text:p>345432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433">
            <text:p>345433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434">
            <text:p>34543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434">
            <text:p>34543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435">
            <text:p>34543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436">
            <text:p>34543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437">
            <text:p>345437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437">
            <text:p>34543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438">
            <text:p>345438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439">
            <text:p>345439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440">
            <text:p>345440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440">
            <text:p>345440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441">
            <text:p>345441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442">
            <text:p>345442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443">
            <text:p>34544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443">
            <text:p>345443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444">
            <text:p>34544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445">
            <text:p>34544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446">
            <text:p>34544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446">
            <text:p>345446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447">
            <text:p>34544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448">
            <text:p>34544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449">
            <text:p>34544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5449">
            <text:p>345449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450">
            <text:p>34545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451">
            <text:p>345451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452">
            <text:p>345452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452">
            <text:p>34545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453">
            <text:p>345453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454">
            <text:p>345454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455">
            <text:p>34545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455">
            <text:p>345455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456">
            <text:p>345456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457">
            <text:p>345457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458">
            <text:p>345458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458">
            <text:p>345458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459">
            <text:p>345459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460">
            <text:p>345460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461">
            <text:p>345461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461">
            <text:p>345461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462">
            <text:p>34546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463">
            <text:p>34546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464">
            <text:p>34546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464">
            <text:p>34546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465">
            <text:p>345465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466">
            <text:p>34546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467">
            <text:p>345467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5467">
            <text:p>34546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468">
            <text:p>34546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469">
            <text:p>34546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470">
            <text:p>34547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470">
            <text:p>345470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472">
            <text:p>345472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473">
            <text:p>34547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474">
            <text:p>345474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474">
            <text:p>34547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475">
            <text:p>34547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476">
            <text:p>345476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477">
            <text:p>345477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345477">
            <text:p>34547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478">
            <text:p>345478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479">
            <text:p>34547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480">
            <text:p>345480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480">
            <text:p>34548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481">
            <text:p>345481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482">
            <text:p>34548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482">
            <text:p>34548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483">
            <text:p>34548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484">
            <text:p>34548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485">
            <text:p>34548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485">
            <text:p>345485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486">
            <text:p>345486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487">
            <text:p>34548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488">
            <text:p>345488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488">
            <text:p>34548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489">
            <text:p>34548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490">
            <text:p>34549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491">
            <text:p>34549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491">
            <text:p>34549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492">
            <text:p>345492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5493">
            <text:p>345493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494">
            <text:p>345494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494">
            <text:p>345494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495">
            <text:p>345495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496">
            <text:p>34549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497">
            <text:p>34549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5497">
            <text:p>34549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498">
            <text:p>34549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499">
            <text:p>34549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500">
            <text:p>345500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500">
            <text:p>345500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501">
            <text:p>345501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502">
            <text:p>345502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503">
            <text:p>345503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503">
            <text:p>345503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504">
            <text:p>345504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505">
            <text:p>345505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506">
            <text:p>345506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506">
            <text:p>345506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507">
            <text:p>34550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508">
            <text:p>34550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509">
            <text:p>345509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509">
            <text:p>34550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510">
            <text:p>34551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511">
            <text:p>345511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512">
            <text:p>345512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512">
            <text:p>34551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513">
            <text:p>34551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515">
            <text:p>345515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5516">
            <text:p>345516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516">
            <text:p>34551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517">
            <text:p>34551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518">
            <text:p>34551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519">
            <text:p>34551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519">
            <text:p>34551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520">
            <text:p>345520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521">
            <text:p>345521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522">
            <text:p>34552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522">
            <text:p>34552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523">
            <text:p>345523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524">
            <text:p>345524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525">
            <text:p>345525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5525">
            <text:p>345525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526">
            <text:p>34552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527">
            <text:p>345527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5528">
            <text:p>34552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28">
            <text:p>345528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529">
            <text:p>345529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30">
            <text:p>345530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31">
            <text:p>345531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31">
            <text:p>34553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532">
            <text:p>34553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533">
            <text:p>345533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533">
            <text:p>345533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534">
            <text:p>345534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535">
            <text:p>345535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536">
            <text:p>345536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537">
            <text:p>345537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537">
            <text:p>345537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538">
            <text:p>345538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539">
            <text:p>34553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539">
            <text:p>345539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5540">
            <text:p>34554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541">
            <text:p>34554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542">
            <text:p>34554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542">
            <text:p>34554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543">
            <text:p>34554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544">
            <text:p>345544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545">
            <text:p>345545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545">
            <text:p>34554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546">
            <text:p>345546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547">
            <text:p>345547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548">
            <text:p>345548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5548">
            <text:p>34554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549">
            <text:p>34554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550">
            <text:p>34555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551">
            <text:p>34555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551">
            <text:p>345551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552">
            <text:p>345552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553">
            <text:p>345553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554">
            <text:p>345554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554">
            <text:p>345554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555">
            <text:p>345555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556">
            <text:p>345556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558">
            <text:p>345558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558">
            <text:p>34555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559">
            <text:p>34555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560">
            <text:p>345560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561">
            <text:p>34556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561">
            <text:p>345561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562">
            <text:p>34556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563">
            <text:p>34556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564">
            <text:p>345564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564">
            <text:p>34556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565">
            <text:p>34556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566">
            <text:p>34556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567">
            <text:p>34556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567">
            <text:p>34556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568">
            <text:p>34556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5569">
            <text:p>34556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570">
            <text:p>34557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570">
            <text:p>345570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571">
            <text:p>345571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572">
            <text:p>345572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5573">
            <text:p>34557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573">
            <text:p>345573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574">
            <text:p>34557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575">
            <text:p>34557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576">
            <text:p>34557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576">
            <text:p>34557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577">
            <text:p>34557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578">
            <text:p>345578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579">
            <text:p>345579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579">
            <text:p>34557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580">
            <text:p>34558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581">
            <text:p>345581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582">
            <text:p>34558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582">
            <text:p>34558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583">
            <text:p>34558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584">
            <text:p>345584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585">
            <text:p>345585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585">
            <text:p>345585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586">
            <text:p>345586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587">
            <text:p>34558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588">
            <text:p>34558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588">
            <text:p>34558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589">
            <text:p>345589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590">
            <text:p>34559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591">
            <text:p>345591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591">
            <text:p>34559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592">
            <text:p>34559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593">
            <text:p>34559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593">
            <text:p>345593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594">
            <text:p>34559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595">
            <text:p>34559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596">
            <text:p>34559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596">
            <text:p>34559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5597">
            <text:p>345597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598">
            <text:p>34559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600">
            <text:p>345600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600">
            <text:p>34560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601">
            <text:p>345601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602">
            <text:p>345602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603">
            <text:p>345603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603">
            <text:p>34560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604">
            <text:p>345604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605">
            <text:p>345605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06">
            <text:p>345606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06">
            <text:p>345606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07">
            <text:p>345607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608">
            <text:p>345608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609">
            <text:p>345609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609">
            <text:p>34560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610">
            <text:p>34561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611">
            <text:p>34561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612">
            <text:p>34561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612">
            <text:p>34561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613">
            <text:p>34561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614">
            <text:p>345614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615">
            <text:p>345615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615">
            <text:p>345615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616">
            <text:p>345616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617">
            <text:p>34561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618">
            <text:p>34561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618">
            <text:p>34561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619">
            <text:p>34561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620">
            <text:p>34562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620">
            <text:p>345620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621">
            <text:p>34562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622">
            <text:p>345622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5623">
            <text:p>345623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5623">
            <text:p>345623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624">
            <text:p>345624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625">
            <text:p>345625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626">
            <text:p>345626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626">
            <text:p>34562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627">
            <text:p>34562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628">
            <text:p>34562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629">
            <text:p>345629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629">
            <text:p>345629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30">
            <text:p>345630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31">
            <text:p>345631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32">
            <text:p>345632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632">
            <text:p>345632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633">
            <text:p>34563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634">
            <text:p>345634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635">
            <text:p>34563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635">
            <text:p>34563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636">
            <text:p>345636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637">
            <text:p>34563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638">
            <text:p>34563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638">
            <text:p>345638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639">
            <text:p>345639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640">
            <text:p>34564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641">
            <text:p>345641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641">
            <text:p>34564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643">
            <text:p>34564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644">
            <text:p>345644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645">
            <text:p>345645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5645">
            <text:p>345645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646">
            <text:p>34564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647">
            <text:p>345647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648">
            <text:p>345648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648">
            <text:p>34564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649">
            <text:p>345649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650">
            <text:p>34565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650">
            <text:p>34565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651">
            <text:p>345651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652">
            <text:p>345652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653">
            <text:p>345653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53">
            <text:p>345653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654">
            <text:p>345654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655">
            <text:p>345655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656">
            <text:p>345656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5656">
            <text:p>345656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657">
            <text:p>345657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5658">
            <text:p>345658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659">
            <text:p>34565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659">
            <text:p>34565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660">
            <text:p>34566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661">
            <text:p>345661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662">
            <text:p>34566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662">
            <text:p>345662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663">
            <text:p>34566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664">
            <text:p>345664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665">
            <text:p>34566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665">
            <text:p>34566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666">
            <text:p>34566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667">
            <text:p>345667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668">
            <text:p>34566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668">
            <text:p>345668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669">
            <text:p>345669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670">
            <text:p>345670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670">
            <text:p>345670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671">
            <text:p>345671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672">
            <text:p>34567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673">
            <text:p>34567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673">
            <text:p>34567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674">
            <text:p>34567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675">
            <text:p>34567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676">
            <text:p>345676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676">
            <text:p>345676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5677">
            <text:p>345677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78">
            <text:p>345678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5679">
            <text:p>345679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5679">
            <text:p>345679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680">
            <text:p>34568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681">
            <text:p>345681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682">
            <text:p>34568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682">
            <text:p>345682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683">
            <text:p>345683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684">
            <text:p>345684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686">
            <text:p>345686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686">
            <text:p>345686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5687">
            <text:p>34568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5688">
            <text:p>345688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5689">
            <text:p>34568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689">
            <text:p>34568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690">
            <text:p>34569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691">
            <text:p>345691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692">
            <text:p>345692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692">
            <text:p>345692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693">
            <text:p>345693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694">
            <text:p>34569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695">
            <text:p>345695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695">
            <text:p>34569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696">
            <text:p>34569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697">
            <text:p>34569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697">
            <text:p>345697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698">
            <text:p>345698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699">
            <text:p>345699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700">
            <text:p>34570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700">
            <text:p>345700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701">
            <text:p>345701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345702">
            <text:p>345702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345703">
            <text:p>345703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703">
            <text:p>345703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704">
            <text:p>345704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705">
            <text:p>345705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706">
            <text:p>345706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706">
            <text:p>345706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707">
            <text:p>345707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708">
            <text:p>34570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709">
            <text:p>345709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709">
            <text:p>34570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710">
            <text:p>345710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711">
            <text:p>345711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712">
            <text:p>345712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712">
            <text:p>345712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713">
            <text:p>34571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714">
            <text:p>345714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715">
            <text:p>345715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715">
            <text:p>345715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716">
            <text:p>345716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5717">
            <text:p>345717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718">
            <text:p>345718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718">
            <text:p>345718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719">
            <text:p>345719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720">
            <text:p>34572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721">
            <text:p>345721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721">
            <text:p>34572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722">
            <text:p>34572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723">
            <text:p>34572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724">
            <text:p>34572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724">
            <text:p>34572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725">
            <text:p>345725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726">
            <text:p>34572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726">
            <text:p>34572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728">
            <text:p>34572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729">
            <text:p>34572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730">
            <text:p>34573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730">
            <text:p>345730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731">
            <text:p>345731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732">
            <text:p>345732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733">
            <text:p>345733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733">
            <text:p>34573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734">
            <text:p>345734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735">
            <text:p>34573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736">
            <text:p>34573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736">
            <text:p>345736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5737">
            <text:p>34573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738">
            <text:p>345738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739">
            <text:p>34573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739">
            <text:p>34573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740">
            <text:p>34574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741">
            <text:p>345741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742">
            <text:p>345742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742">
            <text:p>345742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743">
            <text:p>345743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744">
            <text:p>345744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745">
            <text:p>345745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5745">
            <text:p>34574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345746">
            <text:p>345746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345747">
            <text:p>345747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748">
            <text:p>345748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748">
            <text:p>345748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49">
            <text:p>345749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50">
            <text:p>34575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51">
            <text:p>34575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751">
            <text:p>34575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752">
            <text:p>345752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753">
            <text:p>345753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754">
            <text:p>34575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754">
            <text:p>345754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755">
            <text:p>34575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756">
            <text:p>34575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757">
            <text:p>34575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757">
            <text:p>34575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758">
            <text:p>345758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759">
            <text:p>34575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760">
            <text:p>34576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760">
            <text:p>345760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761">
            <text:p>345761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762">
            <text:p>345762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763">
            <text:p>34576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763">
            <text:p>345763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764">
            <text:p>345764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765">
            <text:p>345765</text:p>
          </table:table-cell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345766">
            <text:p>345766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766">
            <text:p>34576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767">
            <text:p>34576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768">
            <text:p>345768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5768">
            <text:p>34576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769">
            <text:p>34576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771">
            <text:p>34577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772">
            <text:p>34577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772">
            <text:p>345772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773">
            <text:p>345773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774">
            <text:p>34577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5775">
            <text:p>345775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775">
            <text:p>345775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776">
            <text:p>345776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777">
            <text:p>345777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778">
            <text:p>34577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778">
            <text:p>345778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779">
            <text:p>34577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780">
            <text:p>34578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781">
            <text:p>34578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781">
            <text:p>34578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782">
            <text:p>345782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783">
            <text:p>345783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784">
            <text:p>34578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784">
            <text:p>345784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785">
            <text:p>34578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786">
            <text:p>34578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787">
            <text:p>345787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787">
            <text:p>345787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788">
            <text:p>345788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89">
            <text:p>345789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790">
            <text:p>345790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5790">
            <text:p>345790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345791">
            <text:p>345791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792">
            <text:p>34579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793">
            <text:p>345793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793">
            <text:p>345793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794">
            <text:p>345794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795">
            <text:p>34579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796">
            <text:p>345796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5796">
            <text:p>34579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797">
            <text:p>345797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798">
            <text:p>345798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798">
            <text:p>345798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799">
            <text:p>345799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00">
            <text:p>34580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801">
            <text:p>34580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801">
            <text:p>345801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802">
            <text:p>34580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803">
            <text:p>345803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804">
            <text:p>345804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804">
            <text:p>345804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5805">
            <text:p>34580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5806">
            <text:p>345806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807">
            <text:p>34580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5807">
            <text:p>345807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808">
            <text:p>345808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809">
            <text:p>345809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345810">
            <text:p>34581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810">
            <text:p>345810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811">
            <text:p>34581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812">
            <text:p>345812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45814">
            <text:p>345814</text:p>
          </table:table-cell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345814">
            <text:p>345814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815">
            <text:p>345815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5816">
            <text:p>34581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817">
            <text:p>345817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817">
            <text:p>34581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818">
            <text:p>34581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819">
            <text:p>34581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820">
            <text:p>34582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820">
            <text:p>34582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821">
            <text:p>345821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822">
            <text:p>345822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823">
            <text:p>345823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823">
            <text:p>345823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824">
            <text:p>34582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825">
            <text:p>345825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826">
            <text:p>345826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826">
            <text:p>345826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5827">
            <text:p>345827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828">
            <text:p>34582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829">
            <text:p>34582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829">
            <text:p>34582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830">
            <text:p>34583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831">
            <text:p>345831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831">
            <text:p>345831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832">
            <text:p>34583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833">
            <text:p>34583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834">
            <text:p>345834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34">
            <text:p>34583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835">
            <text:p>345835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836">
            <text:p>34583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837">
            <text:p>345837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45837">
            <text:p>34583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838">
            <text:p>345838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39">
            <text:p>345839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840">
            <text:p>345840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840">
            <text:p>34584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345841">
            <text:p>345841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842">
            <text:p>345842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43">
            <text:p>345843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843">
            <text:p>345843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844">
            <text:p>345844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845">
            <text:p>345845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846">
            <text:p>34584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846">
            <text:p>345846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5847">
            <text:p>345847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848">
            <text:p>345848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49">
            <text:p>345849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849">
            <text:p>345849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50">
            <text:p>34585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5851">
            <text:p>345851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5852">
            <text:p>34585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5852">
            <text:p>345852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853">
            <text:p>345853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854">
            <text:p>34585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5856">
            <text:p>34585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5856">
            <text:p>34585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857">
            <text:p>345857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5858">
            <text:p>345858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5858">
            <text:p>345858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859">
            <text:p>345859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860">
            <text:p>345860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861">
            <text:p>345861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862">
            <text:p>345862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5862">
            <text:p>345862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345863">
            <text:p>34586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864">
            <text:p>34586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864">
            <text:p>345864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865">
            <text:p>345865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866">
            <text:p>345866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867">
            <text:p>34586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867">
            <text:p>345867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868">
            <text:p>34586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5869">
            <text:p>345869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5870">
            <text:p>34587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870">
            <text:p>34587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5871">
            <text:p>34587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872">
            <text:p>345872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873">
            <text:p>34587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873">
            <text:p>345873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874">
            <text:p>34587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875">
            <text:p>345875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876">
            <text:p>345876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5876">
            <text:p>34587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877">
            <text:p>345877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5878">
            <text:p>34587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879">
            <text:p>345879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5879">
            <text:p>34587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5880">
            <text:p>34588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5881">
            <text:p>34588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882">
            <text:p>34588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882">
            <text:p>345882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883">
            <text:p>345883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5884">
            <text:p>34588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885">
            <text:p>34588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85">
            <text:p>34588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886">
            <text:p>345886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5887">
            <text:p>345887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888">
            <text:p>34588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888">
            <text:p>34588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889">
            <text:p>345889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90">
            <text:p>345890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91">
            <text:p>34589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891">
            <text:p>345891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892">
            <text:p>345892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893">
            <text:p>345893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894">
            <text:p>345894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5894">
            <text:p>345894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895">
            <text:p>345895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5896">
            <text:p>34589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5897">
            <text:p>345897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897">
            <text:p>34589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45899">
            <text:p>34589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900">
            <text:p>34590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900">
            <text:p>34590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901">
            <text:p>34590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902">
            <text:p>34590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5903">
            <text:p>345903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903">
            <text:p>34590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904">
            <text:p>34590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905">
            <text:p>345905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906">
            <text:p>34590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5906">
            <text:p>345906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907">
            <text:p>345907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5908">
            <text:p>34590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909">
            <text:p>345909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909">
            <text:p>345909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5910">
            <text:p>345910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911">
            <text:p>345911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5912">
            <text:p>34591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912">
            <text:p>34591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913">
            <text:p>34591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914">
            <text:p>34591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915">
            <text:p>345915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915">
            <text:p>345915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916">
            <text:p>345916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917">
            <text:p>34591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918">
            <text:p>34591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918">
            <text:p>34591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5919">
            <text:p>34591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920">
            <text:p>345920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5921">
            <text:p>34592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921">
            <text:p>34592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922">
            <text:p>34592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923">
            <text:p>345923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5924">
            <text:p>34592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5924">
            <text:p>345924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5925">
            <text:p>345925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926">
            <text:p>34592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5927">
            <text:p>345927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927">
            <text:p>345927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5928">
            <text:p>34592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5929">
            <text:p>345929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930">
            <text:p>34593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5930">
            <text:p>34593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5931">
            <text:p>345931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5932">
            <text:p>345932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5933">
            <text:p>34593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933">
            <text:p>34593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5934">
            <text:p>34593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5935">
            <text:p>34593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5936">
            <text:p>345936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345936">
            <text:p>345936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937">
            <text:p>34593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938">
            <text:p>345938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938">
            <text:p>345938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39">
            <text:p>345939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940">
            <text:p>345940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42">
            <text:p>34594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942">
            <text:p>345942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43">
            <text:p>345943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5944">
            <text:p>345944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45">
            <text:p>345945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string">
            <text:p>period:9</text:p>
          </table:table-cell>
          <table:table-cell table:number-columns-repeated="2"/>
        </table:table-row>
        <table:table-row table:style-name="ro1">
          <table:table-cell office:value-type="float" office:value="345946">
            <text:p>345946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5946">
            <text:p>345946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345947">
            <text:p>34594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5948">
            <text:p>34594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949">
            <text:p>345949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949">
            <text:p>34594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5950">
            <text:p>34595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5951">
            <text:p>34595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5952">
            <text:p>345952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5952">
            <text:p>345952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953">
            <text:p>345953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5954">
            <text:p>345954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5955">
            <text:p>345955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955">
            <text:p>34595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5956">
            <text:p>345956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5957">
            <text:p>34595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5958">
            <text:p>34595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5958">
            <text:p>34595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5959">
            <text:p>345959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5960">
            <text:p>345960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5961">
            <text:p>345961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5961">
            <text:p>34596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5962">
            <text:p>34596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5963">
            <text:p>34596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964">
            <text:p>345964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964">
            <text:p>345964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345965">
            <text:p>345965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345966">
            <text:p>345966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5967">
            <text:p>34596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5967">
            <text:p>345967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345968">
            <text:p>345968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345969">
            <text:p>345969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5969">
            <text:p>345969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970">
            <text:p>34597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5971">
            <text:p>345971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5972">
            <text:p>345972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5972">
            <text:p>34597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345973">
            <text:p>345973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5974">
            <text:p>345974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5975">
            <text:p>345975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5975">
            <text:p>345975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5976">
            <text:p>345976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5977">
            <text:p>34597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5978">
            <text:p>34597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5978">
            <text:p>345978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5979">
            <text:p>345979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5980">
            <text:p>345980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5981">
            <text:p>345981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5981">
            <text:p>34598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5982">
            <text:p>34598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5984">
            <text:p>345984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5985">
            <text:p>345985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85">
            <text:p>345985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345986">
            <text:p>345986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987">
            <text:p>345987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5988">
            <text:p>345988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988">
            <text:p>34598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5989">
            <text:p>345989</text:p>
          </table:table-cell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345990">
            <text:p>345990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345991">
            <text:p>345991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345991">
            <text:p>345991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345992">
            <text:p>345992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5993">
            <text:p>345993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5994">
            <text:p>345994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5994">
            <text:p>345994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995">
            <text:p>34599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5996">
            <text:p>345996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5997">
            <text:p>34599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5997">
            <text:p>345997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5998">
            <text:p>34599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5999">
            <text:p>34599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5999">
            <text:p>34599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000">
            <text:p>34600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002">
            <text:p>346002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002">
            <text:p>34600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003">
            <text:p>346003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004">
            <text:p>346004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6005">
            <text:p>346005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005">
            <text:p>346005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6006">
            <text:p>34600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007">
            <text:p>346007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6008">
            <text:p>34600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6008">
            <text:p>34600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346009">
            <text:p>34600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6010">
            <text:p>346010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346011">
            <text:p>346011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346011">
            <text:p>346011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6012">
            <text:p>346012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346013">
            <text:p>346013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346014">
            <text:p>346014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346014">
            <text:p>346014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6015">
            <text:p>346015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6016">
            <text:p>34601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6017">
            <text:p>34601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017">
            <text:p>346017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018">
            <text:p>346018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6019">
            <text:p>346019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6020">
            <text:p>346020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020">
            <text:p>346020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021">
            <text:p>34602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022">
            <text:p>346022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022">
            <text:p>34602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023">
            <text:p>34602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024">
            <text:p>346024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025">
            <text:p>346025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6025">
            <text:p>34602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027">
            <text:p>346027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6028">
            <text:p>34602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6029">
            <text:p>34602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6029">
            <text:p>346029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6030">
            <text:p>346030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6031">
            <text:p>346031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346032">
            <text:p>346032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46032">
            <text:p>346032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346033">
            <text:p>346033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6034">
            <text:p>346034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6035">
            <text:p>34603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6035">
            <text:p>346035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346036">
            <text:p>346036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46037">
            <text:p>346037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346038">
            <text:p>346038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346038">
            <text:p>346038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346039">
            <text:p>346039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46040">
            <text:p>346040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6041">
            <text:p>34604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6041">
            <text:p>34604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6042">
            <text:p>34604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6043">
            <text:p>34604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044">
            <text:p>34604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044">
            <text:p>34604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045">
            <text:p>34604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046">
            <text:p>34604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047">
            <text:p>34604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047">
            <text:p>346047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048">
            <text:p>346048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049">
            <text:p>34604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049">
            <text:p>346049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050">
            <text:p>346050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6051">
            <text:p>346051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6052">
            <text:p>346052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346052">
            <text:p>346052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053">
            <text:p>34605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6054">
            <text:p>346054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6055">
            <text:p>34605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346055">
            <text:p>346055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056">
            <text:p>346056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346057">
            <text:p>346057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346058">
            <text:p>34605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346058">
            <text:p>34605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6059">
            <text:p>346059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346060">
            <text:p>346060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346061">
            <text:p>34606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46061">
            <text:p>34606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6062">
            <text:p>34606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346063">
            <text:p>346063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346064">
            <text:p>346064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6064">
            <text:p>34606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065">
            <text:p>34606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6066">
            <text:p>346066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6067">
            <text:p>346067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067">
            <text:p>34606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068">
            <text:p>346068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070">
            <text:p>34607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071">
            <text:p>346071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071">
            <text:p>346071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072">
            <text:p>346072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073">
            <text:p>34607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074">
            <text:p>346074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074">
            <text:p>34607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075">
            <text:p>34607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6076">
            <text:p>346076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346077">
            <text:p>346077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346077">
            <text:p>346077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078">
            <text:p>346078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6079">
            <text:p>346079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079">
            <text:p>346079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6080">
            <text:p>346080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6081">
            <text:p>346081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6082">
            <text:p>34608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6082">
            <text:p>346082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346083">
            <text:p>34608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6084">
            <text:p>346084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6085">
            <text:p>34608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085">
            <text:p>346085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346086">
            <text:p>34608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6087">
            <text:p>34608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346088">
            <text:p>346088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46088">
            <text:p>346088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6089">
            <text:p>34608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346090">
            <text:p>34609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346091">
            <text:p>346091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6091">
            <text:p>346091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6092">
            <text:p>34609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093">
            <text:p>34609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346094">
            <text:p>346094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094">
            <text:p>346094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095">
            <text:p>346095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096">
            <text:p>346096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097">
            <text:p>346097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097">
            <text:p>346097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098">
            <text:p>346098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099">
            <text:p>346099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099">
            <text:p>34609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100">
            <text:p>34610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101">
            <text:p>34610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102">
            <text:p>346102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102">
            <text:p>34610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103">
            <text:p>34610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104">
            <text:p>346104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105">
            <text:p>346105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105">
            <text:p>34610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106">
            <text:p>346106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07">
            <text:p>346107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108">
            <text:p>34610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108">
            <text:p>346108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6109">
            <text:p>346109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6110">
            <text:p>346110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6112">
            <text:p>34611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6112">
            <text:p>346112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6113">
            <text:p>34611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6114">
            <text:p>34611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15">
            <text:p>34611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46115">
            <text:p>346115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346116">
            <text:p>346116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17">
            <text:p>34611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18">
            <text:p>34611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18">
            <text:p>346118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119">
            <text:p>346119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120">
            <text:p>346120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121">
            <text:p>346121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21">
            <text:p>346121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22">
            <text:p>346122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23">
            <text:p>34612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24">
            <text:p>34612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124">
            <text:p>34612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346125">
            <text:p>34612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46126">
            <text:p>34612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346127">
            <text:p>346127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27">
            <text:p>346127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346128">
            <text:p>34612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29">
            <text:p>346129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130">
            <text:p>346130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30">
            <text:p>346130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131">
            <text:p>346131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6132">
            <text:p>346132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6132">
            <text:p>346132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133">
            <text:p>346133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134">
            <text:p>346134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6135">
            <text:p>346135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135">
            <text:p>346135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136">
            <text:p>346136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6137">
            <text:p>34613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138">
            <text:p>34613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138">
            <text:p>346138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39">
            <text:p>346139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140">
            <text:p>34614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41">
            <text:p>346141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41">
            <text:p>34614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142">
            <text:p>34614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43">
            <text:p>346143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144">
            <text:p>34614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144">
            <text:p>346144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145">
            <text:p>34614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146">
            <text:p>346146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147">
            <text:p>34614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147">
            <text:p>34614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148">
            <text:p>34614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6149">
            <text:p>34614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6150">
            <text:p>34615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150">
            <text:p>34615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151">
            <text:p>34615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152">
            <text:p>346152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346153">
            <text:p>34615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346153">
            <text:p>34615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6155">
            <text:p>346155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346156">
            <text:p>346156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6157">
            <text:p>34615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346157">
            <text:p>34615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346158">
            <text:p>34615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346159">
            <text:p>346159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6160">
            <text:p>346160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346160">
            <text:p>346160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46161">
            <text:p>346161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46162">
            <text:p>346162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6162">
            <text:p>34616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163">
            <text:p>346163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164">
            <text:p>34616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165">
            <text:p>34616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6165">
            <text:p>34616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166">
            <text:p>346166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346167">
            <text:p>346167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346168">
            <text:p>346168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168">
            <text:p>34616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6169">
            <text:p>346169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346170">
            <text:p>34617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346171">
            <text:p>34617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346171">
            <text:p>346171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346172">
            <text:p>346172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346173">
            <text:p>346173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174">
            <text:p>346174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174">
            <text:p>346174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175">
            <text:p>346175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176">
            <text:p>34617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177">
            <text:p>346177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177">
            <text:p>346177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178">
            <text:p>34617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179">
            <text:p>34617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180">
            <text:p>34618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80">
            <text:p>34618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181">
            <text:p>346181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82">
            <text:p>346182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183">
            <text:p>34618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183">
            <text:p>34618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184">
            <text:p>346184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85">
            <text:p>346185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186">
            <text:p>346186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86">
            <text:p>34618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187">
            <text:p>346187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188">
            <text:p>346188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188">
            <text:p>34618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189">
            <text:p>346189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190">
            <text:p>346190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191">
            <text:p>34619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6191">
            <text:p>346191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192">
            <text:p>346192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6193">
            <text:p>346193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194">
            <text:p>346194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194">
            <text:p>346194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6195">
            <text:p>346195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196">
            <text:p>34619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346198">
            <text:p>34619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346198">
            <text:p>34619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346199">
            <text:p>346199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200">
            <text:p>346200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6201">
            <text:p>346201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01">
            <text:p>346201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202">
            <text:p>346202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6203">
            <text:p>346203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04">
            <text:p>34620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04">
            <text:p>346204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205">
            <text:p>346205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206">
            <text:p>34620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207">
            <text:p>346207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207">
            <text:p>346207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346208">
            <text:p>346208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209">
            <text:p>346209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6210">
            <text:p>346210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210">
            <text:p>346210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211">
            <text:p>346211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346212">
            <text:p>346212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213">
            <text:p>346213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346213">
            <text:p>34621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346214">
            <text:p>34621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46215">
            <text:p>346215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216">
            <text:p>34621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6216">
            <text:p>346216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6217">
            <text:p>346217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18">
            <text:p>346218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219">
            <text:p>34621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346219">
            <text:p>346219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6220">
            <text:p>346220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6221">
            <text:p>346221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6222">
            <text:p>346222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346222">
            <text:p>346222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346223">
            <text:p>34622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346224">
            <text:p>34622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25">
            <text:p>346225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346225">
            <text:p>346225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346226">
            <text:p>34622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227">
            <text:p>346227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228">
            <text:p>34622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228">
            <text:p>346228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346229">
            <text:p>34622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6230">
            <text:p>346230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230">
            <text:p>346230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231">
            <text:p>34623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346232">
            <text:p>34623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233">
            <text:p>346233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233">
            <text:p>346233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234">
            <text:p>346234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235">
            <text:p>346235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236">
            <text:p>346236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346236">
            <text:p>346236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237">
            <text:p>34623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238">
            <text:p>346238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240">
            <text:p>34624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240">
            <text:p>34624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241">
            <text:p>34624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242">
            <text:p>34624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243">
            <text:p>346243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243">
            <text:p>34624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244">
            <text:p>34624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245">
            <text:p>34624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246">
            <text:p>34624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246">
            <text:p>346246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247">
            <text:p>346247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248">
            <text:p>34624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249">
            <text:p>34624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249">
            <text:p>34624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250">
            <text:p>34625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51">
            <text:p>346251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252">
            <text:p>346252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252">
            <text:p>346252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253">
            <text:p>34625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54">
            <text:p>34625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55">
            <text:p>346255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255">
            <text:p>34625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56">
            <text:p>34625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57">
            <text:p>346257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58">
            <text:p>34625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258">
            <text:p>346258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259">
            <text:p>346259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260">
            <text:p>34626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260">
            <text:p>34626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61">
            <text:p>34626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62">
            <text:p>34626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63">
            <text:p>346263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263">
            <text:p>34626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64">
            <text:p>34626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65">
            <text:p>346265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266">
            <text:p>34626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266">
            <text:p>346266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267">
            <text:p>346267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68">
            <text:p>34626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6269">
            <text:p>346269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69">
            <text:p>346269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70">
            <text:p>346270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271">
            <text:p>346271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272">
            <text:p>346272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346272">
            <text:p>34627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73">
            <text:p>346273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274">
            <text:p>346274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6275">
            <text:p>34627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75">
            <text:p>346275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276">
            <text:p>34627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77">
            <text:p>34627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78">
            <text:p>34627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278">
            <text:p>34627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79">
            <text:p>346279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280">
            <text:p>346280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281">
            <text:p>346281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6281">
            <text:p>346281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346283">
            <text:p>346283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346284">
            <text:p>346284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285">
            <text:p>346285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285">
            <text:p>34628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286">
            <text:p>34628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346287">
            <text:p>346287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288">
            <text:p>346288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346288">
            <text:p>34628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346289">
            <text:p>346289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346290">
            <text:p>346290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346290">
            <text:p>34629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346291">
            <text:p>34629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292">
            <text:p>346292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293">
            <text:p>346293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93">
            <text:p>34629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294">
            <text:p>346294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295">
            <text:p>346295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296">
            <text:p>3462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296">
            <text:p>34629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297">
            <text:p>346297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98">
            <text:p>34629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299">
            <text:p>346299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299">
            <text:p>34629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00">
            <text:p>346300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01">
            <text:p>34630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302">
            <text:p>346302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302">
            <text:p>346302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03">
            <text:p>346303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6304">
            <text:p>34630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46305">
            <text:p>34630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346305">
            <text:p>346305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306">
            <text:p>34630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346307">
            <text:p>346307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346308">
            <text:p>34630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08">
            <text:p>34630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09">
            <text:p>346309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10">
            <text:p>34631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11">
            <text:p>346311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11">
            <text:p>34631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12">
            <text:p>34631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13">
            <text:p>34631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13">
            <text:p>34631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314">
            <text:p>34631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15">
            <text:p>346315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16">
            <text:p>346316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346316">
            <text:p>34631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17">
            <text:p>346317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18">
            <text:p>34631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346319">
            <text:p>346319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19">
            <text:p>34631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20">
            <text:p>346320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21">
            <text:p>34632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22">
            <text:p>346322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346322">
            <text:p>346322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346323">
            <text:p>34632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24">
            <text:p>346324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26">
            <text:p>34632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326">
            <text:p>346326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346327">
            <text:p>346327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28">
            <text:p>346328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29">
            <text:p>34632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29">
            <text:p>34632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30">
            <text:p>34633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31">
            <text:p>34633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32">
            <text:p>346332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32">
            <text:p>346332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33">
            <text:p>346333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34">
            <text:p>34633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35">
            <text:p>34633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35">
            <text:p>34633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36">
            <text:p>34633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37">
            <text:p>34633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338">
            <text:p>34633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38">
            <text:p>34633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39">
            <text:p>34633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40">
            <text:p>34634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41">
            <text:p>34634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41">
            <text:p>34634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42">
            <text:p>34634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43">
            <text:p>346343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43">
            <text:p>34634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44">
            <text:p>34634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45">
            <text:p>346345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46">
            <text:p>346346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46">
            <text:p>346346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347">
            <text:p>34634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48">
            <text:p>346348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49">
            <text:p>34634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49">
            <text:p>34634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50">
            <text:p>34635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51">
            <text:p>346351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52">
            <text:p>34635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52">
            <text:p>34635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53">
            <text:p>34635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54">
            <text:p>34635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55">
            <text:p>34635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55">
            <text:p>34635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56">
            <text:p>346356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57">
            <text:p>346357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46358">
            <text:p>34635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58">
            <text:p>346358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359">
            <text:p>346359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60">
            <text:p>34636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361">
            <text:p>34636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61">
            <text:p>346361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362">
            <text:p>34636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63">
            <text:p>34636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364">
            <text:p>34636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64">
            <text:p>34636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365">
            <text:p>34636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66">
            <text:p>34636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368">
            <text:p>346368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368">
            <text:p>346368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346369">
            <text:p>34636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370">
            <text:p>34637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71">
            <text:p>34637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71">
            <text:p>34637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72">
            <text:p>346372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73">
            <text:p>346373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74">
            <text:p>34637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74">
            <text:p>346374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75">
            <text:p>346375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376">
            <text:p>346376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77">
            <text:p>34637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377">
            <text:p>34637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78">
            <text:p>34637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379">
            <text:p>346379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79">
            <text:p>34637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380">
            <text:p>346380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81">
            <text:p>346381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82">
            <text:p>34638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82">
            <text:p>346382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83">
            <text:p>34638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84">
            <text:p>34638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85">
            <text:p>34638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385">
            <text:p>346385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386">
            <text:p>34638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387">
            <text:p>346387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88">
            <text:p>34638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88">
            <text:p>34638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6389">
            <text:p>346389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346390">
            <text:p>34639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391">
            <text:p>34639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391">
            <text:p>346391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392">
            <text:p>34639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93">
            <text:p>346393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394">
            <text:p>346394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394">
            <text:p>34639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95">
            <text:p>346395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96">
            <text:p>346396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397">
            <text:p>346397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346397">
            <text:p>346397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398">
            <text:p>34639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399">
            <text:p>34639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00">
            <text:p>34640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400">
            <text:p>34640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401">
            <text:p>34640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402">
            <text:p>34640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403">
            <text:p>346403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403">
            <text:p>34640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346404">
            <text:p>346404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405">
            <text:p>346405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406">
            <text:p>346406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406">
            <text:p>34640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407">
            <text:p>34640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08">
            <text:p>346408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409">
            <text:p>34640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09">
            <text:p>346409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11">
            <text:p>346411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412">
            <text:p>34641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413">
            <text:p>34641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13">
            <text:p>346413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414">
            <text:p>34641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15">
            <text:p>346415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15">
            <text:p>346415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416">
            <text:p>34641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17">
            <text:p>34641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18">
            <text:p>34641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18">
            <text:p>346418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19">
            <text:p>34641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20">
            <text:p>34642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21">
            <text:p>34642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421">
            <text:p>34642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422">
            <text:p>34642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23">
            <text:p>346423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346424">
            <text:p>34642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24">
            <text:p>346424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425">
            <text:p>346425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26">
            <text:p>346426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27">
            <text:p>346427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346427">
            <text:p>346427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346428">
            <text:p>346428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29">
            <text:p>346429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30">
            <text:p>346430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30">
            <text:p>346430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31">
            <text:p>346431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32">
            <text:p>346432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433">
            <text:p>346433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33">
            <text:p>34643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34">
            <text:p>34643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346435">
            <text:p>346435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346436">
            <text:p>34643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346436">
            <text:p>346436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346437">
            <text:p>346437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346438">
            <text:p>34643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439">
            <text:p>346439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46439">
            <text:p>34643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346440">
            <text:p>34644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346441">
            <text:p>346441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41">
            <text:p>346441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346442">
            <text:p>346442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443">
            <text:p>346443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346444">
            <text:p>34644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44">
            <text:p>34644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346445">
            <text:p>346445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346446">
            <text:p>346446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46447">
            <text:p>346447</text:p>
          </table:table-cell>
          <table:table-cell office:value-type="float" office:value="272">
            <text:p>272</text:p>
          </table:table-cell>
          <table:table-cell/>
        </table:table-row>
      </table:table>
      <table:table table:name="cuandoVaBien" table:style-name="ta1" table:print="false">
        <table:table-column table:style-name="co9" table:number-columns-repeated="3" table:default-cell-style-name="Default"/>
        <table:table-row table:style-name="ro1">
          <table:table-cell office:value-type="float" office:value="60014">
            <text:p>60014</text:p>
          </table:table-cell>
          <table:table-cell office:value-type="float" office:value="225">
            <text:p>225</text:p>
          </table:table-cell>
          <table:table-cell>
            <draw:frame table:end-cell-address="cuandoVaBien.P31" table:end-x="0.0441in" table:end-y="0.1362in" draw:z-index="0" draw:style-name="gr2" draw:text-style-name="P1" svg:width="11.5571in" svg:height="5.4283in" svg:x="0.0441in" svg:y="0.0417in">
              <draw:object draw:notify-on-update-of-ranges="cuandoVaBien.A1:cuandoVaBien.A1143 cuandoVaBien.B1:cuandoVaBien.B11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60014">
            <text:p>6001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015">
            <text:p>6001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016">
            <text:p>60016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016">
            <text:p>6001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017">
            <text:p>60017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018">
            <text:p>60018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018">
            <text:p>6001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019">
            <text:p>6001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020">
            <text:p>60020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020">
            <text:p>6002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021">
            <text:p>60021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022">
            <text:p>6002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022">
            <text:p>6002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023">
            <text:p>60023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024">
            <text:p>60024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024">
            <text:p>60024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025">
            <text:p>60025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026">
            <text:p>6002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027">
            <text:p>60027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027">
            <text:p>6002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028">
            <text:p>6002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029">
            <text:p>60029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029">
            <text:p>60029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030">
            <text:p>6003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032">
            <text:p>60032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032">
            <text:p>60032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033">
            <text:p>6003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034">
            <text:p>6003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034">
            <text:p>6003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035">
            <text:p>60035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036">
            <text:p>60036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036">
            <text:p>6003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037">
            <text:p>6003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038">
            <text:p>6003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038">
            <text:p>6003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039">
            <text:p>60039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040">
            <text:p>60040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041">
            <text:p>60041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041">
            <text:p>6004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042">
            <text:p>6004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043">
            <text:p>60043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043">
            <text:p>6004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044">
            <text:p>6004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045">
            <text:p>60045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045">
            <text:p>60045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60046">
            <text:p>6004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047">
            <text:p>60047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047">
            <text:p>60047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048">
            <text:p>6004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049">
            <text:p>60049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049">
            <text:p>6004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050">
            <text:p>60050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051">
            <text:p>6005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052">
            <text:p>60052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052">
            <text:p>60052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053">
            <text:p>6005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054">
            <text:p>6005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054">
            <text:p>60054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055">
            <text:p>6005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056">
            <text:p>60056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056">
            <text:p>60056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057">
            <text:p>6005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058">
            <text:p>60058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058">
            <text:p>6005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059">
            <text:p>60059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060">
            <text:p>6006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060">
            <text:p>6006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061">
            <text:p>60061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062">
            <text:p>60062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062">
            <text:p>6006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063">
            <text:p>60063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064">
            <text:p>60064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065">
            <text:p>6006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065">
            <text:p>6006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066">
            <text:p>6006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067">
            <text:p>6006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068">
            <text:p>6006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068">
            <text:p>6006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069">
            <text:p>60069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070">
            <text:p>6007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070">
            <text:p>6007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071">
            <text:p>6007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072">
            <text:p>6007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072">
            <text:p>60072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073">
            <text:p>60073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075">
            <text:p>60075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075">
            <text:p>6007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076">
            <text:p>60076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077">
            <text:p>6007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077">
            <text:p>6007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078">
            <text:p>60078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079">
            <text:p>60079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079">
            <text:p>60079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080">
            <text:p>6008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081">
            <text:p>60081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082">
            <text:p>6008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082">
            <text:p>60082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083">
            <text:p>6008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084">
            <text:p>60084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084">
            <text:p>60084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085">
            <text:p>60085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086">
            <text:p>6008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086">
            <text:p>60086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087">
            <text:p>6008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088">
            <text:p>6008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088">
            <text:p>6008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089">
            <text:p>60089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090">
            <text:p>60090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090">
            <text:p>6009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091">
            <text:p>6009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092">
            <text:p>6009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093">
            <text:p>60093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093">
            <text:p>6009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094">
            <text:p>60094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95">
            <text:p>60095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095">
            <text:p>6009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096">
            <text:p>60096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097">
            <text:p>60097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097">
            <text:p>6009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098">
            <text:p>6009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099">
            <text:p>6009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099">
            <text:p>6009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100">
            <text:p>6010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01">
            <text:p>6010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101">
            <text:p>6010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102">
            <text:p>60102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103">
            <text:p>6010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104">
            <text:p>6010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104">
            <text:p>6010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105">
            <text:p>60105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106">
            <text:p>6010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106">
            <text:p>6010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107">
            <text:p>60107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108">
            <text:p>60108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108">
            <text:p>6010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109">
            <text:p>6010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110">
            <text:p>6011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110">
            <text:p>6011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111">
            <text:p>60111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112">
            <text:p>6011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112">
            <text:p>6011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113">
            <text:p>60113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114">
            <text:p>6011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114">
            <text:p>60114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115">
            <text:p>60115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116">
            <text:p>6011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118">
            <text:p>60118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118">
            <text:p>6011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119">
            <text:p>60119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120">
            <text:p>60120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120">
            <text:p>6012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121">
            <text:p>6012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122">
            <text:p>6012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122">
            <text:p>60122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123">
            <text:p>6012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124">
            <text:p>60124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124">
            <text:p>60124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125">
            <text:p>6012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126">
            <text:p>60126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26">
            <text:p>6012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127">
            <text:p>6012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28">
            <text:p>6012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28">
            <text:p>6012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129">
            <text:p>60129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130">
            <text:p>6013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131">
            <text:p>6013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131">
            <text:p>60131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132">
            <text:p>6013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33">
            <text:p>6013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133">
            <text:p>60133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134">
            <text:p>60134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135">
            <text:p>60135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135">
            <text:p>6013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136">
            <text:p>6013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137">
            <text:p>6013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137">
            <text:p>60137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138">
            <text:p>60138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139">
            <text:p>60139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139">
            <text:p>60139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140">
            <text:p>6014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141">
            <text:p>60141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142">
            <text:p>60142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142">
            <text:p>60142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143">
            <text:p>60143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144">
            <text:p>6014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44">
            <text:p>60144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145">
            <text:p>6014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146">
            <text:p>60146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146">
            <text:p>60146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147">
            <text:p>60147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148">
            <text:p>60148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48">
            <text:p>60148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49">
            <text:p>60149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150">
            <text:p>6015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150">
            <text:p>6015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151">
            <text:p>60151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152">
            <text:p>60152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153">
            <text:p>6015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153">
            <text:p>6015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154">
            <text:p>6015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155">
            <text:p>60155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155">
            <text:p>6015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156">
            <text:p>6015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157">
            <text:p>6015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157">
            <text:p>60157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158">
            <text:p>60158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160">
            <text:p>6016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160">
            <text:p>6016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161">
            <text:p>60161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162">
            <text:p>60162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162">
            <text:p>60162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163">
            <text:p>6016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164">
            <text:p>60164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164">
            <text:p>60164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165">
            <text:p>60165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166">
            <text:p>60166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167">
            <text:p>6016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167">
            <text:p>6016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168">
            <text:p>6016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169">
            <text:p>6016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169">
            <text:p>6016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170">
            <text:p>60170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171">
            <text:p>60171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171">
            <text:p>60171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172">
            <text:p>60172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173">
            <text:p>60173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173">
            <text:p>60173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174">
            <text:p>6017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175">
            <text:p>60175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175">
            <text:p>60175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176">
            <text:p>60176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177">
            <text:p>60177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177">
            <text:p>6017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178">
            <text:p>6017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179">
            <text:p>60179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180">
            <text:p>6018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180">
            <text:p>6018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181">
            <text:p>6018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182">
            <text:p>60182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60182">
            <text:p>60182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183">
            <text:p>60183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184">
            <text:p>60184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184">
            <text:p>6018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185">
            <text:p>60185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186">
            <text:p>60186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186">
            <text:p>60186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187">
            <text:p>6018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188">
            <text:p>60188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188">
            <text:p>60188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189">
            <text:p>60189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190">
            <text:p>6019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190">
            <text:p>60190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191">
            <text:p>60191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192">
            <text:p>60192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192">
            <text:p>6019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193">
            <text:p>60193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194">
            <text:p>60194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195">
            <text:p>60195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195">
            <text:p>60195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196">
            <text:p>60196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197">
            <text:p>60197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197">
            <text:p>60197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198">
            <text:p>6019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199">
            <text:p>60199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199">
            <text:p>60199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200">
            <text:p>60200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201">
            <text:p>6020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201">
            <text:p>6020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203">
            <text:p>60203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204">
            <text:p>6020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204">
            <text:p>6020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205">
            <text:p>6020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206">
            <text:p>6020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207">
            <text:p>60207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207">
            <text:p>60207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208">
            <text:p>60208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209">
            <text:p>60209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209">
            <text:p>6020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210">
            <text:p>60210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211">
            <text:p>60211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211">
            <text:p>6021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212">
            <text:p>6021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213">
            <text:p>60213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213">
            <text:p>60213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214">
            <text:p>60214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215">
            <text:p>60215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215">
            <text:p>60215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216">
            <text:p>60216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217">
            <text:p>6021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217">
            <text:p>60217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218">
            <text:p>60218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219">
            <text:p>60219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220">
            <text:p>6022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220">
            <text:p>6022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221">
            <text:p>60221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222">
            <text:p>6022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222">
            <text:p>60222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223">
            <text:p>6022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224">
            <text:p>60224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224">
            <text:p>60224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225">
            <text:p>60225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226">
            <text:p>6022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226">
            <text:p>60226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227">
            <text:p>60227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228">
            <text:p>6022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228">
            <text:p>60228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229">
            <text:p>60229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230">
            <text:p>60230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231">
            <text:p>6023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231">
            <text:p>60231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232">
            <text:p>60232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60233">
            <text:p>60233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60233">
            <text:p>60233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60234">
            <text:p>6023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235">
            <text:p>60235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60235">
            <text:p>60235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236">
            <text:p>60236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237">
            <text:p>6023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237">
            <text:p>6023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238">
            <text:p>6023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239">
            <text:p>6023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239">
            <text:p>6023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240">
            <text:p>6024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241">
            <text:p>60241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241">
            <text:p>6024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242">
            <text:p>60242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243">
            <text:p>60243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244">
            <text:p>6024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244">
            <text:p>6024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246">
            <text:p>6024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247">
            <text:p>6024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247">
            <text:p>6024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248">
            <text:p>6024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249">
            <text:p>60249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249">
            <text:p>6024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250">
            <text:p>60250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251">
            <text:p>6025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251">
            <text:p>60251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252">
            <text:p>60252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253">
            <text:p>6025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253">
            <text:p>6025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60254">
            <text:p>60254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60255">
            <text:p>60255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255">
            <text:p>60255</text:p>
          </table:table-cell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60256">
            <text:p>6025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257">
            <text:p>6025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258">
            <text:p>60258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258">
            <text:p>60258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259">
            <text:p>60259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260">
            <text:p>6026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260">
            <text:p>60260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261">
            <text:p>60261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263">
            <text:p>6026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264">
            <text:p>6026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264">
            <text:p>60264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265">
            <text:p>60265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266">
            <text:p>60266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266">
            <text:p>6026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267">
            <text:p>60267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268">
            <text:p>60268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268">
            <text:p>6026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269">
            <text:p>6026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270">
            <text:p>60270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271">
            <text:p>60271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271">
            <text:p>60271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272">
            <text:p>60272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273">
            <text:p>6027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273">
            <text:p>60273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274">
            <text:p>60274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275">
            <text:p>60275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275">
            <text:p>60275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276">
            <text:p>60276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277">
            <text:p>6027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277">
            <text:p>6027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278">
            <text:p>6027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279">
            <text:p>60279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279">
            <text:p>60279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280">
            <text:p>60280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281">
            <text:p>60281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281">
            <text:p>60281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282">
            <text:p>6028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283">
            <text:p>6028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284">
            <text:p>6028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284">
            <text:p>60284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285">
            <text:p>6028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286">
            <text:p>6028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286">
            <text:p>6028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288">
            <text:p>6028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289">
            <text:p>6028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289">
            <text:p>6028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290">
            <text:p>6029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291">
            <text:p>60291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291">
            <text:p>60291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292">
            <text:p>6029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293">
            <text:p>60293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293">
            <text:p>60293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294">
            <text:p>6029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295">
            <text:p>6029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295">
            <text:p>60295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296">
            <text:p>60296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297">
            <text:p>6029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298">
            <text:p>6029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298">
            <text:p>60298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299">
            <text:p>60299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300">
            <text:p>60300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300">
            <text:p>60300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301">
            <text:p>60301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302">
            <text:p>60302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302">
            <text:p>6030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303">
            <text:p>60303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304">
            <text:p>6030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60304">
            <text:p>60304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305">
            <text:p>60305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306">
            <text:p>60306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306">
            <text:p>6030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307">
            <text:p>60307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308">
            <text:p>60308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309">
            <text:p>6030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309">
            <text:p>60309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310">
            <text:p>60310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311">
            <text:p>6031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311">
            <text:p>60311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60312">
            <text:p>6031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313">
            <text:p>60313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313">
            <text:p>60313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314">
            <text:p>6031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315">
            <text:p>60315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315">
            <text:p>60315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316">
            <text:p>60316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317">
            <text:p>6031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317">
            <text:p>6031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318">
            <text:p>6031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319">
            <text:p>60319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319">
            <text:p>60319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320">
            <text:p>6032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321">
            <text:p>60321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322">
            <text:p>60322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322">
            <text:p>6032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323">
            <text:p>6032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324">
            <text:p>60324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324">
            <text:p>60324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325">
            <text:p>6032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326">
            <text:p>60326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326">
            <text:p>60326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327">
            <text:p>6032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328">
            <text:p>6032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328">
            <text:p>60328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329">
            <text:p>6032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331">
            <text:p>6033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331">
            <text:p>60331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332">
            <text:p>6033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333">
            <text:p>60333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333">
            <text:p>6033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334">
            <text:p>6033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335">
            <text:p>6033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336">
            <text:p>60336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336">
            <text:p>6033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337">
            <text:p>6033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338">
            <text:p>60338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338">
            <text:p>60338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339">
            <text:p>60339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340">
            <text:p>60340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340">
            <text:p>6034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341">
            <text:p>60341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342">
            <text:p>6034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342">
            <text:p>60342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343">
            <text:p>6034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344">
            <text:p>60344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344">
            <text:p>6034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345">
            <text:p>6034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346">
            <text:p>60346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347">
            <text:p>6034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347">
            <text:p>6034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348">
            <text:p>6034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349">
            <text:p>6034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349">
            <text:p>60349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350">
            <text:p>60350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351">
            <text:p>6035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351">
            <text:p>60351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352">
            <text:p>6035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353">
            <text:p>60353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353">
            <text:p>6035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354">
            <text:p>60354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355">
            <text:p>60355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355">
            <text:p>60355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356">
            <text:p>60356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357">
            <text:p>60357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358">
            <text:p>6035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358">
            <text:p>6035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359">
            <text:p>60359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360">
            <text:p>6036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360">
            <text:p>6036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361">
            <text:p>60361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60362">
            <text:p>60362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362">
            <text:p>60362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363">
            <text:p>60363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364">
            <text:p>60364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364">
            <text:p>60364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365">
            <text:p>60365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366">
            <text:p>60366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366">
            <text:p>60366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367">
            <text:p>60367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368">
            <text:p>6036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368">
            <text:p>60368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369">
            <text:p>60369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370">
            <text:p>60370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371">
            <text:p>60371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371">
            <text:p>6037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372">
            <text:p>6037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374">
            <text:p>60374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374">
            <text:p>60374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375">
            <text:p>60375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376">
            <text:p>60376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376">
            <text:p>6037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377">
            <text:p>60377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378">
            <text:p>60378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378">
            <text:p>60378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379">
            <text:p>6037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380">
            <text:p>60380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380">
            <text:p>60380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381">
            <text:p>6038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382">
            <text:p>6038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383">
            <text:p>60383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383">
            <text:p>60383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384">
            <text:p>6038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385">
            <text:p>60385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385">
            <text:p>60385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60386">
            <text:p>60386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387">
            <text:p>60387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387">
            <text:p>60387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388">
            <text:p>60388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389">
            <text:p>6038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389">
            <text:p>6038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390">
            <text:p>60390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391">
            <text:p>6039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391">
            <text:p>60391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392">
            <text:p>60392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60393">
            <text:p>6039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393">
            <text:p>60393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394">
            <text:p>6039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395">
            <text:p>6039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396">
            <text:p>60396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396">
            <text:p>60396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60397">
            <text:p>6039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398">
            <text:p>60398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398">
            <text:p>60398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399">
            <text:p>60399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400">
            <text:p>60400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400">
            <text:p>6040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401">
            <text:p>60401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402">
            <text:p>6040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402">
            <text:p>60402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403">
            <text:p>60403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404">
            <text:p>60404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404">
            <text:p>60404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405">
            <text:p>60405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406">
            <text:p>60406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406">
            <text:p>60406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407">
            <text:p>60407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408">
            <text:p>6040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409">
            <text:p>60409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409">
            <text:p>60409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410">
            <text:p>6041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411">
            <text:p>6041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411">
            <text:p>60411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412">
            <text:p>60412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413">
            <text:p>60413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413">
            <text:p>6041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414">
            <text:p>60414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416">
            <text:p>6041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416">
            <text:p>60416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417">
            <text:p>60417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418">
            <text:p>6041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418">
            <text:p>60418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419">
            <text:p>6041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420">
            <text:p>60420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60420">
            <text:p>6042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421">
            <text:p>6042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422">
            <text:p>60422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423">
            <text:p>60423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423">
            <text:p>60423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424">
            <text:p>60424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425">
            <text:p>6042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425">
            <text:p>60425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60426">
            <text:p>6042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427">
            <text:p>60427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427">
            <text:p>60427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428">
            <text:p>60428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429">
            <text:p>60429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429">
            <text:p>60429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430">
            <text:p>60430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431">
            <text:p>60431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431">
            <text:p>60431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432">
            <text:p>60432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433">
            <text:p>6043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434">
            <text:p>6043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34">
            <text:p>60434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35">
            <text:p>60435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36">
            <text:p>6043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436">
            <text:p>6043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437">
            <text:p>6043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438">
            <text:p>60438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438">
            <text:p>60438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439">
            <text:p>60439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440">
            <text:p>60440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440">
            <text:p>60440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441">
            <text:p>60441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442">
            <text:p>60442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442">
            <text:p>60442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443">
            <text:p>60443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444">
            <text:p>60444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445">
            <text:p>60445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445">
            <text:p>60445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446">
            <text:p>6044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447">
            <text:p>60447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447">
            <text:p>60447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60448">
            <text:p>6044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449">
            <text:p>6044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449">
            <text:p>60449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450">
            <text:p>6045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451">
            <text:p>60451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451">
            <text:p>60451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452">
            <text:p>60452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453">
            <text:p>60453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453">
            <text:p>6045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454">
            <text:p>60454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455">
            <text:p>60455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455">
            <text:p>60455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456">
            <text:p>60456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457">
            <text:p>6045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459">
            <text:p>60459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459">
            <text:p>60459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460">
            <text:p>6046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461">
            <text:p>60461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461">
            <text:p>6046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462">
            <text:p>6046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463">
            <text:p>60463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463">
            <text:p>60463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464">
            <text:p>6046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465">
            <text:p>60465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465">
            <text:p>60465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466">
            <text:p>60466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467">
            <text:p>60467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467">
            <text:p>60467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468">
            <text:p>60468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469">
            <text:p>6046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470">
            <text:p>6047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470">
            <text:p>6047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471">
            <text:p>60471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472">
            <text:p>60472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472">
            <text:p>60472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473">
            <text:p>60473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474">
            <text:p>6047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474">
            <text:p>6047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60475">
            <text:p>60475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476">
            <text:p>60476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476">
            <text:p>60476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477">
            <text:p>60477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478">
            <text:p>60478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478">
            <text:p>60478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479">
            <text:p>6047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480">
            <text:p>60480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480">
            <text:p>6048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481">
            <text:p>6048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482">
            <text:p>6048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483">
            <text:p>6048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483">
            <text:p>60483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484">
            <text:p>6048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485">
            <text:p>60485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485">
            <text:p>60485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486">
            <text:p>60486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487">
            <text:p>6048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87">
            <text:p>60487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88">
            <text:p>6048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89">
            <text:p>60489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489">
            <text:p>60489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490">
            <text:p>60490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491">
            <text:p>60491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491">
            <text:p>6049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492">
            <text:p>6049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493">
            <text:p>60493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494">
            <text:p>60494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494">
            <text:p>60494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495">
            <text:p>60495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496">
            <text:p>6049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496">
            <text:p>60496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497">
            <text:p>6049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498">
            <text:p>60498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498">
            <text:p>60498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499">
            <text:p>6049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500">
            <text:p>6050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500">
            <text:p>6050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502">
            <text:p>60502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503">
            <text:p>60503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503">
            <text:p>6050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504">
            <text:p>60504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505">
            <text:p>60505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505">
            <text:p>6050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506">
            <text:p>60506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507">
            <text:p>60507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508">
            <text:p>6050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508">
            <text:p>6050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509">
            <text:p>60509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510">
            <text:p>6051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510">
            <text:p>60510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511">
            <text:p>60511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12">
            <text:p>60512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12">
            <text:p>60512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513">
            <text:p>60513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14">
            <text:p>60514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514">
            <text:p>60514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515">
            <text:p>60515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516">
            <text:p>6051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516">
            <text:p>60516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60517">
            <text:p>60517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518">
            <text:p>6051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18">
            <text:p>6051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519">
            <text:p>60519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520">
            <text:p>6052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521">
            <text:p>6052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521">
            <text:p>60521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522">
            <text:p>6052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523">
            <text:p>6052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523">
            <text:p>60523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524">
            <text:p>60524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525">
            <text:p>60525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60525">
            <text:p>6052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526">
            <text:p>6052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527">
            <text:p>6052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527">
            <text:p>60527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528">
            <text:p>60528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529">
            <text:p>60529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529">
            <text:p>60529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530">
            <text:p>60530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531">
            <text:p>60531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531">
            <text:p>60531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532">
            <text:p>60532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533">
            <text:p>60533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534">
            <text:p>60534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534">
            <text:p>6053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535">
            <text:p>60535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536">
            <text:p>60536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60536">
            <text:p>6053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537">
            <text:p>60537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538">
            <text:p>6053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538">
            <text:p>6053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539">
            <text:p>60539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540">
            <text:p>60540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540">
            <text:p>60540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41">
            <text:p>60541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42">
            <text:p>60542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542">
            <text:p>60542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544">
            <text:p>60544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545">
            <text:p>60545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546">
            <text:p>60546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546">
            <text:p>6054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547">
            <text:p>6054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548">
            <text:p>60548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548">
            <text:p>60548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549">
            <text:p>60549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550">
            <text:p>60550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550">
            <text:p>60550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551">
            <text:p>60551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552">
            <text:p>60552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552">
            <text:p>60552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553">
            <text:p>60553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554">
            <text:p>60554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554">
            <text:p>6055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555">
            <text:p>60555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556">
            <text:p>6055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557">
            <text:p>6055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557">
            <text:p>6055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60558">
            <text:p>6055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559">
            <text:p>60559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559">
            <text:p>60559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560">
            <text:p>60560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561">
            <text:p>60561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561">
            <text:p>60561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562">
            <text:p>6056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563">
            <text:p>60563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563">
            <text:p>6056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564">
            <text:p>6056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565">
            <text:p>60565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65">
            <text:p>60565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66">
            <text:p>6056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67">
            <text:p>6056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567">
            <text:p>60567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568">
            <text:p>6056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69">
            <text:p>6056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570">
            <text:p>60570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570">
            <text:p>6057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571">
            <text:p>60571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572">
            <text:p>60572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572">
            <text:p>60572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573">
            <text:p>60573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574">
            <text:p>60574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574">
            <text:p>60574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575">
            <text:p>6057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576">
            <text:p>60576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576">
            <text:p>60576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577">
            <text:p>60577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578">
            <text:p>6057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578">
            <text:p>60578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579">
            <text:p>60579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580">
            <text:p>6058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581">
            <text:p>60581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581">
            <text:p>6058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582">
            <text:p>60582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60583">
            <text:p>6058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583">
            <text:p>60583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60584">
            <text:p>60584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585">
            <text:p>60585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585">
            <text:p>60585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587">
            <text:p>60587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588">
            <text:p>60588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588">
            <text:p>60588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589">
            <text:p>60589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590">
            <text:p>60590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590">
            <text:p>60590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591">
            <text:p>60591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592">
            <text:p>60592</text:p>
          </table:table-cell>
          <table:table-cell office:value-type="float" office:value="323">
            <text:p>323</text:p>
          </table:table-cell>
          <table:table-cell/>
        </table:table-row>
        <table:table-row table:style-name="ro1">
          <table:table-cell office:value-type="float" office:value="60592">
            <text:p>60592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593">
            <text:p>60593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594">
            <text:p>60594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595">
            <text:p>6059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95">
            <text:p>60595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96">
            <text:p>60596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60597">
            <text:p>60597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60597">
            <text:p>60597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598">
            <text:p>60598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599">
            <text:p>6059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599">
            <text:p>6059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600">
            <text:p>60600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601">
            <text:p>60601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601">
            <text:p>6060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602">
            <text:p>6060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603">
            <text:p>60603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60603">
            <text:p>60603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604">
            <text:p>60604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605">
            <text:p>6060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606">
            <text:p>6060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606">
            <text:p>60606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607">
            <text:p>60607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608">
            <text:p>6060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608">
            <text:p>60608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609">
            <text:p>6060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610">
            <text:p>60610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610">
            <text:p>60610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611">
            <text:p>60611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60612">
            <text:p>60612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612">
            <text:p>60612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613">
            <text:p>60613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614">
            <text:p>6061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614">
            <text:p>60614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615">
            <text:p>60615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616">
            <text:p>60616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616">
            <text:p>60616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617">
            <text:p>60617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618">
            <text:p>60618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619">
            <text:p>60619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19">
            <text:p>60619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620">
            <text:p>60620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621">
            <text:p>60621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621">
            <text:p>60621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622">
            <text:p>6062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623">
            <text:p>60623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623">
            <text:p>60623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624">
            <text:p>60624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625">
            <text:p>60625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625">
            <text:p>6062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626">
            <text:p>60626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627">
            <text:p>60627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627">
            <text:p>60627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60628">
            <text:p>60628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630">
            <text:p>6063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631">
            <text:p>60631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631">
            <text:p>60631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632">
            <text:p>60632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633">
            <text:p>6063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33">
            <text:p>6063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634">
            <text:p>60634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35">
            <text:p>60635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635">
            <text:p>60635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36">
            <text:p>60636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637">
            <text:p>60637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637">
            <text:p>60637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638">
            <text:p>60638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639">
            <text:p>60639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639">
            <text:p>60639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640">
            <text:p>6064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641">
            <text:p>60641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641">
            <text:p>60641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642">
            <text:p>60642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60643">
            <text:p>60643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644">
            <text:p>60644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644">
            <text:p>60644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645">
            <text:p>60645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646">
            <text:p>60646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646">
            <text:p>60646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60647">
            <text:p>60647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648">
            <text:p>60648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60648">
            <text:p>60648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649">
            <text:p>60649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650">
            <text:p>60650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650">
            <text:p>60650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60651">
            <text:p>60651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652">
            <text:p>60652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652">
            <text:p>60652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653">
            <text:p>6065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654">
            <text:p>60654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655">
            <text:p>60655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655">
            <text:p>60655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656">
            <text:p>60656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657">
            <text:p>60657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657">
            <text:p>60657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658">
            <text:p>6065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659">
            <text:p>6065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659">
            <text:p>6065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660">
            <text:p>60660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661">
            <text:p>60661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661">
            <text:p>6066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662">
            <text:p>60662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663">
            <text:p>60663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60663">
            <text:p>60663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664">
            <text:p>60664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665">
            <text:p>60665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665">
            <text:p>60665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60666">
            <text:p>60666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667">
            <text:p>60667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668">
            <text:p>60668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668">
            <text:p>60668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60669">
            <text:p>60669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670">
            <text:p>6067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670">
            <text:p>60670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60672">
            <text:p>60672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673">
            <text:p>6067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673">
            <text:p>60673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674">
            <text:p>60674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675">
            <text:p>6067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675">
            <text:p>60675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676">
            <text:p>60676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60677">
            <text:p>60677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60677">
            <text:p>60677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678">
            <text:p>60678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679">
            <text:p>60679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680">
            <text:p>60680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680">
            <text:p>60680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681">
            <text:p>6068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682">
            <text:p>6068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682">
            <text:p>60682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683">
            <text:p>60683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684">
            <text:p>60684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684">
            <text:p>60684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60685">
            <text:p>60685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686">
            <text:p>6068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686">
            <text:p>60686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60687">
            <text:p>60687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688">
            <text:p>6068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688">
            <text:p>60688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689">
            <text:p>60689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690">
            <text:p>60690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60691">
            <text:p>60691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691">
            <text:p>60691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692">
            <text:p>60692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693">
            <text:p>60693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693">
            <text:p>60693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694">
            <text:p>60694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695">
            <text:p>60695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60695">
            <text:p>60695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696">
            <text:p>606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0697">
            <text:p>60697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697">
            <text:p>60697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698">
            <text:p>60698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60699">
            <text:p>6069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699">
            <text:p>60699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60700">
            <text:p>60700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701">
            <text:p>60701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701">
            <text:p>60701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60702">
            <text:p>60702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60703">
            <text:p>60703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60704">
            <text:p>60704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704">
            <text:p>60704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705">
            <text:p>60705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706">
            <text:p>60706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60706">
            <text:p>60706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707">
            <text:p>60707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708">
            <text:p>60708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708">
            <text:p>60708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709">
            <text:p>60709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710">
            <text:p>60710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710">
            <text:p>60710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60711">
            <text:p>60711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60712">
            <text:p>60712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60712">
            <text:p>60712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713">
            <text:p>60713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60715">
            <text:p>60715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716">
            <text:p>60716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716">
            <text:p>60716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60717">
            <text:p>60717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718">
            <text:p>60718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60718">
            <text:p>60718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719">
            <text:p>6071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60720">
            <text:p>60720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720">
            <text:p>60720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60721">
            <text:p>60721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60722">
            <text:p>60722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60722">
            <text:p>60722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60723">
            <text:p>60723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60724">
            <text:p>60724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724">
            <text:p>60724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725">
            <text:p>60725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60726">
            <text:p>60726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60726">
            <text:p>60726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60727">
            <text:p>60727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60728">
            <text:p>60728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60729">
            <text:p>60729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729">
            <text:p>60729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730">
            <text:p>6073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731">
            <text:p>60731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731">
            <text:p>6073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732">
            <text:p>60732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60733">
            <text:p>60733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733">
            <text:p>60733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734">
            <text:p>60734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60735">
            <text:p>60735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735">
            <text:p>60735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736">
            <text:p>6073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737">
            <text:p>60737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737">
            <text:p>6073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738">
            <text:p>6073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739">
            <text:p>60739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740">
            <text:p>6074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740">
            <text:p>60740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741">
            <text:p>60741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60742">
            <text:p>60742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742">
            <text:p>60742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743">
            <text:p>60743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744">
            <text:p>60744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744">
            <text:p>60744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745">
            <text:p>60745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746">
            <text:p>60746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60746">
            <text:p>60746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747">
            <text:p>60747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748">
            <text:p>60748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60748">
            <text:p>6074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749">
            <text:p>60749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60750">
            <text:p>6075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751">
            <text:p>60751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751">
            <text:p>60751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60752">
            <text:p>60752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0753">
            <text:p>60753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60753">
            <text:p>60753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754">
            <text:p>60754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60755">
            <text:p>6075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755">
            <text:p>60755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60756">
            <text:p>60756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758">
            <text:p>6075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758">
            <text:p>60758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759">
            <text:p>60759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760">
            <text:p>60760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760">
            <text:p>60760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60761">
            <text:p>60761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762">
            <text:p>60762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762">
            <text:p>60762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763">
            <text:p>60763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764">
            <text:p>60764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60765">
            <text:p>60765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765">
            <text:p>60765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766">
            <text:p>60766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60767">
            <text:p>60767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60767">
            <text:p>60767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60768">
            <text:p>6076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60769">
            <text:p>60769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60769">
            <text:p>6076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60770">
            <text:p>6077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771">
            <text:p>6077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771">
            <text:p>60771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60772">
            <text:p>60772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60773">
            <text:p>60773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60773">
            <text:p>60773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60774">
            <text:p>60774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60775">
            <text:p>60775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776">
            <text:p>60776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60776">
            <text:p>60776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60777">
            <text:p>60777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60778">
            <text:p>60778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60778">
            <text:p>6077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60779">
            <text:p>6077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60780">
            <text:p>6078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780">
            <text:p>60780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781">
            <text:p>60781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60782">
            <text:p>60782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60782">
            <text:p>60782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60783">
            <text:p>60783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60784">
            <text:p>60784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784">
            <text:p>60784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60785">
            <text:p>60785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60786">
            <text:p>60786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786">
            <text:p>60786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60787">
            <text:p>60787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60788">
            <text:p>60788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789">
            <text:p>6078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789">
            <text:p>60789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60790">
            <text:p>6079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791">
            <text:p>6079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791">
            <text:p>60791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792">
            <text:p>60792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793">
            <text:p>60793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793">
            <text:p>60793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60794">
            <text:p>60794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60795">
            <text:p>60795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60795">
            <text:p>60795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60796">
            <text:p>60796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60797">
            <text:p>60797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60797">
            <text:p>60797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798">
            <text:p>60798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60800">
            <text:p>60800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800">
            <text:p>60800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60801">
            <text:p>60801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60802">
            <text:p>60802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60803">
            <text:p>6080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60803">
            <text:p>60803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60804">
            <text:p>60804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60805">
            <text:p>60805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60805">
            <text:p>60805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60806">
            <text:p>60806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60807">
            <text:p>60807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60807">
            <text:p>60807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60808">
            <text:p>60808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60809">
            <text:p>60809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60809">
            <text:p>60809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810">
            <text:p>60810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60811">
            <text:p>60811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60811">
            <text:p>60811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60812">
            <text:p>60812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60813">
            <text:p>60813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60813">
            <text:p>60813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814">
            <text:p>60814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60815">
            <text:p>60815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60816">
            <text:p>60816</text:p>
          </table:table-cell>
          <table:table-cell office:value-type="float" office:value="316">
            <text:p>316</text:p>
          </table:table-cell>
          <table:table-cell/>
        </table:table-row>
      </table:table>
      <table:table table:name="paromanual" table:style-name="ta1" table:print="false">
        <table:table-column table:style-name="co9" table:number-columns-repeated="3" table:default-cell-style-name="Default"/>
        <table:table-row table:style-name="ro1">
          <table:table-cell office:value-type="float" office:value="239">
            <text:p>239</text:p>
          </table:table-cell>
          <table:table-cell/>
          <table:table-cell>
            <draw:frame table:end-cell-address="paromanual.N31" table:end-x="0.2965in" table:end-y="0.1362in" draw:z-index="0" draw:style-name="gr2" draw:text-style-name="P1" svg:width="9.9327in" svg:height="5.4701in" svg:x="0.1429in" svg:y="0in">
              <draw:object draw:notify-on-update-of-ranges="paromanual.A1:paromanual.A3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MIN([.A1:.A334])" office:value-type="float" office:value="236">
            <text:p>236</text:p>
          </table:table-cell>
          <table:table-cell table:number-columns-repeated="2"/>
        </table:table-row>
        <table:table-row table:style-name="ro1">
          <table:table-cell table:formula="of:=MAX([.A1:.A334])" office:value-type="float" office:value="289">
            <text:p>289</text:p>
          </table:table-cell>
          <table:table-cell table:number-columns-repeated="2"/>
        </table:table-row>
        <table:table-row table:style-name="ro1">
          <table:table-cell table:formula="of:=[.A337]-[.A336]" office:value-type="float" office:value="53">
            <text:p>5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9/13/2017</text:date>, <text:time>08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Mendoza</meta:initial-creator>
    <meta:creation-date>2017-03-15T23:37:28.50</meta:creation-date>
    <dc:date>2017-09-13T08:56:04.57</dc:date>
    <dc:creator>Raul Mendoza</dc:creator>
    <meta:editing-duration>P4DT7H34M13S</meta:editing-duration>
    <meta:editing-cycles>8</meta:editing-cycles>
    <meta:generator>OpenOffice/4.1.3$Win32 OpenOffice.org_project/413m1$Build-9783</meta:generator>
    <meta:document-statistic meta:table-count="4" meta:cell-count="90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down" chart:symbol-width="0.25cm" chart:symbol-height="0.25cm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7cm" svg:y="3.402cm" style:legend-expansion="high" chart:style-name="ch2"/>
        <chart:plot-area chart:style-name="ch3" table:cell-range-address="Sheet1.B1:Sheet1.F101" chart:data-source-has-labels="both" svg:x="0.77cm" svg:y="0.855cm" svg:width="11.507cm" svg:height="7.545cm">
          <chartooo:coordinate-region svg:x="1.577cm" svg:y="1.068cm" svg:width="10.451cm" svg:height="6.884cm"/>
          <chart:axis chart:dimension="x" chart:name="primary-x" chart:style-name="ch4" chartooo:axis-type="auto">
            <chartooo:date-scale/>
            <chart:categories table:cell-range-address="Sheet1.B2:Sheet1.B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1" chart:label-cell-address="Sheet1.C1:Sheet1.C1" chart:class="chart:line">
            <chart:data-point chart:repeated="100"/>
          </chart:series>
          <chart:series chart:style-name="ch7" chart:values-cell-range-address="Sheet1.D2:Sheet1.D101" chart:label-cell-address="Sheet1.D1:Sheet1.D1" chart:class="chart:line">
            <chart:data-point chart:repeated="100"/>
          </chart:series>
          <chart:series chart:style-name="ch8" chart:values-cell-range-address="Sheet1.E2:Sheet1.E101" chart:label-cell-address="Sheet1.E1:Sheet1.E1" chart:class="chart:line">
            <chart:data-point chart:repeated="32"/>
            <chart:data-point chart:style-name="ch9"/>
            <chart:data-point chart:repeated="67"/>
          </chart:series>
          <chart:series chart:style-name="ch10" chart:values-cell-range-address="Sheet1.F2:Sheet1.F101" chart:label-cell-address="Sheet1.F1:Sheet1.F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orValue</text:p>
                <draw:g>
                  <svg:desc>Sheet1.C1:Sheet1.C1</svg:desc>
                </draw:g>
              </table:table-cell>
              <table:table-cell office:value-type="string">
                <text:p>currentCoil</text:p>
                <draw:g>
                  <svg:desc>Sheet1.D1:Sheet1.D1</svg:desc>
                </draw:g>
              </table:table-cell>
              <table:table-cell office:value-type="string">
                <text:p>currentDegrees</text:p>
                <draw:g>
                  <svg:desc>Sheet1.E1:Sheet1.E1</svg:desc>
                </draw:g>
              </table:table-cell>
              <table:table-cell office:value-type="string">
                <text:p>curveDirecti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588868">
                <text:p>588870</text:p>
                <draw:g>
                  <svg:desc>Sheet1.B2:Sheet1.B101</svg:desc>
                </draw:g>
              </table:table-cell>
              <table:table-cell office:value-type="float" office:value="268">
                <text:p>268</text:p>
                <draw:g>
                  <svg:desc>Sheet1.C2:Sheet1.C101</svg:desc>
                </draw:g>
              </table:table-cell>
              <table:table-cell office:value-type="float" office:value="200">
                <text:p>200</text:p>
                <draw:g>
                  <svg:desc>Sheet1.D2:Sheet1.D101</svg:desc>
                </draw:g>
              </table:table-cell>
              <table:table-cell office:value-type="float" office:value="113">
                <text:p>113</text:p>
                <draw:g>
                  <svg:desc>Sheet1.E2:Sheet1.E101</svg:desc>
                </draw:g>
              </table:table-cell>
              <table:table-cell office:value-type="float" office:value="1">
                <text:p>1</text:p>
                <draw:g>
                  <svg:desc>Sheet1.F2:Sheet1.F101</svg:desc>
                </draw:g>
              </table:table-cell>
            </table:table-row>
            <table:table-row>
              <table:table-cell office:value-type="float" office:value="588870">
                <text:p>588870</text:p>
              </table:table-cell>
              <table:table-cell office:value-type="float" office:value="269">
                <text:p>269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72">
                <text:p>588870</text:p>
              </table:table-cell>
              <table:table-cell office:value-type="float" office:value="270">
                <text:p>270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73">
                <text:p>588870</text:p>
              </table:table-cell>
              <table:table-cell office:value-type="float" office:value="271">
                <text:p>271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75">
                <text:p>588880</text:p>
              </table:table-cell>
              <table:table-cell office:value-type="float" office:value="272">
                <text:p>272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76">
                <text:p>588880</text:p>
              </table:table-cell>
              <table:table-cell office:value-type="float" office:value="273">
                <text:p>273</text:p>
              </table:table-cell>
              <table:table-cell office:value-type="float" office:value="400">
                <text:p>400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77">
                <text:p>588880</text:p>
              </table:table-cell>
              <table:table-cell office:value-type="float" office:value="304">
                <text:p>304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879">
                <text:p>588880</text:p>
              </table:table-cell>
              <table:table-cell office:value-type="float" office:value="301">
                <text:p>301</text:p>
              </table:table-cell>
              <table:table-cell office:value-type="float" office:value="400">
                <text:p>40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880">
                <text:p>588880</text:p>
              </table:table-cell>
              <table:table-cell office:value-type="float" office:value="301">
                <text:p>301</text:p>
              </table:table-cell>
              <table:table-cell office:value-type="float" office:value="400">
                <text:p>40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882">
                <text:p>588880</text:p>
              </table:table-cell>
              <table:table-cell office:value-type="float" office:value="299">
                <text:p>299</text:p>
              </table:table-cell>
              <table:table-cell office:value-type="float" office:value="400">
                <text:p>40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883">
                <text:p>588880</text:p>
              </table:table-cell>
              <table:table-cell office:value-type="float" office:value="288">
                <text:p>288</text:p>
              </table:table-cell>
              <table:table-cell office:value-type="float" office:value="400">
                <text:p>400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884">
                <text:p>588880</text:p>
              </table:table-cell>
              <table:table-cell office:value-type="float" office:value="289">
                <text:p>289</text:p>
              </table:table-cell>
              <table:table-cell office:value-type="float" office:value="400">
                <text:p>40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887">
                <text:p>588890</text:p>
              </table:table-cell>
              <table:table-cell office:value-type="float" office:value="290">
                <text:p>290</text:p>
              </table:table-cell>
              <table:table-cell office:value-type="float" office:value="400">
                <text:p>400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88">
                <text:p>588890</text:p>
              </table:table-cell>
              <table:table-cell office:value-type="float" office:value="291">
                <text:p>291</text:p>
              </table:table-cell>
              <table:table-cell office:value-type="float" office:value="400">
                <text:p>400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89">
                <text:p>588890</text:p>
              </table:table-cell>
              <table:table-cell office:value-type="float" office:value="292">
                <text:p>292</text:p>
              </table:table-cell>
              <table:table-cell office:value-type="float" office:value="400">
                <text:p>40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91">
                <text:p>588890</text:p>
              </table:table-cell>
              <table:table-cell office:value-type="float" office:value="293">
                <text:p>293</text:p>
              </table:table-cell>
              <table:table-cell office:value-type="float" office:value="400">
                <text:p>400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92">
                <text:p>588890</text:p>
              </table:table-cell>
              <table:table-cell office:value-type="float" office:value="294">
                <text:p>294</text:p>
              </table:table-cell>
              <table:table-cell office:value-type="float" office:value="400">
                <text:p>400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93">
                <text:p>588890</text:p>
              </table:table-cell>
              <table:table-cell office:value-type="float" office:value="295">
                <text:p>295</text:p>
              </table:table-cell>
              <table:table-cell office:value-type="float" office:value="400">
                <text:p>400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95">
                <text:p>588900</text:p>
              </table:table-cell>
              <table:table-cell office:value-type="float" office:value="296">
                <text:p>296</text:p>
              </table:table-cell>
              <table:table-cell office:value-type="float" office:value="400">
                <text:p>400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96">
                <text:p>588900</text:p>
              </table:table-cell>
              <table:table-cell office:value-type="float" office:value="297">
                <text:p>297</text:p>
              </table:table-cell>
              <table:table-cell office:value-type="float" office:value="400">
                <text:p>400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98">
                <text:p>588900</text:p>
              </table:table-cell>
              <table:table-cell office:value-type="float" office:value="298">
                <text:p>298</text:p>
              </table:table-cell>
              <table:table-cell office:value-type="float" office:value="400">
                <text:p>400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899">
                <text:p>588900</text:p>
              </table:table-cell>
              <table:table-cell office:value-type="float" office:value="299">
                <text:p>299</text:p>
              </table:table-cell>
              <table:table-cell office:value-type="float" office:value="400">
                <text:p>400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00">
                <text:p>5889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02">
                <text:p>588900</text:p>
              </table:table-cell>
              <table:table-cell office:value-type="float" office:value="301">
                <text:p>301</text:p>
              </table:table-cell>
              <table:table-cell office:value-type="float" office:value="400">
                <text:p>400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03">
                <text:p>588900</text:p>
              </table:table-cell>
              <table:table-cell office:value-type="float" office:value="302">
                <text:p>302</text:p>
              </table:table-cell>
              <table:table-cell office:value-type="float" office:value="400">
                <text:p>400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04">
                <text:p>588900</text:p>
              </table:table-cell>
              <table:table-cell office:value-type="float" office:value="303">
                <text:p>303</text:p>
              </table:table-cell>
              <table:table-cell office:value-type="float" office:value="400">
                <text:p>400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06">
                <text:p>588910</text:p>
              </table:table-cell>
              <table:table-cell office:value-type="float" office:value="305">
                <text:p>305</text:p>
              </table:table-cell>
              <table:table-cell office:value-type="float" office:value="400">
                <text:p>40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07">
                <text:p>588910</text:p>
              </table:table-cell>
              <table:table-cell office:value-type="float" office:value="305">
                <text:p>305</text:p>
              </table:table-cell>
              <table:table-cell office:value-type="float" office:value="400">
                <text:p>40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09">
                <text:p>588910</text:p>
              </table:table-cell>
              <table:table-cell office:value-type="float" office:value="304">
                <text:p>304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10">
                <text:p>588910</text:p>
              </table:table-cell>
              <table:table-cell office:value-type="float" office:value="305">
                <text:p>305</text:p>
              </table:table-cell>
              <table:table-cell office:value-type="float" office:value="400">
                <text:p>40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11">
                <text:p>588910</text:p>
              </table:table-cell>
              <table:table-cell office:value-type="float" office:value="306">
                <text:p>306</text:p>
              </table:table-cell>
              <table:table-cell office:value-type="float" office:value="400">
                <text:p>400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13">
                <text:p>588910</text:p>
              </table:table-cell>
              <table:table-cell office:value-type="float" office:value="307">
                <text:p>307</text:p>
              </table:table-cell>
              <table:table-cell office:value-type="float" office:value="400">
                <text:p>400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14">
                <text:p>588910</text:p>
              </table:table-cell>
              <table:table-cell office:value-type="float" office:value="308">
                <text:p>308</text:p>
              </table:table-cell>
              <table:table-cell office:value-type="float" office:value="400">
                <text:p>400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16">
                <text:p>588920</text:p>
              </table:table-cell>
              <table:table-cell office:value-type="float" office:value="309">
                <text:p>309</text:p>
              </table:table-cell>
              <table:table-cell office:value-type="float" office:value="400">
                <text:p>400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17">
                <text:p>588920</text:p>
              </table:table-cell>
              <table:table-cell office:value-type="float" office:value="310">
                <text:p>310</text:p>
              </table:table-cell>
              <table:table-cell office:value-type="float" office:value="400">
                <text:p>400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18">
                <text:p>588920</text:p>
              </table:table-cell>
              <table:table-cell office:value-type="float" office:value="311">
                <text:p>311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20">
                <text:p>588920</text:p>
              </table:table-cell>
              <table:table-cell office:value-type="float" office:value="310">
                <text:p>310</text:p>
              </table:table-cell>
              <table:table-cell office:value-type="float" office:value="400">
                <text:p>400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21">
                <text:p>588920</text:p>
              </table:table-cell>
              <table:table-cell office:value-type="float" office:value="311">
                <text:p>311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23">
                <text:p>588920</text:p>
              </table:table-cell>
              <table:table-cell office:value-type="float" office:value="312">
                <text:p>312</text:p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24">
                <text:p>588920</text:p>
              </table:table-cell>
              <table:table-cell office:value-type="float" office:value="311">
                <text:p>311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25">
                <text:p>588930</text:p>
              </table:table-cell>
              <table:table-cell office:value-type="float" office:value="312">
                <text:p>312</text:p>
              </table:table-cell>
              <table:table-cell office:value-type="float" office:value="400">
                <text:p>400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928">
                <text:p>588930</text:p>
              </table:table-cell>
              <table:table-cell office:value-type="float" office:value="311">
                <text:p>311</text:p>
              </table:table-cell>
              <table:table-cell office:value-type="float" office:value="400">
                <text:p>400</text:p>
              </table:table-cell>
              <table:table-cell office:value-type="float" office:value="178">
                <text:p>1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29">
                <text:p>588930</text:p>
              </table:table-cell>
              <table:table-cell office:value-type="float" office:value="310">
                <text:p>310</text:p>
              </table:table-cell>
              <table:table-cell office:value-type="float" office:value="400">
                <text:p>400</text:p>
              </table:table-cell>
              <table:table-cell office:value-type="float" office:value="176">
                <text:p>1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31">
                <text:p>588930</text:p>
              </table:table-cell>
              <table:table-cell office:value-type="float" office:value="309">
                <text:p>309</text:p>
              </table:table-cell>
              <table:table-cell office:value-type="float" office:value="400">
                <text:p>400</text:p>
              </table:table-cell>
              <table:table-cell office:value-type="float" office:value="175">
                <text:p>1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32">
                <text:p>588930</text:p>
              </table:table-cell>
              <table:table-cell office:value-type="float" office:value="308">
                <text:p>308</text:p>
              </table:table-cell>
              <table:table-cell office:value-type="float" office:value="400">
                <text:p>400</text:p>
              </table:table-cell>
              <table:table-cell office:value-type="float" office:value="173">
                <text:p>1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33">
                <text:p>588930</text:p>
              </table:table-cell>
              <table:table-cell office:value-type="float" office:value="308">
                <text:p>308</text:p>
              </table:table-cell>
              <table:table-cell office:value-type="float" office:value="400">
                <text:p>400</text:p>
              </table:table-cell>
              <table:table-cell office:value-type="float" office:value="173">
                <text:p>1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35">
                <text:p>588940</text:p>
              </table:table-cell>
              <table:table-cell office:value-type="float" office:value="307">
                <text:p>307</text:p>
              </table:table-cell>
              <table:table-cell office:value-type="float" office:value="400">
                <text:p>400</text:p>
              </table:table-cell>
              <table:table-cell office:value-type="float" office:value="172">
                <text:p>1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36">
                <text:p>588940</text:p>
              </table:table-cell>
              <table:table-cell office:value-type="float" office:value="306">
                <text:p>306</text:p>
              </table:table-cell>
              <table:table-cell office:value-type="float" office:value="400">
                <text:p>400</text:p>
              </table:table-cell>
              <table:table-cell office:value-type="float" office:value="170">
                <text:p>1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38">
                <text:p>588940</text:p>
              </table:table-cell>
              <table:table-cell office:value-type="float" office:value="305">
                <text:p>305</text:p>
              </table:table-cell>
              <table:table-cell office:value-type="float" office:value="400">
                <text:p>400</text:p>
              </table:table-cell>
              <table:table-cell office:value-type="float" office:value="169">
                <text:p>1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39">
                <text:p>588940</text:p>
              </table:table-cell>
              <table:table-cell office:value-type="float" office:value="304">
                <text:p>304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40">
                <text:p>588940</text:p>
              </table:table-cell>
              <table:table-cell office:value-type="float" office:value="303">
                <text:p>303</text:p>
              </table:table-cell>
              <table:table-cell office:value-type="float" office:value="400">
                <text:p>400</text:p>
              </table:table-cell>
              <table:table-cell office:value-type="float" office:value="166">
                <text:p>1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42">
                <text:p>588940</text:p>
              </table:table-cell>
              <table:table-cell office:value-type="float" office:value="302">
                <text:p>302</text:p>
              </table:table-cell>
              <table:table-cell office:value-type="float" office:value="400">
                <text:p>400</text:p>
              </table:table-cell>
              <table:table-cell office:value-type="float" office:value="164">
                <text:p>1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43">
                <text:p>588940</text:p>
              </table:table-cell>
              <table:table-cell office:value-type="float" office:value="301">
                <text:p>301</text:p>
              </table:table-cell>
              <table:table-cell office:value-type="float" office:value="400">
                <text:p>400</text:p>
              </table:table-cell>
              <table:table-cell office:value-type="float" office:value="163">
                <text:p>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45">
                <text:p>58895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161">
                <text:p>1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46">
                <text:p>588950</text:p>
              </table:table-cell>
              <table:table-cell office:value-type="float" office:value="299">
                <text:p>299</text:p>
              </table:table-cell>
              <table:table-cell office:value-type="float" office:value="400">
                <text:p>400</text:p>
              </table:table-cell>
              <table:table-cell office:value-type="float" office:value="160">
                <text:p>1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48">
                <text:p>588950</text:p>
              </table:table-cell>
              <table:table-cell office:value-type="float" office:value="298">
                <text:p>298</text:p>
              </table:table-cell>
              <table:table-cell office:value-type="float" office:value="400">
                <text:p>400</text:p>
              </table:table-cell>
              <table:table-cell office:value-type="float" office:value="158">
                <text:p>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49">
                <text:p>588950</text:p>
              </table:table-cell>
              <table:table-cell office:value-type="float" office:value="297">
                <text:p>297</text:p>
              </table:table-cell>
              <table:table-cell office:value-type="float" office:value="400">
                <text:p>400</text:p>
              </table:table-cell>
              <table:table-cell office:value-type="float" office:value="157">
                <text:p>1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50">
                <text:p>588950</text:p>
              </table:table-cell>
              <table:table-cell office:value-type="float" office:value="296">
                <text:p>296</text:p>
              </table:table-cell>
              <table:table-cell office:value-type="float" office:value="400">
                <text:p>400</text:p>
              </table:table-cell>
              <table:table-cell office:value-type="float" office:value="155">
                <text:p>1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52">
                <text:p>588950</text:p>
              </table:table-cell>
              <table:table-cell office:value-type="float" office:value="295">
                <text:p>295</text:p>
              </table:table-cell>
              <table:table-cell office:value-type="float" office:value="100">
                <text:p>100</text:p>
              </table:table-cell>
              <table:table-cell office:value-type="float" office:value="154">
                <text:p>1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53">
                <text:p>588950</text:p>
              </table:table-cell>
              <table:table-cell office:value-type="float" office:value="283">
                <text:p>283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955">
                <text:p>588960</text:p>
              </table:table-cell>
              <table:table-cell office:value-type="float" office:value="290">
                <text:p>290</text:p>
              </table:table-cell>
              <table:table-cell office:value-type="float" office:value="100">
                <text:p>100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956">
                <text:p>588960</text:p>
              </table:table-cell>
              <table:table-cell office:value-type="float" office:value="289">
                <text:p>289</text:p>
              </table:table-cell>
              <table:table-cell office:value-type="float" office:value="100">
                <text:p>10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957">
                <text:p>588960</text:p>
              </table:table-cell>
              <table:table-cell office:value-type="float" office:value="288">
                <text:p>288</text:p>
              </table:table-cell>
              <table:table-cell office:value-type="float" office:value="100">
                <text:p>100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959">
                <text:p>588960</text:p>
              </table:table-cell>
              <table:table-cell office:value-type="float" office:value="287">
                <text:p>287</text:p>
              </table:table-cell>
              <table:table-cell office:value-type="float" office:value="100">
                <text:p>100</text:p>
              </table:table-cell>
              <table:table-cell office:value-type="float" office:value="142">
                <text:p>1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60">
                <text:p>588960</text:p>
              </table:table-cell>
              <table:table-cell office:value-type="float" office:value="286">
                <text:p>286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62">
                <text:p>588960</text:p>
              </table:table-cell>
              <table:table-cell office:value-type="float" office:value="285">
                <text:p>285</text:p>
              </table:table-cell>
              <table:table-cell office:value-type="float" office:value="100">
                <text:p>100</text:p>
              </table:table-cell>
              <table:table-cell office:value-type="float" office:value="139">
                <text:p>1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63">
                <text:p>588960</text:p>
              </table:table-cell>
              <table:table-cell office:value-type="float" office:value="283">
                <text:p>283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64">
                <text:p>588960</text:p>
              </table:table-cell>
              <table:table-cell office:value-type="float" office:value="282">
                <text:p>282</text:p>
              </table:table-cell>
              <table:table-cell office:value-type="float" office:value="100">
                <text:p>100</text:p>
              </table:table-cell>
              <table:table-cell office:value-type="float" office:value="134">
                <text:p>1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66">
                <text:p>588970</text:p>
              </table:table-cell>
              <table:table-cell office:value-type="float" office:value="281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133">
                <text:p>1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67">
                <text:p>588970</text:p>
              </table:table-cell>
              <table:table-cell office:value-type="float" office:value="280">
                <text:p>280</text:p>
              </table:table-cell>
              <table:table-cell office:value-type="float" office:value="100">
                <text:p>100</text:p>
              </table:table-cell>
              <table:table-cell office:value-type="float" office:value="131">
                <text:p>1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69">
                <text:p>588970</text:p>
              </table:table-cell>
              <table:table-cell office:value-type="float" office:value="279">
                <text:p>279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71">
                <text:p>588970</text:p>
              </table:table-cell>
              <table:table-cell office:value-type="float" office:value="277">
                <text:p>277</text:p>
              </table:table-cell>
              <table:table-cell office:value-type="float" office:value="100">
                <text:p>100</text:p>
              </table:table-cell>
              <table:table-cell office:value-type="float" office:value="127">
                <text:p>1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73">
                <text:p>588970</text:p>
              </table:table-cell>
              <table:table-cell office:value-type="float" office:value="276">
                <text:p>276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74">
                <text:p>588970</text:p>
              </table:table-cell>
              <table:table-cell office:value-type="float" office:value="275">
                <text:p>275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75">
                <text:p>588980</text:p>
              </table:table-cell>
              <table:table-cell office:value-type="float" office:value="274">
                <text:p>274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77">
                <text:p>588980</text:p>
              </table:table-cell>
              <table:table-cell office:value-type="float" office:value="273">
                <text:p>273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78">
                <text:p>588980</text:p>
              </table:table-cell>
              <table:table-cell office:value-type="float" office:value="272">
                <text:p>272</text:p>
              </table:table-cell>
              <table:table-cell office:value-type="float" office:value="100">
                <text:p>100</text:p>
              </table:table-cell>
              <table:table-cell office:value-type="float" office:value="119">
                <text:p>1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80">
                <text:p>588980</text:p>
              </table:table-cell>
              <table:table-cell office:value-type="float" office:value="271">
                <text:p>271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81">
                <text:p>588980</text:p>
              </table:table-cell>
              <table:table-cell office:value-type="float" office:value="270">
                <text:p>270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82">
                <text:p>588980</text:p>
              </table:table-cell>
              <table:table-cell office:value-type="float" office:value="269">
                <text:p>269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84">
                <text:p>588980</text:p>
              </table:table-cell>
              <table:table-cell office:value-type="float" office:value="268">
                <text:p>268</text:p>
              </table:table-cell>
              <table:table-cell office:value-type="float" office:value="100">
                <text:p>100</text:p>
              </table:table-cell>
              <table:table-cell office:value-type="float" office:value="113">
                <text:p>1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85">
                <text:p>588990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111">
                <text:p>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87">
                <text:p>588990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111">
                <text:p>1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88">
                <text:p>588990</text:p>
              </table:table-cell>
              <table:table-cell office:value-type="float" office:value="266">
                <text:p>266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90">
                <text:p>588990</text:p>
              </table:table-cell>
              <table:table-cell office:value-type="float" office:value="264">
                <text:p>264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91">
                <text:p>588990</text:p>
              </table:table-cell>
              <table:table-cell office:value-type="float" office:value="263">
                <text:p>263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92">
                <text:p>588990</text:p>
              </table:table-cell>
              <table:table-cell office:value-type="float" office:value="262">
                <text:p>262</text:p>
              </table:table-cell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94">
                <text:p>588990</text:p>
              </table:table-cell>
              <table:table-cell office:value-type="float" office:value="261">
                <text:p>261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95">
                <text:p>589000</text:p>
              </table:table-cell>
              <table:table-cell office:value-type="float" office:value="260">
                <text:p>26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97">
                <text:p>589000</text:p>
              </table:table-cell>
              <table:table-cell office:value-type="float" office:value="259">
                <text:p>25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98">
                <text:p>589000</text:p>
              </table:table-cell>
              <table:table-cell office:value-type="float" office:value="258">
                <text:p>258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8999">
                <text:p>589000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9001">
                <text:p>589000</text:p>
              </table:table-cell>
              <table:table-cell office:value-type="float" office:value="256">
                <text:p>256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9002">
                <text:p>589000</text:p>
              </table:table-cell>
              <table:table-cell office:value-type="float" office:value="255">
                <text:p>255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9003">
                <text:p>589000</text:p>
              </table:table-cell>
              <table:table-cell office:value-type="float" office:value="254">
                <text:p>254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9005">
                <text:p>589010</text:p>
              </table:table-cell>
              <table:table-cell office:value-type="float" office:value="253">
                <text:p>253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9006">
                <text:p>589010</text:p>
              </table:table-cell>
              <table:table-cell office:value-type="float" office:value="252">
                <text:p>252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9007">
                <text:p>589010</text:p>
              </table:table-cell>
              <table:table-cell office:value-type="float" office:value="251">
                <text:p>251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9009">
                <text:p>589010</text:p>
              </table:table-cell>
              <table:table-cell office:value-type="float" office:value="250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589010">
                <text:p>589010</text:p>
              </table:table-cell>
              <table:table-cell office:value-type="float" office:value="249">
                <text:p>249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3cm" svg:height="13.895cm" xlink:href=".." xlink:type="simple" chart:class="chart:line" chart:style-name="ch1">
        <chart:legend chart:legend-position="end" svg:x="22.967cm" svg:y="6.635cm" style:legend-expansion="high" chart:style-name="ch2"/>
        <chart:plot-area chart:style-name="ch3" table:cell-range-address="paromanual.A1:paromanual.A334" svg:x="4.411cm" svg:y="1.19cm" svg:width="20.916cm" svg:height="11.952cm">
          <chartooo:coordinate-region svg:x="5.218cm" svg:y="1.402cm" svg:width="20.01cm" svg:height="10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romanual.A1:paromanual.A334" chart:class="chart:line">
            <chart:data-point chart:repeated="3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9">
                <text:p>239</text:p>
                <draw:g>
                  <svg:desc>paromanual.A1:paromanual.A3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1">
                <text:p>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893cm" svg:height="14.002cm" xlink:href=".." xlink:type="simple" chart:class="chart:line" chart:style-name="ch1">
        <chart:legend chart:legend-position="end" svg:x="29.63cm" svg:y="6.689cm" style:legend-expansion="high" chart:style-name="ch2"/>
        <chart:plot-area chart:style-name="ch3" table:cell-range-address="Sheet4.A1:Sheet4.B2857" chart:data-source-has-labels="column" svg:x="1.087cm" svg:y="1.255cm" svg:width="27.269cm" svg:height="12.047cm">
          <chartooo:coordinate-region svg:x="1.894cm" svg:y="1.468cm" svg:width="26.023cm" svg:height="10.737cm"/>
          <chart:axis chart:dimension="x" chart:name="primary-x" chart:style-name="ch4" chartooo:axis-type="auto">
            <chartooo:date-scale/>
            <chart:categories table:cell-range-address="Sheet4.A1:Sheet4.A28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2857" chart:class="chart:line">
            <chart:data-point chart:repeated="28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44269">
                <text:p>344270</text:p>
                <draw:g>
                  <svg:desc>Sheet4.A1:Sheet4.A2857</svg:desc>
                </draw:g>
              </table:table-cell>
              <table:table-cell office:value-type="float" office:value="261">
                <text:p>261</text:p>
                <draw:g>
                  <svg:desc>Sheet4.B1:Sheet4.B2857</svg:desc>
                </draw:g>
              </table:table-cell>
            </table:table-row>
            <table:table-row>
              <table:table-cell office:value-type="float" office:value="344269">
                <text:p>3442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270">
                <text:p>3442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271">
                <text:p>3442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272">
                <text:p>344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272">
                <text:p>344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273">
                <text:p>3442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274">
                <text:p>34427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275">
                <text:p>34428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275">
                <text:p>34428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276">
                <text:p>3442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278">
                <text:p>3442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279">
                <text:p>3442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279">
                <text:p>3442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280">
                <text:p>3442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281">
                <text:p>3442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282">
                <text:p>3442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282">
                <text:p>344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283">
                <text:p>34428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4284">
                <text:p>3442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285">
                <text:p>3442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285">
                <text:p>3442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286">
                <text:p>3442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287">
                <text:p>3442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288">
                <text:p>34429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288">
                <text:p>3442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289">
                <text:p>3442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290">
                <text:p>3442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291">
                <text:p>3442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291">
                <text:p>3442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292">
                <text:p>3442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293">
                <text:p>3442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293">
                <text:p>3442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294">
                <text:p>34429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295">
                <text:p>3443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296">
                <text:p>3443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296">
                <text:p>3443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297">
                <text:p>3443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298">
                <text:p>3443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299">
                <text:p>3443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299">
                <text:p>3443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300">
                <text:p>3443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301">
                <text:p>3443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302">
                <text:p>3443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302">
                <text:p>3443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303">
                <text:p>3443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304">
                <text:p>3443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305">
                <text:p>3443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305">
                <text:p>3443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306">
                <text:p>3443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307">
                <text:p>3443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308">
                <text:p>3443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308">
                <text:p>3443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309">
                <text:p>3443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10">
                <text:p>3443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311">
                <text:p>3443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311">
                <text:p>3443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312">
                <text:p>3443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313">
                <text:p>3443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314">
                <text:p>3443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314">
                <text:p>3443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315">
                <text:p>3443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316">
                <text:p>3443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317">
                <text:p>3443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4317">
                <text:p>3443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318">
                <text:p>3443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320">
                <text:p>3443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321">
                <text:p>3443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321">
                <text:p>3443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322">
                <text:p>3443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4323">
                <text:p>3443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324">
                <text:p>3443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324">
                <text:p>3443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325">
                <text:p>3443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326">
                <text:p>3443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327">
                <text:p>3443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327">
                <text:p>3443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328">
                <text:p>3443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329">
                <text:p>3443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330">
                <text:p>3443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330">
                <text:p>34433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31">
                <text:p>34433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332">
                <text:p>3443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33">
                <text:p>3443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33">
                <text:p>34433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334">
                <text:p>3443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335">
                <text:p>3443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36">
                <text:p>3443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36">
                <text:p>3443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37">
                <text:p>3443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38">
                <text:p>3443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38">
                <text:p>3443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339">
                <text:p>3443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340">
                <text:p>34434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341">
                <text:p>3443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341">
                <text:p>3443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42">
                <text:p>3443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343">
                <text:p>3443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44">
                <text:p>3443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344">
                <text:p>3443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345">
                <text:p>3443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346">
                <text:p>3443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347">
                <text:p>3443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347">
                <text:p>3443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348">
                <text:p>3443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349">
                <text:p>3443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350">
                <text:p>3443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350">
                <text:p>3443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351">
                <text:p>3443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352">
                <text:p>3443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353">
                <text:p>3443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4353">
                <text:p>3443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4354">
                <text:p>3443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355">
                <text:p>3443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356">
                <text:p>3443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356">
                <text:p>3443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357">
                <text:p>3443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358">
                <text:p>3443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359">
                <text:p>3443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359">
                <text:p>3443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360">
                <text:p>3443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361">
                <text:p>3443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363">
                <text:p>3443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363">
                <text:p>3443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364">
                <text:p>3443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365">
                <text:p>3443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366">
                <text:p>3443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366">
                <text:p>3443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67">
                <text:p>3443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368">
                <text:p>3443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69">
                <text:p>3443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369">
                <text:p>3443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370">
                <text:p>3443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71">
                <text:p>3443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371">
                <text:p>3443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372">
                <text:p>3443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373">
                <text:p>3443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374">
                <text:p>3443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374">
                <text:p>3443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375">
                <text:p>3443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4376">
                <text:p>3443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4377">
                <text:p>3443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377">
                <text:p>3443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378">
                <text:p>3443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379">
                <text:p>3443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380">
                <text:p>3443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380">
                <text:p>3443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381">
                <text:p>3443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4382">
                <text:p>3443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383">
                <text:p>3443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383">
                <text:p>3443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384">
                <text:p>3443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385">
                <text:p>3443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386">
                <text:p>34439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386">
                <text:p>3443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387">
                <text:p>3443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388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89">
                <text:p>344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389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0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1">
                <text:p>3443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392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2">
                <text:p>344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393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4">
                <text:p>3443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395">
                <text:p>3444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395">
                <text:p>3444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96">
                <text:p>3444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397">
                <text:p>3444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398">
                <text:p>3444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398">
                <text:p>3444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399">
                <text:p>3444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4400">
                <text:p>3444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401">
                <text:p>3444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401">
                <text:p>3444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402">
                <text:p>3444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403">
                <text:p>3444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404">
                <text:p>3444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4404">
                <text:p>3444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406">
                <text:p>3444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4407">
                <text:p>3444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407">
                <text:p>3444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08">
                <text:p>3444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409">
                <text:p>3444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410">
                <text:p>3444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410">
                <text:p>3444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411">
                <text:p>3444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412">
                <text:p>3444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413">
                <text:p>3444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413">
                <text:p>3444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414">
                <text:p>3444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15">
                <text:p>344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16">
                <text:p>3444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416">
                <text:p>344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17">
                <text:p>3444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418">
                <text:p>3444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4419">
                <text:p>3444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419">
                <text:p>3444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4420">
                <text:p>3444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421">
                <text:p>344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22">
                <text:p>3444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422">
                <text:p>3444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423">
                <text:p>3444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424">
                <text:p>3444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425">
                <text:p>3444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25">
                <text:p>3444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26">
                <text:p>3444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427">
                <text:p>3444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428">
                <text:p>3444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428">
                <text:p>3444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429">
                <text:p>3444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430">
                <text:p>3444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431">
                <text:p>3444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431">
                <text:p>3444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432">
                <text:p>3444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433">
                <text:p>3444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4434">
                <text:p>3444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4434">
                <text:p>3444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4435">
                <text:p>34444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436">
                <text:p>3444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437">
                <text:p>3444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437">
                <text:p>34444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438">
                <text:p>3444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439">
                <text:p>34444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4440">
                <text:p>3444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440">
                <text:p>3444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441">
                <text:p>3444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442">
                <text:p>3444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442">
                <text:p>3444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443">
                <text:p>3444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444">
                <text:p>3444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445">
                <text:p>3444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445">
                <text:p>3444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446">
                <text:p>3444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448">
                <text:p>3444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449">
                <text:p>3444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449">
                <text:p>3444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450">
                <text:p>3444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451">
                <text:p>3444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452">
                <text:p>3444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452">
                <text:p>3444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453">
                <text:p>3444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454">
                <text:p>3444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455">
                <text:p>3444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455">
                <text:p>3444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456">
                <text:p>3444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457">
                <text:p>3444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458">
                <text:p>3444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458">
                <text:p>3444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459">
                <text:p>3444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460">
                <text:p>3444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461">
                <text:p>3444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4461">
                <text:p>3444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462">
                <text:p>3444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63">
                <text:p>3444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464">
                <text:p>3444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4464">
                <text:p>3444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465">
                <text:p>3444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466">
                <text:p>3444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467">
                <text:p>3444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467">
                <text:p>3444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468">
                <text:p>3444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469">
                <text:p>3444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470">
                <text:p>3444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4470">
                <text:p>3444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4471">
                <text:p>3444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4472">
                <text:p>3444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473">
                <text:p>3444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473">
                <text:p>3444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474">
                <text:p>3444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475">
                <text:p>3444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476">
                <text:p>3444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476">
                <text:p>3444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477">
                <text:p>3444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478">
                <text:p>3444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479">
                <text:p>34448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479">
                <text:p>3444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4480">
                <text:p>3444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4481">
                <text:p>3444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482">
                <text:p>3444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482">
                <text:p>3444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483">
                <text:p>3444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484">
                <text:p>3444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4485">
                <text:p>34449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485">
                <text:p>3444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486">
                <text:p>34449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487">
                <text:p>3444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487">
                <text:p>34449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488">
                <text:p>3444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489">
                <text:p>3444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491">
                <text:p>3444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491">
                <text:p>3444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4492">
                <text:p>3444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493">
                <text:p>34449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494">
                <text:p>3444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494">
                <text:p>34449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4495">
                <text:p>3445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496">
                <text:p>3445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497">
                <text:p>3445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497">
                <text:p>3445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4498">
                <text:p>3445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499">
                <text:p>3445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500">
                <text:p>3445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500">
                <text:p>3445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501">
                <text:p>3445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502">
                <text:p>3445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503">
                <text:p>3445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503">
                <text:p>3445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504">
                <text:p>3445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505">
                <text:p>3445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506">
                <text:p>3445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506">
                <text:p>3445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507">
                <text:p>3445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508">
                <text:p>3445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4509">
                <text:p>3445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509">
                <text:p>34451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510">
                <text:p>34451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511">
                <text:p>3445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512">
                <text:p>3445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512">
                <text:p>3445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513">
                <text:p>3445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514">
                <text:p>3445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515">
                <text:p>34452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515">
                <text:p>3445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516">
                <text:p>3445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517">
                <text:p>3445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518">
                <text:p>3445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518">
                <text:p>3445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519">
                <text:p>3445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520">
                <text:p>3445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521">
                <text:p>3445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521">
                <text:p>3445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522">
                <text:p>3445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23">
                <text:p>3445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524">
                <text:p>3445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524">
                <text:p>3445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525">
                <text:p>3445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526">
                <text:p>3445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526">
                <text:p>3445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527">
                <text:p>3445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528">
                <text:p>34453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529">
                <text:p>3445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529">
                <text:p>3445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530">
                <text:p>3445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531">
                <text:p>3445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532">
                <text:p>3445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2">
                <text:p>3445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4">
                <text:p>3445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535">
                <text:p>3445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536">
                <text:p>3445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6">
                <text:p>3445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537">
                <text:p>3445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8">
                <text:p>3445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539">
                <text:p>3445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539">
                <text:p>3445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540">
                <text:p>3445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541">
                <text:p>3445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542">
                <text:p>3445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542">
                <text:p>3445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543">
                <text:p>3445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544">
                <text:p>3445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545">
                <text:p>3445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545">
                <text:p>3445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546">
                <text:p>34455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547">
                <text:p>34455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548">
                <text:p>3445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4548">
                <text:p>3445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549">
                <text:p>3445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550">
                <text:p>34455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551">
                <text:p>3445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551">
                <text:p>3445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552">
                <text:p>3445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553">
                <text:p>34455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554">
                <text:p>3445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554">
                <text:p>3445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555">
                <text:p>3445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556">
                <text:p>3445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557">
                <text:p>3445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557">
                <text:p>34456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558">
                <text:p>3445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559">
                <text:p>34456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560">
                <text:p>34456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560">
                <text:p>3445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4561">
                <text:p>3445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562">
                <text:p>3445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563">
                <text:p>3445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563">
                <text:p>3445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564">
                <text:p>3445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565">
                <text:p>3445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566">
                <text:p>34457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566">
                <text:p>3445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567">
                <text:p>3445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568">
                <text:p>3445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569">
                <text:p>3445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569">
                <text:p>3445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570">
                <text:p>3445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571">
                <text:p>3445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571">
                <text:p>34457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572">
                <text:p>3445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573">
                <text:p>3445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574">
                <text:p>3445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574">
                <text:p>3445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576">
                <text:p>3445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577">
                <text:p>3445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578">
                <text:p>3445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578">
                <text:p>3445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579">
                <text:p>3445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580">
                <text:p>3445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581">
                <text:p>3445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581">
                <text:p>3445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582">
                <text:p>3445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583">
                <text:p>3445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584">
                <text:p>3445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584">
                <text:p>3445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585">
                <text:p>3445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586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87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87">
                <text:p>3445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588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89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90">
                <text:p>3445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4590">
                <text:p>3445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591">
                <text:p>3445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592">
                <text:p>3445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593">
                <text:p>3445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593">
                <text:p>3445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594">
                <text:p>34459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595">
                <text:p>3446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596">
                <text:p>3446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596">
                <text:p>3446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597">
                <text:p>3446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598">
                <text:p>3446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4599">
                <text:p>3446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599">
                <text:p>3446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600">
                <text:p>3446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601">
                <text:p>3446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602">
                <text:p>3446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602">
                <text:p>3446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603">
                <text:p>3446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604">
                <text:p>3446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605">
                <text:p>3446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605">
                <text:p>3446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606">
                <text:p>3446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607">
                <text:p>3446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608">
                <text:p>3446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608">
                <text:p>3446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609">
                <text:p>3446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610">
                <text:p>3446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611">
                <text:p>3446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611">
                <text:p>3446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612">
                <text:p>3446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613">
                <text:p>3446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4614">
                <text:p>3446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614">
                <text:p>3446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4615">
                <text:p>3446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4616">
                <text:p>3446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4616">
                <text:p>3446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617">
                <text:p>3446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19">
                <text:p>3446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620">
                <text:p>34462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621">
                <text:p>3446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621">
                <text:p>3446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622">
                <text:p>3446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623">
                <text:p>3446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4623">
                <text:p>3446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624">
                <text:p>3446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625">
                <text:p>3446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626">
                <text:p>3446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626">
                <text:p>3446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627">
                <text:p>3446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628">
                <text:p>3446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629">
                <text:p>3446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629">
                <text:p>3446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630">
                <text:p>3446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631">
                <text:p>3446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632">
                <text:p>3446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632">
                <text:p>3446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633">
                <text:p>3446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4634">
                <text:p>3446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4635">
                <text:p>3446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635">
                <text:p>3446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636">
                <text:p>3446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637">
                <text:p>3446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638">
                <text:p>3446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638">
                <text:p>3446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639">
                <text:p>3446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640">
                <text:p>3446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641">
                <text:p>344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41">
                <text:p>3446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642">
                <text:p>3446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643">
                <text:p>344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44">
                <text:p>344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44">
                <text:p>3446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45">
                <text:p>3446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646">
                <text:p>3446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647">
                <text:p>3446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647">
                <text:p>3446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648">
                <text:p>3446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649">
                <text:p>3446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650">
                <text:p>3446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650">
                <text:p>3446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651">
                <text:p>3446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652">
                <text:p>3446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653">
                <text:p>3446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653">
                <text:p>3446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654">
                <text:p>3446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655">
                <text:p>3446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4656">
                <text:p>3446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656">
                <text:p>3446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657">
                <text:p>3446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658">
                <text:p>3446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658">
                <text:p>3446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659">
                <text:p>3446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660">
                <text:p>34466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662">
                <text:p>3446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662">
                <text:p>3446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663">
                <text:p>3446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664">
                <text:p>3446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665">
                <text:p>3446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665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66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67">
                <text:p>3446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668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68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69">
                <text:p>3446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670">
                <text:p>3446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671">
                <text:p>3446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671">
                <text:p>3446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672">
                <text:p>3446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673">
                <text:p>3446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674">
                <text:p>3446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674">
                <text:p>3446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675">
                <text:p>3446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676">
                <text:p>3446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677">
                <text:p>3446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677">
                <text:p>3446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678">
                <text:p>3446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679">
                <text:p>34468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680">
                <text:p>34468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680">
                <text:p>3446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681">
                <text:p>3446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682">
                <text:p>3446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683">
                <text:p>3446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683">
                <text:p>3446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684">
                <text:p>3446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685">
                <text:p>3446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686">
                <text:p>3446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686">
                <text:p>3446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687">
                <text:p>3446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688">
                <text:p>3446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689">
                <text:p>3446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689">
                <text:p>3446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690">
                <text:p>3446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691">
                <text:p>3446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692">
                <text:p>3446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692">
                <text:p>3446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693">
                <text:p>3446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694">
                <text:p>3446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695">
                <text:p>3447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695">
                <text:p>3447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696">
                <text:p>3447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697">
                <text:p>3447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698">
                <text:p>3447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698">
                <text:p>3447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699">
                <text:p>3447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700">
                <text:p>3447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701">
                <text:p>3447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701">
                <text:p>3447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702">
                <text:p>3447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704">
                <text:p>3447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705">
                <text:p>3447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705">
                <text:p>3447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706">
                <text:p>3447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707">
                <text:p>3447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707">
                <text:p>3447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708">
                <text:p>3447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709">
                <text:p>34471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710">
                <text:p>3447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710">
                <text:p>3447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711">
                <text:p>3447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712">
                <text:p>3447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713">
                <text:p>3447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713">
                <text:p>34471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714">
                <text:p>3447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715">
                <text:p>3447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716">
                <text:p>34472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716">
                <text:p>3447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717">
                <text:p>3447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718">
                <text:p>3447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719">
                <text:p>344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4719">
                <text:p>3447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720">
                <text:p>344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721">
                <text:p>3447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722">
                <text:p>344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722">
                <text:p>3447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723">
                <text:p>344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724">
                <text:p>3447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725">
                <text:p>3447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725">
                <text:p>3447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726">
                <text:p>3447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727">
                <text:p>3447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728">
                <text:p>34473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728">
                <text:p>34473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729">
                <text:p>3447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730">
                <text:p>3447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4731">
                <text:p>3447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731">
                <text:p>3447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732">
                <text:p>3447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733">
                <text:p>3447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734">
                <text:p>3447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734">
                <text:p>3447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735">
                <text:p>3447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736">
                <text:p>3447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4737">
                <text:p>3447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737">
                <text:p>3447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4738">
                <text:p>3447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739">
                <text:p>3447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740">
                <text:p>344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740">
                <text:p>34474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4741">
                <text:p>3447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742">
                <text:p>3447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743">
                <text:p>3447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743">
                <text:p>3447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4744">
                <text:p>3447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745">
                <text:p>3447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747">
                <text:p>3447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747">
                <text:p>3447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748">
                <text:p>3447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749">
                <text:p>3447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750">
                <text:p>3447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750">
                <text:p>3447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751">
                <text:p>3447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752">
                <text:p>3447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753">
                <text:p>344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753">
                <text:p>3447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4754">
                <text:p>3447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755">
                <text:p>344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755">
                <text:p>3447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756">
                <text:p>3447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757">
                <text:p>3447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758">
                <text:p>3447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758">
                <text:p>3447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759">
                <text:p>3447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760">
                <text:p>3447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761">
                <text:p>34476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761">
                <text:p>3447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762">
                <text:p>3447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763">
                <text:p>34476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4764">
                <text:p>3447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764">
                <text:p>3447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4765">
                <text:p>3447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766">
                <text:p>3447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767">
                <text:p>3447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767">
                <text:p>3447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768">
                <text:p>3447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769">
                <text:p>3447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770">
                <text:p>3447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770">
                <text:p>3447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771">
                <text:p>34477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772">
                <text:p>3447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4773">
                <text:p>3447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773">
                <text:p>3447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774">
                <text:p>34477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775">
                <text:p>34478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776">
                <text:p>34478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44776">
                <text:p>34478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777">
                <text:p>3447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778">
                <text:p>3447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779">
                <text:p>3447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4779">
                <text:p>3447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780">
                <text:p>3447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781">
                <text:p>3447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782">
                <text:p>34478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782">
                <text:p>3447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783">
                <text:p>3447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784">
                <text:p>3447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785">
                <text:p>34479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4785">
                <text:p>3447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786">
                <text:p>3447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787">
                <text:p>3447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788">
                <text:p>3447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4788">
                <text:p>3447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4790">
                <text:p>3447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791">
                <text:p>34479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792">
                <text:p>3447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792">
                <text:p>34479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793">
                <text:p>34479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794">
                <text:p>3447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795">
                <text:p>3448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795">
                <text:p>3448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4796">
                <text:p>3448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4797">
                <text:p>3448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798">
                <text:p>3448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798">
                <text:p>3448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799">
                <text:p>3448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4800">
                <text:p>3448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801">
                <text:p>3448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801">
                <text:p>3448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802">
                <text:p>3448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803">
                <text:p>3448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803">
                <text:p>3448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804">
                <text:p>344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805">
                <text:p>3448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806">
                <text:p>3448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806">
                <text:p>3448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807">
                <text:p>3448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808">
                <text:p>3448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809">
                <text:p>3448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809">
                <text:p>3448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810">
                <text:p>3448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811">
                <text:p>3448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812">
                <text:p>3448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812">
                <text:p>3448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813">
                <text:p>3448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814">
                <text:p>3448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815">
                <text:p>3448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815">
                <text:p>3448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816">
                <text:p>3448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817">
                <text:p>3448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818">
                <text:p>3448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818">
                <text:p>3448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819">
                <text:p>3448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820">
                <text:p>3448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821">
                <text:p>3448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4821">
                <text:p>3448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4822">
                <text:p>3448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823">
                <text:p>3448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824">
                <text:p>3448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824">
                <text:p>3448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825">
                <text:p>3448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826">
                <text:p>3448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4826">
                <text:p>3448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4827">
                <text:p>3448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828">
                <text:p>3448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4829">
                <text:p>3448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829">
                <text:p>3448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830">
                <text:p>3448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832">
                <text:p>3448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833">
                <text:p>3448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833">
                <text:p>34483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834">
                <text:p>34483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835">
                <text:p>3448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4836">
                <text:p>3448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836">
                <text:p>3448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837">
                <text:p>3448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838">
                <text:p>3448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839">
                <text:p>3448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839">
                <text:p>34484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840">
                <text:p>3448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4841">
                <text:p>3448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842">
                <text:p>3448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842">
                <text:p>3448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4843">
                <text:p>3448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844">
                <text:p>3448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845">
                <text:p>3448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845">
                <text:p>3448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846">
                <text:p>3448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847">
                <text:p>3448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848">
                <text:p>3448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848">
                <text:p>3448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849">
                <text:p>3448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850">
                <text:p>3448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851">
                <text:p>3448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4851">
                <text:p>3448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852">
                <text:p>34485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853">
                <text:p>3448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4854">
                <text:p>3448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4854">
                <text:p>3448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855">
                <text:p>34486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4856">
                <text:p>3448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857">
                <text:p>3448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857">
                <text:p>3448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858">
                <text:p>3448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859">
                <text:p>3448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860">
                <text:p>3448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4860">
                <text:p>3448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861">
                <text:p>3448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4862">
                <text:p>3448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4863">
                <text:p>3448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863">
                <text:p>3448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864">
                <text:p>3448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865">
                <text:p>34487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866">
                <text:p>3448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866">
                <text:p>3448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867">
                <text:p>3448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868">
                <text:p>3448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869">
                <text:p>3448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869">
                <text:p>3448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870">
                <text:p>3448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871">
                <text:p>3448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871">
                <text:p>3448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4872">
                <text:p>3448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873">
                <text:p>3448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875">
                <text:p>3448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875">
                <text:p>3448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4876">
                <text:p>3448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877">
                <text:p>3448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878">
                <text:p>3448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878">
                <text:p>3448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879">
                <text:p>3448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880">
                <text:p>3448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4881">
                <text:p>3448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881">
                <text:p>3448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882">
                <text:p>3448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883">
                <text:p>3448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884">
                <text:p>3448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884">
                <text:p>3448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4885">
                <text:p>34489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886">
                <text:p>3448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4887">
                <text:p>3448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4887">
                <text:p>3448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4888">
                <text:p>3448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4889">
                <text:p>3448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890">
                <text:p>3448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890">
                <text:p>3448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4891">
                <text:p>3448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892">
                <text:p>3448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893">
                <text:p>3448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893">
                <text:p>3448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894">
                <text:p>34489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895">
                <text:p>3449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896">
                <text:p>3449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896">
                <text:p>3449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897">
                <text:p>3449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4898">
                <text:p>3449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4899">
                <text:p>3449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4899">
                <text:p>3449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4900">
                <text:p>3449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901">
                <text:p>3449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4902">
                <text:p>3449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02">
                <text:p>3449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03">
                <text:p>3449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904">
                <text:p>3449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4905">
                <text:p>3449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4905">
                <text:p>3449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906">
                <text:p>3449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4907">
                <text:p>3449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908">
                <text:p>3449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4908">
                <text:p>3449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909">
                <text:p>3449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910">
                <text:p>3449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4911">
                <text:p>3449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4911">
                <text:p>3449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4912">
                <text:p>3449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913">
                <text:p>3449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914">
                <text:p>3449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4914">
                <text:p>3449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4915">
                <text:p>34492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4916">
                <text:p>3449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916">
                <text:p>3449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4918">
                <text:p>3449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919">
                <text:p>3449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920">
                <text:p>3449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4921">
                <text:p>3449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921">
                <text:p>3449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922">
                <text:p>3449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4923">
                <text:p>3449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923">
                <text:p>3449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924">
                <text:p>3449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4925">
                <text:p>3449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926">
                <text:p>3449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26">
                <text:p>3449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27">
                <text:p>3449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4928">
                <text:p>3449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929">
                <text:p>3449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929">
                <text:p>3449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4930">
                <text:p>3449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931">
                <text:p>3449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932">
                <text:p>3449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4932">
                <text:p>3449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933">
                <text:p>3449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34">
                <text:p>3449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935">
                <text:p>3449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35">
                <text:p>3449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4936">
                <text:p>3449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4937">
                <text:p>3449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4938">
                <text:p>3449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4938">
                <text:p>3449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4939">
                <text:p>3449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4940">
                <text:p>3449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941">
                <text:p>3449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4941">
                <text:p>3449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942">
                <text:p>3449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943">
                <text:p>3449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4944">
                <text:p>3449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period: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945">
                <text:p>3449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4945">
                <text:p>3449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4946">
                <text:p>3449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4947">
                <text:p>3449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948">
                <text:p>3449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948">
                <text:p>3449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949">
                <text:p>3449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950">
                <text:p>3449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51">
                <text:p>3449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51">
                <text:p>3449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4952">
                <text:p>3449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953">
                <text:p>3449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954">
                <text:p>3449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954">
                <text:p>3449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955">
                <text:p>3449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4956">
                <text:p>3449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957">
                <text:p>3449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957">
                <text:p>3449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4958">
                <text:p>3449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4960">
                <text:p>3449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4961">
                <text:p>3449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4961">
                <text:p>3449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4962">
                <text:p>34496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4963">
                <text:p>3449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4964">
                <text:p>34496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4964">
                <text:p>3449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4965">
                <text:p>3449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966">
                <text:p>34497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4967">
                <text:p>3449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4967">
                <text:p>3449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968">
                <text:p>3449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4969">
                <text:p>3449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4970">
                <text:p>3449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4970">
                <text:p>3449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4971">
                <text:p>3449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4972">
                <text:p>3449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4973">
                <text:p>34497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4973">
                <text:p>3449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4974">
                <text:p>3449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975">
                <text:p>3449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4976">
                <text:p>3449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4976">
                <text:p>3449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4977">
                <text:p>3449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978">
                <text:p>3449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979">
                <text:p>3449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4979">
                <text:p>3449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980">
                <text:p>3449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4981">
                <text:p>3449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982">
                <text:p>3449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982">
                <text:p>3449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4983">
                <text:p>3449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4984">
                <text:p>3449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4984">
                <text:p>3449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4985">
                <text:p>3449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4986">
                <text:p>3449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4987">
                <text:p>3449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4987">
                <text:p>3449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4988">
                <text:p>3449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4989">
                <text:p>3449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4990">
                <text:p>34499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4990">
                <text:p>3449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4991">
                <text:p>3449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4992">
                <text:p>3449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4993">
                <text:p>3449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4993">
                <text:p>3449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4994">
                <text:p>3449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4995">
                <text:p>3450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4996">
                <text:p>3450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4996">
                <text:p>3450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4997">
                <text:p>3450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4998">
                <text:p>3450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4999">
                <text:p>3450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4999">
                <text:p>3450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000">
                <text:p>3450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001">
                <text:p>3450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003">
                <text:p>3450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003">
                <text:p>3450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004">
                <text:p>3450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005">
                <text:p>3450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006">
                <text:p>3450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006">
                <text:p>3450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007">
                <text:p>3450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008">
                <text:p>3450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009">
                <text:p>3450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009">
                <text:p>3450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010">
                <text:p>3450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011">
                <text:p>3450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012">
                <text:p>3450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012">
                <text:p>3450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013">
                <text:p>3450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014">
                <text:p>3450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015">
                <text:p>3450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015">
                <text:p>3450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016">
                <text:p>34502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017">
                <text:p>3450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018">
                <text:p>3450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018">
                <text:p>3450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019">
                <text:p>3450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020">
                <text:p>3450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021">
                <text:p>3450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021">
                <text:p>3450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022">
                <text:p>3450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023">
                <text:p>3450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024">
                <text:p>3450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024">
                <text:p>3450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025">
                <text:p>3450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026">
                <text:p>3450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027">
                <text:p>3450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027">
                <text:p>3450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028">
                <text:p>3450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29">
                <text:p>3450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030">
                <text:p>3450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30">
                <text:p>3450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031">
                <text:p>3450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32">
                <text:p>3450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032">
                <text:p>3450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033">
                <text:p>3450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034">
                <text:p>3450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035">
                <text:p>3450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035">
                <text:p>3450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036">
                <text:p>3450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037">
                <text:p>3450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038">
                <text:p>3450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038">
                <text:p>3450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039">
                <text:p>3450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040">
                <text:p>3450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041">
                <text:p>3450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041">
                <text:p>3450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042">
                <text:p>3450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043">
                <text:p>3450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044">
                <text:p>34504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044">
                <text:p>3450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046">
                <text:p>3450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047">
                <text:p>3450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048">
                <text:p>3450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048">
                <text:p>3450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049">
                <text:p>3450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050">
                <text:p>3450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051">
                <text:p>3450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051">
                <text:p>3450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052">
                <text:p>3450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053">
                <text:p>34505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054">
                <text:p>34505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054">
                <text:p>3450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055">
                <text:p>3450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056">
                <text:p>3450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057">
                <text:p>3450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057">
                <text:p>3450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058">
                <text:p>3450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059">
                <text:p>3450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060">
                <text:p>3450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060">
                <text:p>3450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061">
                <text:p>3450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062">
                <text:p>34506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063">
                <text:p>34506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063">
                <text:p>34506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064">
                <text:p>3450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065">
                <text:p>3450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066">
                <text:p>3450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066">
                <text:p>3450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067">
                <text:p>3450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068">
                <text:p>3450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069">
                <text:p>3450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069">
                <text:p>3450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070">
                <text:p>3450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071">
                <text:p>3450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072">
                <text:p>3450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072">
                <text:p>3450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073">
                <text:p>3450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074">
                <text:p>3450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45075">
                <text:p>3450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075">
                <text:p>3450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076">
                <text:p>3450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077">
                <text:p>3450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78">
                <text:p>3450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078">
                <text:p>34508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079">
                <text:p>3450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080">
                <text:p>3450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081">
                <text:p>3450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081">
                <text:p>3450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082">
                <text:p>3450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083">
                <text:p>3450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084">
                <text:p>3450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084">
                <text:p>3450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085">
                <text:p>34509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086">
                <text:p>3450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088">
                <text:p>3450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088">
                <text:p>3450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089">
                <text:p>34509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090">
                <text:p>3450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091">
                <text:p>3450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091">
                <text:p>3450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092">
                <text:p>3450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093">
                <text:p>3450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094">
                <text:p>3450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094">
                <text:p>3450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095">
                <text:p>3451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096">
                <text:p>3451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096">
                <text:p>345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5097">
                <text:p>3451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45098">
                <text:p>3451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45099">
                <text:p>345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5099">
                <text:p>34510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100">
                <text:p>3451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101">
                <text:p>3451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02">
                <text:p>3451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102">
                <text:p>3451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103">
                <text:p>3451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104">
                <text:p>3451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105">
                <text:p>3451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105">
                <text:p>3451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106">
                <text:p>3451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107">
                <text:p>3451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5108">
                <text:p>3451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108">
                <text:p>3451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109">
                <text:p>3451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110">
                <text:p>3451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111">
                <text:p>3451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111">
                <text:p>3451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112">
                <text:p>3451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113">
                <text:p>3451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114">
                <text:p>3451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114">
                <text:p>3451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115">
                <text:p>3451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116">
                <text:p>3451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117">
                <text:p>345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117">
                <text:p>3451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5118">
                <text:p>3451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5119">
                <text:p>3451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120">
                <text:p>3451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45120">
                <text:p>345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121">
                <text:p>3451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122">
                <text:p>3451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123">
                <text:p>3451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123">
                <text:p>3451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124">
                <text:p>3451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125">
                <text:p>3451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126">
                <text:p>3451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126">
                <text:p>3451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127">
                <text:p>3451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128">
                <text:p>3451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129">
                <text:p>3451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129">
                <text:p>3451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131">
                <text:p>3451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132">
                <text:p>3451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133">
                <text:p>3451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133">
                <text:p>3451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134">
                <text:p>3451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135">
                <text:p>34514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136">
                <text:p>34514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136">
                <text:p>3451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137">
                <text:p>34514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138">
                <text:p>34514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45139">
                <text:p>3451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139">
                <text:p>3451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140">
                <text:p>3451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141">
                <text:p>3451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142">
                <text:p>3451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142">
                <text:p>3451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143">
                <text:p>34514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144">
                <text:p>3451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145">
                <text:p>3451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145">
                <text:p>3451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46">
                <text:p>3451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147">
                <text:p>3451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147">
                <text:p>3451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148">
                <text:p>3451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149">
                <text:p>3451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150">
                <text:p>3451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150">
                <text:p>3451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151">
                <text:p>3451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152">
                <text:p>3451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5153">
                <text:p>3451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153">
                <text:p>3451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154">
                <text:p>3451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155">
                <text:p>3451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156">
                <text:p>3451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156">
                <text:p>3451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157">
                <text:p>345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158">
                <text:p>3451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159">
                <text:p>3451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159">
                <text:p>345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160">
                <text:p>3451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161">
                <text:p>3451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162">
                <text:p>3451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162">
                <text:p>3451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163">
                <text:p>3451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164">
                <text:p>3451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165">
                <text:p>3451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165">
                <text:p>3451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166">
                <text:p>3451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167">
                <text:p>3451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168">
                <text:p>3451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168">
                <text:p>3451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169">
                <text:p>3451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170">
                <text:p>345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171">
                <text:p>345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171">
                <text:p>3451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172">
                <text:p>3451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174">
                <text:p>3451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175">
                <text:p>345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175">
                <text:p>3451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176">
                <text:p>3451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177">
                <text:p>3451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178">
                <text:p>3451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178">
                <text:p>34518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5179">
                <text:p>3451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180">
                <text:p>3451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181">
                <text:p>3451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181">
                <text:p>3451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182">
                <text:p>3451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183">
                <text:p>3451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184">
                <text:p>3451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184">
                <text:p>34518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185">
                <text:p>3451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186">
                <text:p>3451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87">
                <text:p>34519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45187">
                <text:p>3451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188">
                <text:p>3451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189">
                <text:p>3451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190">
                <text:p>3451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190">
                <text:p>3451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91">
                <text:p>3451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192">
                <text:p>3451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193">
                <text:p>3451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193">
                <text:p>3451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194">
                <text:p>3451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195">
                <text:p>3452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196">
                <text:p>3452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196">
                <text:p>3452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197">
                <text:p>345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198">
                <text:p>3452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199">
                <text:p>345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199">
                <text:p>3452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200">
                <text:p>3452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201">
                <text:p>3452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202">
                <text:p>3452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202">
                <text:p>3452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203">
                <text:p>3452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204">
                <text:p>3452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205">
                <text:p>3452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205">
                <text:p>3452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206">
                <text:p>3452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207">
                <text:p>3452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208">
                <text:p>3452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208">
                <text:p>3452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209">
                <text:p>3452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210">
                <text:p>3452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211">
                <text:p>3452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211">
                <text:p>3452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212">
                <text:p>3452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213">
                <text:p>3452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213">
                <text:p>3452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214">
                <text:p>3452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216">
                <text:p>3452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217">
                <text:p>3452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217">
                <text:p>3452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218">
                <text:p>3452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219">
                <text:p>3452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220">
                <text:p>3452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220">
                <text:p>34522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221">
                <text:p>3452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222">
                <text:p>3452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223">
                <text:p>3452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223">
                <text:p>3452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224">
                <text:p>3452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225">
                <text:p>3452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226">
                <text:p>3452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226">
                <text:p>3452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227">
                <text:p>3452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228">
                <text:p>3452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229">
                <text:p>3452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229">
                <text:p>3452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230">
                <text:p>3452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231">
                <text:p>3452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232">
                <text:p>3452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232">
                <text:p>3452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233">
                <text:p>3452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234">
                <text:p>3452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235">
                <text:p>3452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235">
                <text:p>34524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236">
                <text:p>3452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237">
                <text:p>3452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238">
                <text:p>3452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238">
                <text:p>3452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239">
                <text:p>3452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240">
                <text:p>3452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241">
                <text:p>3452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41">
                <text:p>3452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242">
                <text:p>3452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243">
                <text:p>3452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244">
                <text:p>3452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44">
                <text:p>3452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45">
                <text:p>3452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246">
                <text:p>3452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247">
                <text:p>3452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247">
                <text:p>3452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248">
                <text:p>34525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249">
                <text:p>3452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250">
                <text:p>3452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250">
                <text:p>3452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251">
                <text:p>3452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252">
                <text:p>3452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253">
                <text:p>3452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253">
                <text:p>3452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254">
                <text:p>3452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255">
                <text:p>3452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256">
                <text:p>3452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256">
                <text:p>3452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257">
                <text:p>3452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259">
                <text:p>3452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260">
                <text:p>3452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260">
                <text:p>3452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261">
                <text:p>3452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262">
                <text:p>3452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263">
                <text:p>3452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263">
                <text:p>3452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264">
                <text:p>3452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265">
                <text:p>3452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265">
                <text:p>3452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266">
                <text:p>3452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267">
                <text:p>3452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268">
                <text:p>3452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268">
                <text:p>3452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269">
                <text:p>3452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270">
                <text:p>3452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271">
                <text:p>3452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271">
                <text:p>3452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272">
                <text:p>3452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273">
                <text:p>3452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274">
                <text:p>3452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274">
                <text:p>3452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275">
                <text:p>3452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276">
                <text:p>3452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277">
                <text:p>3452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277">
                <text:p>3452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278">
                <text:p>3452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279">
                <text:p>34528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280">
                <text:p>3452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280">
                <text:p>3452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281">
                <text:p>3452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282">
                <text:p>3452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283">
                <text:p>3452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283">
                <text:p>3452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284">
                <text:p>3452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285">
                <text:p>3452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286">
                <text:p>3452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286">
                <text:p>34529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287">
                <text:p>3452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288">
                <text:p>34529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289">
                <text:p>34529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289">
                <text:p>3452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290">
                <text:p>3452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291">
                <text:p>3452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92">
                <text:p>3452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292">
                <text:p>3452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293">
                <text:p>3452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294">
                <text:p>3452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295">
                <text:p>3453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295">
                <text:p>3453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45296">
                <text:p>345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297">
                <text:p>345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298">
                <text:p>3453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298">
                <text:p>3453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299">
                <text:p>3453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300">
                <text:p>3453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302">
                <text:p>3453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302">
                <text:p>3453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303">
                <text:p>3453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304">
                <text:p>3453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305">
                <text:p>3453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305">
                <text:p>3453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306">
                <text:p>3453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5307">
                <text:p>3453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308">
                <text:p>3453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308">
                <text:p>3453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309">
                <text:p>3453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310">
                <text:p>3453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311">
                <text:p>3453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311">
                <text:p>3453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312">
                <text:p>3453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313">
                <text:p>3453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313">
                <text:p>3453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314">
                <text:p>3453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315">
                <text:p>3453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316">
                <text:p>3453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316">
                <text:p>3453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317">
                <text:p>3453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318">
                <text:p>345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319">
                <text:p>3453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319">
                <text:p>3453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320">
                <text:p>3453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321">
                <text:p>3453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5322">
                <text:p>3453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322">
                <text:p>345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323">
                <text:p>345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324">
                <text:p>3453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325">
                <text:p>3453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325">
                <text:p>3453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326">
                <text:p>3453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327">
                <text:p>3453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328">
                <text:p>3453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328">
                <text:p>3453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329">
                <text:p>3453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330">
                <text:p>3453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331">
                <text:p>34533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331">
                <text:p>3453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332">
                <text:p>3453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333">
                <text:p>34533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334">
                <text:p>3453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334">
                <text:p>3453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335">
                <text:p>3453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336">
                <text:p>3453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337">
                <text:p>3453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337">
                <text:p>34534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338">
                <text:p>3453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339">
                <text:p>34534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340">
                <text:p>3453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340">
                <text:p>3453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341">
                <text:p>3453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342">
                <text:p>3453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344">
                <text:p>34534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344">
                <text:p>34534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45345">
                <text:p>3453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346">
                <text:p>3453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347">
                <text:p>3453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347">
                <text:p>3453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348">
                <text:p>3453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349">
                <text:p>3453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350">
                <text:p>3453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350">
                <text:p>3453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351">
                <text:p>34535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352">
                <text:p>3453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353">
                <text:p>3453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353">
                <text:p>3453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354">
                <text:p>3453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355">
                <text:p>345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356">
                <text:p>3453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356">
                <text:p>3453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357">
                <text:p>3453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358">
                <text:p>34536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5359">
                <text:p>3453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359">
                <text:p>3453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360">
                <text:p>3453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361">
                <text:p>3453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362">
                <text:p>3453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362">
                <text:p>3453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363">
                <text:p>3453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364">
                <text:p>3453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364">
                <text:p>3453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365">
                <text:p>34537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366">
                <text:p>3453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367">
                <text:p>3453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367">
                <text:p>3453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368">
                <text:p>3453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369">
                <text:p>3453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370">
                <text:p>3453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370">
                <text:p>3453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371">
                <text:p>3453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372">
                <text:p>3453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373">
                <text:p>3453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373">
                <text:p>3453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374">
                <text:p>3453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375">
                <text:p>3453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376">
                <text:p>3453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376">
                <text:p>3453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377">
                <text:p>3453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378">
                <text:p>3453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379">
                <text:p>3453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379">
                <text:p>3453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380">
                <text:p>3453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381">
                <text:p>34538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382">
                <text:p>3453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382">
                <text:p>3453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383">
                <text:p>34538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384">
                <text:p>3453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385">
                <text:p>3453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385">
                <text:p>3453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387">
                <text:p>3453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388">
                <text:p>3453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389">
                <text:p>3453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389">
                <text:p>345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390">
                <text:p>345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391">
                <text:p>345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392">
                <text:p>3453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392">
                <text:p>34539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393">
                <text:p>3453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394">
                <text:p>345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395">
                <text:p>3454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395">
                <text:p>3454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396">
                <text:p>3454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397">
                <text:p>3454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398">
                <text:p>3454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398">
                <text:p>3454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399">
                <text:p>3454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400">
                <text:p>3454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401">
                <text:p>3454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401">
                <text:p>3454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402">
                <text:p>3454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403">
                <text:p>3454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404">
                <text:p>3454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404">
                <text:p>3454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405">
                <text:p>3454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406">
                <text:p>3454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407">
                <text:p>3454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407">
                <text:p>3454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408">
                <text:p>3454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409">
                <text:p>3454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410">
                <text:p>3454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410">
                <text:p>3454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411">
                <text:p>3454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412">
                <text:p>34541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413">
                <text:p>3454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413">
                <text:p>3454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414">
                <text:p>3454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415">
                <text:p>3454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416">
                <text:p>3454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416">
                <text:p>3454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417">
                <text:p>3454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418">
                <text:p>3454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419">
                <text:p>3454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419">
                <text:p>3454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420">
                <text:p>3454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421">
                <text:p>3454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421">
                <text:p>3454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422">
                <text:p>3454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423">
                <text:p>3454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424">
                <text:p>3454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424">
                <text:p>345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5425">
                <text:p>3454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5426">
                <text:p>3454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427">
                <text:p>3454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427">
                <text:p>3454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428">
                <text:p>3454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430">
                <text:p>3454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45431">
                <text:p>345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431">
                <text:p>3454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432">
                <text:p>3454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433">
                <text:p>3454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434">
                <text:p>345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434">
                <text:p>345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435">
                <text:p>3454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436">
                <text:p>3454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437">
                <text:p>3454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437">
                <text:p>3454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438">
                <text:p>34544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439">
                <text:p>34544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440">
                <text:p>3454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440">
                <text:p>3454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441">
                <text:p>3454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442">
                <text:p>3454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443">
                <text:p>3454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443">
                <text:p>3454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444">
                <text:p>3454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445">
                <text:p>3454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446">
                <text:p>3454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446">
                <text:p>3454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447">
                <text:p>3454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448">
                <text:p>3454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449">
                <text:p>3454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5449">
                <text:p>3454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450">
                <text:p>3454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451">
                <text:p>3454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452">
                <text:p>3454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452">
                <text:p>3454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453">
                <text:p>3454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454">
                <text:p>3454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455">
                <text:p>34546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455">
                <text:p>3454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456">
                <text:p>3454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457">
                <text:p>3454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458">
                <text:p>3454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458">
                <text:p>3454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459">
                <text:p>3454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460">
                <text:p>3454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461">
                <text:p>3454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461">
                <text:p>3454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462">
                <text:p>3454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463">
                <text:p>3454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464">
                <text:p>3454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464">
                <text:p>3454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465">
                <text:p>3454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466">
                <text:p>3454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467">
                <text:p>34547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5467">
                <text:p>3454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468">
                <text:p>3454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469">
                <text:p>3454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470">
                <text:p>3454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470">
                <text:p>3454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472">
                <text:p>3454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473">
                <text:p>3454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474">
                <text:p>3454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474">
                <text:p>34547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475">
                <text:p>3454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476">
                <text:p>34548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477">
                <text:p>34548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45477">
                <text:p>3454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478">
                <text:p>3454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479">
                <text:p>3454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480">
                <text:p>3454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480">
                <text:p>3454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481">
                <text:p>3454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482">
                <text:p>3454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482">
                <text:p>3454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483">
                <text:p>3454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484">
                <text:p>3454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485">
                <text:p>3454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485">
                <text:p>3454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486">
                <text:p>3454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487">
                <text:p>3454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488">
                <text:p>3454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488">
                <text:p>3454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489">
                <text:p>3454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490">
                <text:p>3454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491">
                <text:p>3454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491">
                <text:p>3454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492">
                <text:p>3454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5493">
                <text:p>34549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494">
                <text:p>3454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494">
                <text:p>3454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495">
                <text:p>3455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496">
                <text:p>3455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497">
                <text:p>3455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5497">
                <text:p>3455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498">
                <text:p>3455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499">
                <text:p>3455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500">
                <text:p>3455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500">
                <text:p>3455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501">
                <text:p>3455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502">
                <text:p>3455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503">
                <text:p>3455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503">
                <text:p>3455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504">
                <text:p>3455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505">
                <text:p>3455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506">
                <text:p>3455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506">
                <text:p>3455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507">
                <text:p>3455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508">
                <text:p>3455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509">
                <text:p>3455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509">
                <text:p>3455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510">
                <text:p>3455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511">
                <text:p>3455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512">
                <text:p>3455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512">
                <text:p>3455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513">
                <text:p>3455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515">
                <text:p>3455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5516">
                <text:p>3455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516">
                <text:p>3455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517">
                <text:p>3455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518">
                <text:p>3455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519">
                <text:p>3455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519">
                <text:p>3455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520">
                <text:p>3455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521">
                <text:p>3455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522">
                <text:p>3455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522">
                <text:p>3455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523">
                <text:p>3455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524">
                <text:p>3455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525">
                <text:p>345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5525">
                <text:p>3455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526">
                <text:p>3455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527">
                <text:p>3455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5528">
                <text:p>3455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28">
                <text:p>3455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529">
                <text:p>3455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30">
                <text:p>3455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31">
                <text:p>3455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31">
                <text:p>34553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532">
                <text:p>3455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533">
                <text:p>34553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533">
                <text:p>3455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534">
                <text:p>3455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535">
                <text:p>3455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536">
                <text:p>3455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537">
                <text:p>34554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537">
                <text:p>34554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538">
                <text:p>3455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539">
                <text:p>3455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539">
                <text:p>3455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5540">
                <text:p>3455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541">
                <text:p>3455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542">
                <text:p>3455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542">
                <text:p>3455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543">
                <text:p>3455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544">
                <text:p>3455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545">
                <text:p>3455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545">
                <text:p>3455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546">
                <text:p>3455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547">
                <text:p>3455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548">
                <text:p>3455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5548">
                <text:p>3455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549">
                <text:p>3455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550">
                <text:p>3455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551">
                <text:p>3455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551">
                <text:p>3455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552">
                <text:p>3455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553">
                <text:p>3455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554">
                <text:p>3455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554">
                <text:p>3455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555">
                <text:p>3455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556">
                <text:p>3455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558">
                <text:p>3455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558">
                <text:p>3455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559">
                <text:p>3455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560">
                <text:p>3455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561">
                <text:p>3455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561">
                <text:p>3455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562">
                <text:p>3455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563">
                <text:p>3455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564">
                <text:p>3455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564">
                <text:p>3455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565">
                <text:p>3455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566">
                <text:p>3455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567">
                <text:p>3455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567">
                <text:p>3455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568">
                <text:p>3455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5569">
                <text:p>3455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570">
                <text:p>3455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570">
                <text:p>3455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571">
                <text:p>3455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572">
                <text:p>34557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5573">
                <text:p>3455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573">
                <text:p>3455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574">
                <text:p>34557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575">
                <text:p>3455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576">
                <text:p>34558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576">
                <text:p>34558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577">
                <text:p>3455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578">
                <text:p>3455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579">
                <text:p>3455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579">
                <text:p>3455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580">
                <text:p>3455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581">
                <text:p>3455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582">
                <text:p>3455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582">
                <text:p>3455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583">
                <text:p>3455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584">
                <text:p>34558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585">
                <text:p>3455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585">
                <text:p>34559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586">
                <text:p>3455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587">
                <text:p>3455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588">
                <text:p>3455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588">
                <text:p>34559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589">
                <text:p>3455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590">
                <text:p>3455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591">
                <text:p>3455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591">
                <text:p>3455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592">
                <text:p>34559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593">
                <text:p>3455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593">
                <text:p>3455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594">
                <text:p>3455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595">
                <text:p>3456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596">
                <text:p>3456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596">
                <text:p>3456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5597">
                <text:p>3456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598">
                <text:p>3456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600">
                <text:p>3456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600">
                <text:p>3456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601">
                <text:p>3456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602">
                <text:p>3456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603">
                <text:p>3456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603">
                <text:p>3456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604">
                <text:p>3456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605">
                <text:p>3456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06">
                <text:p>3456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06">
                <text:p>3456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07">
                <text:p>3456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608">
                <text:p>3456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609">
                <text:p>3456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609">
                <text:p>3456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610">
                <text:p>3456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611">
                <text:p>3456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612">
                <text:p>3456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612">
                <text:p>3456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613">
                <text:p>3456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614">
                <text:p>3456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615">
                <text:p>3456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615">
                <text:p>3456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616">
                <text:p>3456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617">
                <text:p>3456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618">
                <text:p>3456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618">
                <text:p>3456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619">
                <text:p>3456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620">
                <text:p>3456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620">
                <text:p>3456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621">
                <text:p>3456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622">
                <text:p>3456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5623">
                <text:p>3456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5623">
                <text:p>3456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624">
                <text:p>34562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625">
                <text:p>34563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626">
                <text:p>3456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626">
                <text:p>3456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627">
                <text:p>34563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628">
                <text:p>3456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629">
                <text:p>3456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629">
                <text:p>3456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30">
                <text:p>3456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31">
                <text:p>3456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32">
                <text:p>3456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632">
                <text:p>34563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633">
                <text:p>34563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634">
                <text:p>3456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635">
                <text:p>3456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635">
                <text:p>3456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636">
                <text:p>3456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637">
                <text:p>3456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638">
                <text:p>3456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638">
                <text:p>3456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639">
                <text:p>34564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640">
                <text:p>3456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641">
                <text:p>34564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641">
                <text:p>3456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643">
                <text:p>3456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644">
                <text:p>3456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645">
                <text:p>3456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5645">
                <text:p>3456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646">
                <text:p>3456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647">
                <text:p>3456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648">
                <text:p>3456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648">
                <text:p>3456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649">
                <text:p>3456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650">
                <text:p>3456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650">
                <text:p>3456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651">
                <text:p>3456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652">
                <text:p>3456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653">
                <text:p>3456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53">
                <text:p>3456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654">
                <text:p>34565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655">
                <text:p>3456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656">
                <text:p>3456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5656">
                <text:p>3456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657">
                <text:p>3456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5658">
                <text:p>3456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659">
                <text:p>3456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659">
                <text:p>3456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660">
                <text:p>3456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661">
                <text:p>3456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662">
                <text:p>3456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662">
                <text:p>3456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663">
                <text:p>3456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664">
                <text:p>3456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665">
                <text:p>3456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665">
                <text:p>3456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666">
                <text:p>3456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667">
                <text:p>3456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668">
                <text:p>3456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668">
                <text:p>3456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669">
                <text:p>34567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670">
                <text:p>3456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670">
                <text:p>34567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671">
                <text:p>3456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672">
                <text:p>3456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673">
                <text:p>34567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673">
                <text:p>3456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674">
                <text:p>3456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675">
                <text:p>3456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676">
                <text:p>3456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676">
                <text:p>3456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5677">
                <text:p>34568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78">
                <text:p>34568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5679">
                <text:p>3456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5679">
                <text:p>3456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680">
                <text:p>3456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681">
                <text:p>3456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682">
                <text:p>3456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682">
                <text:p>3456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683">
                <text:p>3456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684">
                <text:p>3456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686">
                <text:p>34569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686">
                <text:p>3456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5687">
                <text:p>3456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5688">
                <text:p>3456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5689">
                <text:p>3456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689">
                <text:p>3456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690">
                <text:p>3456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691">
                <text:p>3456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692">
                <text:p>3456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692">
                <text:p>3456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693">
                <text:p>3456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694">
                <text:p>3456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695">
                <text:p>3457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695">
                <text:p>3457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696">
                <text:p>3457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697">
                <text:p>3457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697">
                <text:p>3457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698">
                <text:p>3457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699">
                <text:p>345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700">
                <text:p>3457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700">
                <text:p>3457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701">
                <text:p>3457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45702">
                <text:p>3457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45703">
                <text:p>3457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703">
                <text:p>345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704">
                <text:p>345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705">
                <text:p>3457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706">
                <text:p>3457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706">
                <text:p>3457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707">
                <text:p>3457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708">
                <text:p>3457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709">
                <text:p>3457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709">
                <text:p>3457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710">
                <text:p>3457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711">
                <text:p>3457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712">
                <text:p>3457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712">
                <text:p>3457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713">
                <text:p>3457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714">
                <text:p>3457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715">
                <text:p>34572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715">
                <text:p>3457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716">
                <text:p>3457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5717">
                <text:p>3457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718">
                <text:p>3457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718">
                <text:p>3457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719">
                <text:p>3457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720">
                <text:p>345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721">
                <text:p>3457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721">
                <text:p>345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722">
                <text:p>345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723">
                <text:p>345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724">
                <text:p>3457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724">
                <text:p>3457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725">
                <text:p>3457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726">
                <text:p>3457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726">
                <text:p>3457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728">
                <text:p>3457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729">
                <text:p>3457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730">
                <text:p>3457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730">
                <text:p>3457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731">
                <text:p>3457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732">
                <text:p>3457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733">
                <text:p>3457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733">
                <text:p>3457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734">
                <text:p>3457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735">
                <text:p>3457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736">
                <text:p>3457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736">
                <text:p>3457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5737">
                <text:p>345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738">
                <text:p>3457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739">
                <text:p>3457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739">
                <text:p>3457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740">
                <text:p>3457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741">
                <text:p>3457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742">
                <text:p>3457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742">
                <text:p>345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743">
                <text:p>3457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744">
                <text:p>3457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745">
                <text:p>3457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5745">
                <text:p>3457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45746">
                <text:p>3457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45747">
                <text:p>3457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748">
                <text:p>345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748">
                <text:p>3457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49">
                <text:p>3457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50">
                <text:p>3457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51">
                <text:p>3457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751">
                <text:p>3457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752">
                <text:p>3457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753">
                <text:p>3457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754">
                <text:p>3457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754">
                <text:p>3457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755">
                <text:p>3457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756">
                <text:p>3457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757">
                <text:p>3457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757">
                <text:p>3457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758">
                <text:p>34576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759">
                <text:p>34576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760">
                <text:p>3457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760">
                <text:p>3457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761">
                <text:p>34576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762">
                <text:p>3457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763">
                <text:p>3457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763">
                <text:p>3457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764">
                <text:p>3457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765">
                <text:p>34577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45766">
                <text:p>3457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766">
                <text:p>3457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767">
                <text:p>3457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768">
                <text:p>3457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5768">
                <text:p>34577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769">
                <text:p>3457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771">
                <text:p>3457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772">
                <text:p>3457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772">
                <text:p>3457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773">
                <text:p>3457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774">
                <text:p>34577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5775">
                <text:p>34578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775">
                <text:p>3457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776">
                <text:p>3457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777">
                <text:p>34578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778">
                <text:p>3457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778">
                <text:p>3457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779">
                <text:p>3457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780">
                <text:p>3457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781">
                <text:p>3457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781">
                <text:p>3457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782">
                <text:p>3457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783">
                <text:p>3457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784">
                <text:p>3457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784">
                <text:p>3457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785">
                <text:p>3457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786">
                <text:p>3457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787">
                <text:p>3457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787">
                <text:p>3457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788">
                <text:p>3457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89">
                <text:p>3457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790">
                <text:p>3457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5790">
                <text:p>34579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345791">
                <text:p>3457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792">
                <text:p>3457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793">
                <text:p>3457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793">
                <text:p>3457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794">
                <text:p>3457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795">
                <text:p>3458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796">
                <text:p>3458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5796">
                <text:p>345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797">
                <text:p>3458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798">
                <text:p>3458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798">
                <text:p>3458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799">
                <text:p>3458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00">
                <text:p>3458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801">
                <text:p>3458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801">
                <text:p>3458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802">
                <text:p>3458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803">
                <text:p>3458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804">
                <text:p>3458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804">
                <text:p>3458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5805">
                <text:p>3458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5806">
                <text:p>3458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807">
                <text:p>3458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5807">
                <text:p>3458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808">
                <text:p>3458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809">
                <text:p>3458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345810">
                <text:p>3458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810">
                <text:p>3458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811">
                <text:p>3458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812">
                <text:p>3458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45814">
                <text:p>3458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45814">
                <text:p>3458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815">
                <text:p>3458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5816">
                <text:p>3458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817">
                <text:p>3458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817">
                <text:p>3458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818">
                <text:p>3458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819">
                <text:p>3458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820">
                <text:p>3458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820">
                <text:p>3458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821">
                <text:p>3458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822">
                <text:p>3458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823">
                <text:p>34582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823">
                <text:p>34582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824">
                <text:p>3458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825">
                <text:p>3458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826">
                <text:p>3458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826">
                <text:p>3458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5827">
                <text:p>3458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828">
                <text:p>3458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829">
                <text:p>3458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829">
                <text:p>3458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830">
                <text:p>3458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831">
                <text:p>3458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831">
                <text:p>3458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832">
                <text:p>3458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833">
                <text:p>3458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834">
                <text:p>3458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34">
                <text:p>3458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835">
                <text:p>3458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836">
                <text:p>3458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837">
                <text:p>3458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45837">
                <text:p>3458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838">
                <text:p>3458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39">
                <text:p>3458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840">
                <text:p>3458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840">
                <text:p>3458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45841">
                <text:p>3458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842">
                <text:p>3458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43">
                <text:p>3458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843">
                <text:p>3458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844">
                <text:p>3458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845">
                <text:p>3458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846">
                <text:p>3458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846">
                <text:p>3458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5847">
                <text:p>3458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848">
                <text:p>3458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49">
                <text:p>3458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849">
                <text:p>3458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50">
                <text:p>3458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5851">
                <text:p>3458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5852">
                <text:p>3458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5852">
                <text:p>3458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853">
                <text:p>3458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854">
                <text:p>3458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5856">
                <text:p>3458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5856">
                <text:p>3458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857">
                <text:p>3458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5858">
                <text:p>3458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5858">
                <text:p>3458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859">
                <text:p>3458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860">
                <text:p>3458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861">
                <text:p>3458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862">
                <text:p>34586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5862">
                <text:p>3458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45863">
                <text:p>3458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864">
                <text:p>3458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864">
                <text:p>3458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865">
                <text:p>3458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866">
                <text:p>3458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867">
                <text:p>3458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867">
                <text:p>34587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868">
                <text:p>3458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5869">
                <text:p>34587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5870">
                <text:p>3458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870">
                <text:p>3458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5871">
                <text:p>3458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872">
                <text:p>34587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873">
                <text:p>3458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873">
                <text:p>3458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874">
                <text:p>34587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875">
                <text:p>3458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876">
                <text:p>34588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5876">
                <text:p>3458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877">
                <text:p>3458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5878">
                <text:p>3458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879">
                <text:p>3458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5879">
                <text:p>3458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5880">
                <text:p>3458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881">
                <text:p>3458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882">
                <text:p>3458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882">
                <text:p>3458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883">
                <text:p>34588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5884">
                <text:p>3458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885">
                <text:p>3458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85">
                <text:p>3458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886">
                <text:p>3458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5887">
                <text:p>3458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888">
                <text:p>3458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888">
                <text:p>3458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889">
                <text:p>3458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90">
                <text:p>3458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91">
                <text:p>3458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891">
                <text:p>3458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892">
                <text:p>3458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893">
                <text:p>3458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894">
                <text:p>3458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5894">
                <text:p>3458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895">
                <text:p>3459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5896">
                <text:p>3459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5897">
                <text:p>3459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897">
                <text:p>3459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45899">
                <text:p>3459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900">
                <text:p>3459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900">
                <text:p>3459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901">
                <text:p>3459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902">
                <text:p>3459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5903">
                <text:p>3459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903">
                <text:p>3459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904">
                <text:p>3459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905">
                <text:p>3459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906">
                <text:p>3459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5906">
                <text:p>3459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907">
                <text:p>3459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5908">
                <text:p>3459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909">
                <text:p>3459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909">
                <text:p>3459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5910">
                <text:p>3459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911">
                <text:p>3459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5912">
                <text:p>3459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912">
                <text:p>3459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913">
                <text:p>3459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914">
                <text:p>3459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915">
                <text:p>3459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915">
                <text:p>3459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916">
                <text:p>3459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917">
                <text:p>3459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918">
                <text:p>3459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918">
                <text:p>3459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5919">
                <text:p>3459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920">
                <text:p>3459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5921">
                <text:p>3459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921">
                <text:p>3459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922">
                <text:p>3459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923">
                <text:p>3459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5924">
                <text:p>3459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5924">
                <text:p>3459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5925">
                <text:p>3459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926">
                <text:p>3459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5927">
                <text:p>3459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927">
                <text:p>3459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5928">
                <text:p>3459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5929">
                <text:p>34593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930">
                <text:p>3459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5930">
                <text:p>3459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5931">
                <text:p>3459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5932">
                <text:p>3459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5933">
                <text:p>3459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933">
                <text:p>3459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5934">
                <text:p>3459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5935">
                <text:p>3459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5936">
                <text:p>3459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5936">
                <text:p>3459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937">
                <text:p>3459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938">
                <text:p>3459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938">
                <text:p>345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39">
                <text:p>3459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940">
                <text:p>345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42">
                <text:p>3459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942">
                <text:p>345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43">
                <text:p>3459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5944">
                <text:p>345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45">
                <text:p>3459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period: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946">
                <text:p>3459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5946">
                <text:p>3459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45947">
                <text:p>3459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5948">
                <text:p>3459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949">
                <text:p>3459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949">
                <text:p>3459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5950">
                <text:p>3459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5951">
                <text:p>3459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5952">
                <text:p>3459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5952">
                <text:p>3459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953">
                <text:p>3459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5954">
                <text:p>3459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5955">
                <text:p>3459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955">
                <text:p>3459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5956">
                <text:p>3459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5957">
                <text:p>3459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5958">
                <text:p>3459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5958">
                <text:p>34596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5959">
                <text:p>3459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5960">
                <text:p>3459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5961">
                <text:p>3459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5961">
                <text:p>3459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5962">
                <text:p>3459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5963">
                <text:p>3459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964">
                <text:p>34596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964">
                <text:p>34596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45965">
                <text:p>3459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45966">
                <text:p>34597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5967">
                <text:p>3459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5967">
                <text:p>3459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45968">
                <text:p>3459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45969">
                <text:p>3459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5969">
                <text:p>3459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970">
                <text:p>3459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5971">
                <text:p>34597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5972">
                <text:p>34597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5972">
                <text:p>3459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5973">
                <text:p>3459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5974">
                <text:p>34597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5975">
                <text:p>34598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5975">
                <text:p>3459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5976">
                <text:p>3459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5977">
                <text:p>3459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5978">
                <text:p>3459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5978">
                <text:p>3459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5979">
                <text:p>3459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5980">
                <text:p>3459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5981">
                <text:p>3459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5981">
                <text:p>3459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5982">
                <text:p>3459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5984">
                <text:p>3459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5985">
                <text:p>3459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85">
                <text:p>3459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45986">
                <text:p>3459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987">
                <text:p>3459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5988">
                <text:p>3459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988">
                <text:p>3459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5989">
                <text:p>3459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45990">
                <text:p>3459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45991">
                <text:p>3459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45991">
                <text:p>3459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45992">
                <text:p>3459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5993">
                <text:p>3459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5994">
                <text:p>3459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5994">
                <text:p>3459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995">
                <text:p>3460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5996">
                <text:p>3460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5997">
                <text:p>3460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5997">
                <text:p>3460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5998">
                <text:p>3460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5999">
                <text:p>3460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5999">
                <text:p>3460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000">
                <text:p>3460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001">
                <text:p>346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002">
                <text:p>3460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002">
                <text:p>3460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003">
                <text:p>3460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004">
                <text:p>3460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6005">
                <text:p>3460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005">
                <text:p>3460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6006">
                <text:p>3460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007">
                <text:p>3460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6008">
                <text:p>3460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6008">
                <text:p>3460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46009">
                <text:p>3460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6010">
                <text:p>3460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46011">
                <text:p>3460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46011">
                <text:p>3460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6012">
                <text:p>3460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46013">
                <text:p>3460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46014">
                <text:p>3460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46014">
                <text:p>3460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6015">
                <text:p>3460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6016">
                <text:p>3460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6017">
                <text:p>3460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017">
                <text:p>3460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018">
                <text:p>3460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6019">
                <text:p>34602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6020">
                <text:p>3460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020">
                <text:p>34602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021">
                <text:p>3460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022">
                <text:p>3460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022">
                <text:p>3460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023">
                <text:p>3460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024">
                <text:p>3460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025">
                <text:p>3460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6025">
                <text:p>3460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027">
                <text:p>3460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6028">
                <text:p>3460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6029">
                <text:p>3460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6029">
                <text:p>3460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6030">
                <text:p>3460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6031">
                <text:p>3460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46032">
                <text:p>3460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46032">
                <text:p>3460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6033">
                <text:p>3460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6034">
                <text:p>3460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6035">
                <text:p>3460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6035">
                <text:p>3460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46036">
                <text:p>3460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6037">
                <text:p>3460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46038">
                <text:p>3460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6038">
                <text:p>3460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46039">
                <text:p>3460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46040">
                <text:p>3460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6041">
                <text:p>3460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6041">
                <text:p>3460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6042">
                <text:p>3460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6043">
                <text:p>3460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044">
                <text:p>3460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044">
                <text:p>3460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045">
                <text:p>3460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046">
                <text:p>3460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047">
                <text:p>3460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047">
                <text:p>3460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048">
                <text:p>34605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049">
                <text:p>3460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049">
                <text:p>3460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050">
                <text:p>34605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6051">
                <text:p>3460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6052">
                <text:p>3460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46052">
                <text:p>3460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053">
                <text:p>34605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6054">
                <text:p>3460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6055">
                <text:p>3460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46055">
                <text:p>3460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056">
                <text:p>3460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46057">
                <text:p>3460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46058">
                <text:p>3460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6058">
                <text:p>3460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6059">
                <text:p>3460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46060">
                <text:p>34606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46061">
                <text:p>3460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46061">
                <text:p>3460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6062">
                <text:p>3460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46063">
                <text:p>3460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46064">
                <text:p>34606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6064">
                <text:p>3460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065">
                <text:p>3460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6066">
                <text:p>34607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6067">
                <text:p>3460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067">
                <text:p>3460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068">
                <text:p>3460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070">
                <text:p>3460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071">
                <text:p>3460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071">
                <text:p>3460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072">
                <text:p>34607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073">
                <text:p>3460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074">
                <text:p>3460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074">
                <text:p>3460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075">
                <text:p>34608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6076">
                <text:p>3460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46077">
                <text:p>3460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46077">
                <text:p>3460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078">
                <text:p>3460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6079">
                <text:p>3460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079">
                <text:p>3460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6080">
                <text:p>3460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6081">
                <text:p>3460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6082">
                <text:p>3460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6082">
                <text:p>3460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46083">
                <text:p>3460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6084">
                <text:p>3460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6085">
                <text:p>3460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085">
                <text:p>3460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46086">
                <text:p>3460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6087">
                <text:p>3460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46088">
                <text:p>3460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46088">
                <text:p>34609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46089">
                <text:p>3460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46090">
                <text:p>3460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46091">
                <text:p>3460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6091">
                <text:p>3460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6092">
                <text:p>3460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093">
                <text:p>3460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46094">
                <text:p>3460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094">
                <text:p>3460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095">
                <text:p>3461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096">
                <text:p>3461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097">
                <text:p>3461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097">
                <text:p>3461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098">
                <text:p>3461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099">
                <text:p>3461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099">
                <text:p>3461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100">
                <text:p>3461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101">
                <text:p>3461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102">
                <text:p>3461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102">
                <text:p>3461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103">
                <text:p>3461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104">
                <text:p>3461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105">
                <text:p>3461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105">
                <text:p>3461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106">
                <text:p>3461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07">
                <text:p>3461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108">
                <text:p>3461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108">
                <text:p>34611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6109">
                <text:p>3461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6110">
                <text:p>3461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6112">
                <text:p>3461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6112">
                <text:p>3461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6113">
                <text:p>3461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6114">
                <text:p>3461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15">
                <text:p>346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46115">
                <text:p>3461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46116">
                <text:p>3461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17">
                <text:p>3461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18">
                <text:p>3461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18">
                <text:p>3461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119">
                <text:p>3461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120">
                <text:p>3461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121">
                <text:p>3461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21">
                <text:p>3461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22">
                <text:p>3461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23">
                <text:p>3461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24">
                <text:p>3461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124">
                <text:p>3461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46125">
                <text:p>3461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46126">
                <text:p>34613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46127">
                <text:p>3461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27">
                <text:p>3461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46128">
                <text:p>3461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29">
                <text:p>34613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130">
                <text:p>3461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30">
                <text:p>3461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131">
                <text:p>3461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6132">
                <text:p>3461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6132">
                <text:p>3461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133">
                <text:p>3461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134">
                <text:p>3461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6135">
                <text:p>34614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135">
                <text:p>3461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136">
                <text:p>34614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6137">
                <text:p>3461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138">
                <text:p>3461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138">
                <text:p>346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39">
                <text:p>3461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140">
                <text:p>346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41">
                <text:p>346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41">
                <text:p>3461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142">
                <text:p>3461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43">
                <text:p>3461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144">
                <text:p>3461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144">
                <text:p>3461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145">
                <text:p>3461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146">
                <text:p>3461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147">
                <text:p>3461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147">
                <text:p>3461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148">
                <text:p>3461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6149">
                <text:p>3461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6150">
                <text:p>34615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150">
                <text:p>3461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151">
                <text:p>3461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152">
                <text:p>3461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346153">
                <text:p>3461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46153">
                <text:p>3461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6155">
                <text:p>3461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46156">
                <text:p>3461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6157">
                <text:p>3461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46157">
                <text:p>3461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46158">
                <text:p>3461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46159">
                <text:p>3461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6160">
                <text:p>3461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346160">
                <text:p>3461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46161">
                <text:p>3461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6162">
                <text:p>3461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6162">
                <text:p>3461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163">
                <text:p>3461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164">
                <text:p>3461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165">
                <text:p>3461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6165">
                <text:p>3461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166">
                <text:p>34617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46167">
                <text:p>3461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346168">
                <text:p>3461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168">
                <text:p>346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6169">
                <text:p>3461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46170">
                <text:p>34617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46171">
                <text:p>3461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6171">
                <text:p>3461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46172">
                <text:p>34617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46173">
                <text:p>3461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174">
                <text:p>3461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174">
                <text:p>3461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175">
                <text:p>34618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176">
                <text:p>3461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177">
                <text:p>3461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177">
                <text:p>3461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178">
                <text:p>3461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179">
                <text:p>3461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180">
                <text:p>3461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80">
                <text:p>3461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181">
                <text:p>3461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82">
                <text:p>3461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183">
                <text:p>3461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183">
                <text:p>3461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184">
                <text:p>3461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85">
                <text:p>3461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186">
                <text:p>346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86">
                <text:p>3461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187">
                <text:p>3461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188">
                <text:p>3461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188">
                <text:p>3461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189">
                <text:p>346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190">
                <text:p>3461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191">
                <text:p>3461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6191">
                <text:p>3461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192">
                <text:p>3461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6193">
                <text:p>3461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194">
                <text:p>3461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194">
                <text:p>3461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6195">
                <text:p>346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196">
                <text:p>3462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46198">
                <text:p>3462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46198">
                <text:p>3462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46199">
                <text:p>3462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200">
                <text:p>3462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6201">
                <text:p>346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01">
                <text:p>3462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202">
                <text:p>3462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6203">
                <text:p>346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04">
                <text:p>3462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04">
                <text:p>3462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205">
                <text:p>346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206">
                <text:p>346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207">
                <text:p>346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207">
                <text:p>3462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346208">
                <text:p>3462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209">
                <text:p>3462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6210">
                <text:p>3462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210">
                <text:p>346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211">
                <text:p>3462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346212">
                <text:p>346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213">
                <text:p>346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46213">
                <text:p>3462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6214">
                <text:p>3462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346215">
                <text:p>3462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216">
                <text:p>34622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6216">
                <text:p>3462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6217">
                <text:p>3462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18">
                <text:p>3462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219">
                <text:p>3462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346219">
                <text:p>34622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6220">
                <text:p>3462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6221">
                <text:p>34622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6222">
                <text:p>34622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346222">
                <text:p>3462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46223">
                <text:p>3462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46224">
                <text:p>3462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25">
                <text:p>3462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346225">
                <text:p>3462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46226">
                <text:p>3462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227">
                <text:p>3462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228">
                <text:p>3462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228">
                <text:p>3462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346229">
                <text:p>3462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346230">
                <text:p>3462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230">
                <text:p>3462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231">
                <text:p>3462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46232">
                <text:p>3462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233">
                <text:p>3462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233">
                <text:p>3462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234">
                <text:p>3462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235">
                <text:p>3462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236">
                <text:p>34624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6236">
                <text:p>34624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237">
                <text:p>3462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238">
                <text:p>3462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240">
                <text:p>3462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240">
                <text:p>3462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241">
                <text:p>3462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242">
                <text:p>3462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243">
                <text:p>3462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243">
                <text:p>3462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244">
                <text:p>3462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245">
                <text:p>3462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246">
                <text:p>3462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246">
                <text:p>3462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247">
                <text:p>3462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248">
                <text:p>3462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249">
                <text:p>3462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249">
                <text:p>3462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250">
                <text:p>3462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51">
                <text:p>3462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252">
                <text:p>346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252">
                <text:p>3462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253">
                <text:p>3462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54">
                <text:p>3462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55">
                <text:p>3462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255">
                <text:p>3462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56">
                <text:p>3462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57">
                <text:p>3462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58">
                <text:p>3462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258">
                <text:p>3462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259">
                <text:p>3462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260">
                <text:p>34626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260">
                <text:p>3462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61">
                <text:p>3462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62">
                <text:p>3462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63">
                <text:p>3462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263">
                <text:p>3462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64">
                <text:p>3462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65">
                <text:p>3462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266">
                <text:p>3462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266">
                <text:p>3462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267">
                <text:p>3462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68">
                <text:p>3462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6269">
                <text:p>3462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69">
                <text:p>3462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70">
                <text:p>3462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271">
                <text:p>3462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272">
                <text:p>3462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46272">
                <text:p>3462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73">
                <text:p>3462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274">
                <text:p>3462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6275">
                <text:p>346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75">
                <text:p>3462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276">
                <text:p>346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77">
                <text:p>346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78">
                <text:p>3462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278">
                <text:p>346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79">
                <text:p>3462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280">
                <text:p>3462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281">
                <text:p>3462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6281">
                <text:p>3462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346283">
                <text:p>3462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346284">
                <text:p>3462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285">
                <text:p>3462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285">
                <text:p>34629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286">
                <text:p>34629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46287">
                <text:p>3462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288">
                <text:p>3462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346288">
                <text:p>3462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346289">
                <text:p>3462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46290">
                <text:p>3462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46290">
                <text:p>34629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46291">
                <text:p>3462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292">
                <text:p>3462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293">
                <text:p>34629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93">
                <text:p>3462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294">
                <text:p>3462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295">
                <text:p>3463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296">
                <text:p>3463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296">
                <text:p>3463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297">
                <text:p>3463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98">
                <text:p>3463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299">
                <text:p>3463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299">
                <text:p>3463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00">
                <text:p>3463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01">
                <text:p>3463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302">
                <text:p>3463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302">
                <text:p>3463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03">
                <text:p>3463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6304">
                <text:p>346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46305">
                <text:p>34631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46305">
                <text:p>3463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306">
                <text:p>34631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346307">
                <text:p>3463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346308">
                <text:p>3463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08">
                <text:p>3463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09">
                <text:p>3463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10">
                <text:p>3463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11">
                <text:p>3463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11">
                <text:p>3463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12">
                <text:p>3463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13">
                <text:p>3463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13">
                <text:p>3463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314">
                <text:p>3463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15">
                <text:p>3463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16">
                <text:p>34632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6316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17">
                <text:p>3463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18">
                <text:p>3463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346319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19">
                <text:p>3463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20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21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22">
                <text:p>3463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346322">
                <text:p>3463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46323">
                <text:p>3463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24">
                <text:p>3463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26">
                <text:p>3463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326">
                <text:p>3463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46327">
                <text:p>3463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28">
                <text:p>3463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29">
                <text:p>3463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29">
                <text:p>3463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30">
                <text:p>3463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31">
                <text:p>3463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32">
                <text:p>3463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32">
                <text:p>3463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33">
                <text:p>3463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34">
                <text:p>3463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35">
                <text:p>34634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35">
                <text:p>34634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36">
                <text:p>34634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37">
                <text:p>3463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338">
                <text:p>3463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38">
                <text:p>3463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39">
                <text:p>3463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40">
                <text:p>3463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41">
                <text:p>3463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41">
                <text:p>3463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42">
                <text:p>3463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43">
                <text:p>3463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43">
                <text:p>3463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44">
                <text:p>3463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45">
                <text:p>3463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46">
                <text:p>3463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46">
                <text:p>3463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347">
                <text:p>3463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48">
                <text:p>3463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49">
                <text:p>3463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49">
                <text:p>3463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50">
                <text:p>34635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51">
                <text:p>3463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52">
                <text:p>3463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52">
                <text:p>3463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53">
                <text:p>3463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54">
                <text:p>3463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55">
                <text:p>3463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55">
                <text:p>3463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56">
                <text:p>3463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57">
                <text:p>34636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46358">
                <text:p>3463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58">
                <text:p>346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359">
                <text:p>3463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60">
                <text:p>346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361">
                <text:p>3463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61">
                <text:p>34636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362">
                <text:p>3463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63">
                <text:p>34636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364">
                <text:p>3463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64">
                <text:p>34636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365">
                <text:p>3463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66">
                <text:p>3463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368">
                <text:p>3463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368">
                <text:p>3463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346369">
                <text:p>3463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370">
                <text:p>346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71">
                <text:p>3463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71">
                <text:p>346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72">
                <text:p>346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73">
                <text:p>3463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74">
                <text:p>3463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74">
                <text:p>34637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75">
                <text:p>3463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376">
                <text:p>3463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77">
                <text:p>3463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377">
                <text:p>3463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78">
                <text:p>3463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379">
                <text:p>3463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79">
                <text:p>3463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380">
                <text:p>3463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81">
                <text:p>3463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82">
                <text:p>3463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82">
                <text:p>3463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83">
                <text:p>3463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84">
                <text:p>3463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85">
                <text:p>3463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385">
                <text:p>3463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386">
                <text:p>3463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387">
                <text:p>3463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88">
                <text:p>3463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88">
                <text:p>3463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6389">
                <text:p>34639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6390">
                <text:p>34639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391">
                <text:p>3463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391">
                <text:p>3463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392">
                <text:p>3463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93">
                <text:p>3463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394">
                <text:p>34639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394">
                <text:p>3463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95">
                <text:p>3464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96">
                <text:p>3464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397">
                <text:p>3464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346397">
                <text:p>3464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398">
                <text:p>3464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399">
                <text:p>3464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00">
                <text:p>3464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400">
                <text:p>3464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401">
                <text:p>3464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402">
                <text:p>3464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403">
                <text:p>3464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403">
                <text:p>3464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46404">
                <text:p>3464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405">
                <text:p>3464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406">
                <text:p>3464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406">
                <text:p>3464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407">
                <text:p>3464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08">
                <text:p>3464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409">
                <text:p>3464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09">
                <text:p>34641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11">
                <text:p>3464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412">
                <text:p>3464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413">
                <text:p>34641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13">
                <text:p>3464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414">
                <text:p>3464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15">
                <text:p>3464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15">
                <text:p>3464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416">
                <text:p>3464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17">
                <text:p>3464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18">
                <text:p>3464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18">
                <text:p>3464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19">
                <text:p>3464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20">
                <text:p>3464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21">
                <text:p>346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421">
                <text:p>346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422">
                <text:p>3464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23">
                <text:p>346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346424">
                <text:p>3464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24">
                <text:p>3464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425">
                <text:p>3464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26">
                <text:p>3464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27">
                <text:p>3464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46427">
                <text:p>3464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346428">
                <text:p>3464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29">
                <text:p>3464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30">
                <text:p>3464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30">
                <text:p>3464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31">
                <text:p>3464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32">
                <text:p>3464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433">
                <text:p>3464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33">
                <text:p>3464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34">
                <text:p>3464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346435">
                <text:p>3464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346436">
                <text:p>3464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346436">
                <text:p>34644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46437">
                <text:p>3464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346438">
                <text:p>3464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439">
                <text:p>3464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46439">
                <text:p>3464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46440">
                <text:p>3464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441">
                <text:p>3464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41">
                <text:p>3464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46442">
                <text:p>3464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443">
                <text:p>3464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46444">
                <text:p>3464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44">
                <text:p>3464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46445">
                <text:p>3464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346446">
                <text:p>3464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46447">
                <text:p>346450</text:p>
              </table:table-cell>
              <table:table-cell office:value-type="float" office:value="272">
                <text:p>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356cm" svg:height="13.789cm" xlink:href=".." xlink:type="simple" chart:class="chart:line" chart:style-name="ch1">
        <chart:legend chart:legend-position="end" svg:x="27.093cm" svg:y="6.582cm" style:legend-expansion="high" chart:style-name="ch2"/>
        <chart:plot-area chart:style-name="ch3" table:cell-range-address="cuandoVaBien.A1:cuandoVaBien.B1143" chart:data-source-has-labels="column" svg:x="1.037cm" svg:y="1.235cm" svg:width="24.882cm" svg:height="11.859cm">
          <chartooo:coordinate-region svg:x="1.844cm" svg:y="1.447cm" svg:width="23.859cm" svg:height="10.55cm"/>
          <chart:axis chart:dimension="x" chart:name="primary-x" chart:style-name="ch4" chartooo:axis-type="auto">
            <chartooo:date-scale/>
            <chart:categories table:cell-range-address="cuandoVaBien.A1:cuandoVaBien.A1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uandoVaBien.B1:cuandoVaBien.B1143" chart:class="chart:line">
            <chart:data-point chart:repeated="11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60014">
                <text:p>60010</text:p>
                <draw:g>
                  <svg:desc>cuandoVaBien.A1:cuandoVaBien.A1143</svg:desc>
                </draw:g>
              </table:table-cell>
              <table:table-cell office:value-type="float" office:value="225">
                <text:p>225</text:p>
                <draw:g>
                  <svg:desc>cuandoVaBien.B1:cuandoVaBien.B1143</svg:desc>
                </draw:g>
              </table:table-cell>
            </table:table-row>
            <table:table-row>
              <table:table-cell office:value-type="float" office:value="60014">
                <text:p>600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015">
                <text:p>600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016">
                <text:p>600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016">
                <text:p>600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017">
                <text:p>600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018">
                <text:p>600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018">
                <text:p>600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019">
                <text:p>600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020">
                <text:p>600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020">
                <text:p>600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021">
                <text:p>600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022">
                <text:p>600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022">
                <text:p>600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023">
                <text:p>600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024">
                <text:p>600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024">
                <text:p>6002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025">
                <text:p>600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026">
                <text:p>600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027">
                <text:p>6003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027">
                <text:p>600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028">
                <text:p>6003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029">
                <text:p>6003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029">
                <text:p>600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030">
                <text:p>600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032">
                <text:p>600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032">
                <text:p>600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033">
                <text:p>600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034">
                <text:p>600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034">
                <text:p>600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035">
                <text:p>600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036">
                <text:p>600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036">
                <text:p>600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037">
                <text:p>600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038">
                <text:p>600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038">
                <text:p>600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039">
                <text:p>600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040">
                <text:p>600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041">
                <text:p>600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041">
                <text:p>600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042">
                <text:p>600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043">
                <text:p>600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043">
                <text:p>600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044">
                <text:p>600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045">
                <text:p>6005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045">
                <text:p>6005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046">
                <text:p>6005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047">
                <text:p>6005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047">
                <text:p>600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048">
                <text:p>600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049">
                <text:p>600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049">
                <text:p>600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050">
                <text:p>6005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051">
                <text:p>600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052">
                <text:p>600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052">
                <text:p>600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053">
                <text:p>600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054">
                <text:p>600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054">
                <text:p>600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055">
                <text:p>600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056">
                <text:p>600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056">
                <text:p>600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057">
                <text:p>600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058">
                <text:p>6006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058">
                <text:p>6006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059">
                <text:p>600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060">
                <text:p>600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060">
                <text:p>600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061">
                <text:p>600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062">
                <text:p>600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062">
                <text:p>600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063">
                <text:p>600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064">
                <text:p>600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065">
                <text:p>600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065">
                <text:p>600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066">
                <text:p>600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067">
                <text:p>600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068">
                <text:p>600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068">
                <text:p>600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069">
                <text:p>600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070">
                <text:p>600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070">
                <text:p>600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071">
                <text:p>600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072">
                <text:p>600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072">
                <text:p>600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073">
                <text:p>600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075">
                <text:p>600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075">
                <text:p>600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076">
                <text:p>600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077">
                <text:p>600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077">
                <text:p>600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078">
                <text:p>600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079">
                <text:p>6008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079">
                <text:p>600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080">
                <text:p>600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081">
                <text:p>600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082">
                <text:p>600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082">
                <text:p>600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083">
                <text:p>600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084">
                <text:p>600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084">
                <text:p>600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085">
                <text:p>600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086">
                <text:p>600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086">
                <text:p>600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087">
                <text:p>600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088">
                <text:p>600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088">
                <text:p>600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089">
                <text:p>600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090">
                <text:p>6009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090">
                <text:p>600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091">
                <text:p>6009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092">
                <text:p>600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093">
                <text:p>600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093">
                <text:p>600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094">
                <text:p>600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095">
                <text:p>601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095">
                <text:p>601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096">
                <text:p>6010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097">
                <text:p>601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097">
                <text:p>601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098">
                <text:p>601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099">
                <text:p>601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099">
                <text:p>601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01">
                <text:p>601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101">
                <text:p>601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102">
                <text:p>601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103">
                <text:p>601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104">
                <text:p>6010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104">
                <text:p>601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105">
                <text:p>601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106">
                <text:p>601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106">
                <text:p>601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107">
                <text:p>6011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108">
                <text:p>6011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108">
                <text:p>601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109">
                <text:p>6011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110">
                <text:p>601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110">
                <text:p>601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111">
                <text:p>6011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112">
                <text:p>601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112">
                <text:p>601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113">
                <text:p>601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114">
                <text:p>601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114">
                <text:p>601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115">
                <text:p>601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116">
                <text:p>601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118">
                <text:p>601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118">
                <text:p>601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119">
                <text:p>601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120">
                <text:p>601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120">
                <text:p>601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121">
                <text:p>601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122">
                <text:p>601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122">
                <text:p>601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123">
                <text:p>601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124">
                <text:p>601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124">
                <text:p>601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125">
                <text:p>601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126">
                <text:p>601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26">
                <text:p>601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127">
                <text:p>601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28">
                <text:p>601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28">
                <text:p>601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129">
                <text:p>601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130">
                <text:p>601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131">
                <text:p>601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131">
                <text:p>601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132">
                <text:p>601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33">
                <text:p>601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133">
                <text:p>601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134">
                <text:p>601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135">
                <text:p>601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135">
                <text:p>601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136">
                <text:p>601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137">
                <text:p>601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137">
                <text:p>601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138">
                <text:p>601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139">
                <text:p>601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139">
                <text:p>60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140">
                <text:p>6014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141">
                <text:p>601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142">
                <text:p>6014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142">
                <text:p>601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143">
                <text:p>6014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144">
                <text:p>601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44">
                <text:p>6014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145">
                <text:p>601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146">
                <text:p>601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146">
                <text:p>601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147">
                <text:p>601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148">
                <text:p>601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48">
                <text:p>601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49">
                <text:p>601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150">
                <text:p>601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150">
                <text:p>601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151">
                <text:p>601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152">
                <text:p>601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153">
                <text:p>601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153">
                <text:p>601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154">
                <text:p>601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155">
                <text:p>601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155">
                <text:p>601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156">
                <text:p>601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157">
                <text:p>601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157">
                <text:p>601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158">
                <text:p>601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160">
                <text:p>601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160">
                <text:p>601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161">
                <text:p>6016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162">
                <text:p>601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162">
                <text:p>6016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163">
                <text:p>6016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164">
                <text:p>601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164">
                <text:p>6016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165">
                <text:p>6017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166">
                <text:p>6017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167">
                <text:p>601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167">
                <text:p>601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168">
                <text:p>601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169">
                <text:p>601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169">
                <text:p>601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170">
                <text:p>601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171">
                <text:p>601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171">
                <text:p>6017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172">
                <text:p>601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173">
                <text:p>6017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173">
                <text:p>601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174">
                <text:p>601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175">
                <text:p>601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175">
                <text:p>6018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176">
                <text:p>601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177">
                <text:p>601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177">
                <text:p>6018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178">
                <text:p>601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179">
                <text:p>601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180">
                <text:p>601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180">
                <text:p>601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181">
                <text:p>60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182">
                <text:p>601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60182">
                <text:p>60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183">
                <text:p>60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184">
                <text:p>60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184">
                <text:p>601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185">
                <text:p>601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186">
                <text:p>601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186">
                <text:p>601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187">
                <text:p>601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188">
                <text:p>601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188">
                <text:p>601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189">
                <text:p>601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190">
                <text:p>601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190">
                <text:p>601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191">
                <text:p>6019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192">
                <text:p>6019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192">
                <text:p>601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193">
                <text:p>601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194">
                <text:p>6019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195">
                <text:p>602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195">
                <text:p>602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196">
                <text:p>602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197">
                <text:p>602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197">
                <text:p>602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198">
                <text:p>602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199">
                <text:p>602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199">
                <text:p>602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201">
                <text:p>602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201">
                <text:p>6020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203">
                <text:p>602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204">
                <text:p>602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204">
                <text:p>602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205">
                <text:p>602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206">
                <text:p>602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207">
                <text:p>60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207">
                <text:p>602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208">
                <text:p>602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209">
                <text:p>602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209">
                <text:p>60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210">
                <text:p>602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211">
                <text:p>602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211">
                <text:p>6021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212">
                <text:p>60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213">
                <text:p>602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213">
                <text:p>602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214">
                <text:p>602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215">
                <text:p>6022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215">
                <text:p>6022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216">
                <text:p>602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217">
                <text:p>602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217">
                <text:p>6022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218">
                <text:p>602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219">
                <text:p>6022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220">
                <text:p>602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220">
                <text:p>602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221">
                <text:p>602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222">
                <text:p>602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222">
                <text:p>602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223">
                <text:p>602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224">
                <text:p>602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224">
                <text:p>602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225">
                <text:p>602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226">
                <text:p>602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226">
                <text:p>602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227">
                <text:p>602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228">
                <text:p>602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228">
                <text:p>602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229">
                <text:p>602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230">
                <text:p>6023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231">
                <text:p>6023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231">
                <text:p>602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232">
                <text:p>602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0233">
                <text:p>602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60233">
                <text:p>602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0234">
                <text:p>602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235">
                <text:p>60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0235">
                <text:p>602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236">
                <text:p>602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237">
                <text:p>602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237">
                <text:p>602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238">
                <text:p>602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239">
                <text:p>602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239">
                <text:p>602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240">
                <text:p>602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241">
                <text:p>60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241">
                <text:p>60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242">
                <text:p>602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243">
                <text:p>602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244">
                <text:p>602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244">
                <text:p>602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246">
                <text:p>602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247">
                <text:p>602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247">
                <text:p>602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248">
                <text:p>602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249">
                <text:p>6025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249">
                <text:p>602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250">
                <text:p>602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251">
                <text:p>6025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251">
                <text:p>602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252">
                <text:p>602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253">
                <text:p>602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253">
                <text:p>602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0254">
                <text:p>6025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255">
                <text:p>602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255">
                <text:p>6026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60256">
                <text:p>602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257">
                <text:p>6026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258">
                <text:p>602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258">
                <text:p>6026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259">
                <text:p>6026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260">
                <text:p>6026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260">
                <text:p>6026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261">
                <text:p>6026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262">
                <text:p>6026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262">
                <text:p>6026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263">
                <text:p>602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264">
                <text:p>602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264">
                <text:p>602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265">
                <text:p>602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266">
                <text:p>6027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266">
                <text:p>6027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267">
                <text:p>60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268">
                <text:p>602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268">
                <text:p>6027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269">
                <text:p>602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270">
                <text:p>602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271">
                <text:p>602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271">
                <text:p>602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272">
                <text:p>602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273">
                <text:p>602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273">
                <text:p>602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274">
                <text:p>6027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275">
                <text:p>602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275">
                <text:p>602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276">
                <text:p>602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277">
                <text:p>6028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277">
                <text:p>602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278">
                <text:p>602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279">
                <text:p>6028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279">
                <text:p>602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280">
                <text:p>6028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281">
                <text:p>602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281">
                <text:p>602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282">
                <text:p>602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283">
                <text:p>602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284">
                <text:p>602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284">
                <text:p>602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285">
                <text:p>602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286">
                <text:p>602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286">
                <text:p>602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288">
                <text:p>602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289">
                <text:p>602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289">
                <text:p>602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290">
                <text:p>602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291">
                <text:p>602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291">
                <text:p>602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292">
                <text:p>602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293">
                <text:p>602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293">
                <text:p>602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294">
                <text:p>6029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295">
                <text:p>603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295">
                <text:p>603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296">
                <text:p>603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297">
                <text:p>603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298">
                <text:p>603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298">
                <text:p>603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299">
                <text:p>603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300">
                <text:p>603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301">
                <text:p>603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302">
                <text:p>603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302">
                <text:p>603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303">
                <text:p>603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304">
                <text:p>603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304">
                <text:p>603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305">
                <text:p>603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306">
                <text:p>6031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306">
                <text:p>603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307">
                <text:p>603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308">
                <text:p>6031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309">
                <text:p>603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309">
                <text:p>603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310">
                <text:p>6031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311">
                <text:p>603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311">
                <text:p>603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0312">
                <text:p>603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313">
                <text:p>60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313">
                <text:p>60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314">
                <text:p>603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315">
                <text:p>603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315">
                <text:p>603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316">
                <text:p>603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317">
                <text:p>603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317">
                <text:p>603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318">
                <text:p>603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319">
                <text:p>603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319">
                <text:p>603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320">
                <text:p>603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321">
                <text:p>603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322">
                <text:p>603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322">
                <text:p>603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323">
                <text:p>603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324">
                <text:p>603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324">
                <text:p>603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325">
                <text:p>603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326">
                <text:p>603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326">
                <text:p>603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327">
                <text:p>603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328">
                <text:p>603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328">
                <text:p>603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329">
                <text:p>603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331">
                <text:p>603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331">
                <text:p>603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332">
                <text:p>603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333">
                <text:p>603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333">
                <text:p>603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334">
                <text:p>603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335">
                <text:p>603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336">
                <text:p>603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336">
                <text:p>603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337">
                <text:p>6034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338">
                <text:p>603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338">
                <text:p>603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339">
                <text:p>603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340">
                <text:p>603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340">
                <text:p>603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341">
                <text:p>603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342">
                <text:p>603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342">
                <text:p>603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343">
                <text:p>603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344">
                <text:p>603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344">
                <text:p>603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345">
                <text:p>603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346">
                <text:p>603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347">
                <text:p>60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347">
                <text:p>60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348">
                <text:p>603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349">
                <text:p>603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349">
                <text:p>603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350">
                <text:p>603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351">
                <text:p>603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351">
                <text:p>60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352">
                <text:p>603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353">
                <text:p>603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353">
                <text:p>603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354">
                <text:p>603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355">
                <text:p>603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355">
                <text:p>603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356">
                <text:p>603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357">
                <text:p>603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358">
                <text:p>6036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358">
                <text:p>603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359">
                <text:p>603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360">
                <text:p>603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360">
                <text:p>6036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361">
                <text:p>6036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362">
                <text:p>6036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362">
                <text:p>603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363">
                <text:p>603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364">
                <text:p>603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364">
                <text:p>603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365">
                <text:p>603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366">
                <text:p>6037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366">
                <text:p>603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367">
                <text:p>603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368">
                <text:p>603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368">
                <text:p>6037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369">
                <text:p>603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370">
                <text:p>603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371">
                <text:p>603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371">
                <text:p>6037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372">
                <text:p>603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374">
                <text:p>603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374">
                <text:p>603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375">
                <text:p>603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376">
                <text:p>603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376">
                <text:p>603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377">
                <text:p>603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378">
                <text:p>603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378">
                <text:p>6038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379">
                <text:p>603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380">
                <text:p>603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380">
                <text:p>6038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381">
                <text:p>603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382">
                <text:p>6038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383">
                <text:p>6038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383">
                <text:p>603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384">
                <text:p>603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385">
                <text:p>603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385">
                <text:p>603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0386">
                <text:p>6039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387">
                <text:p>603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387">
                <text:p>603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388">
                <text:p>603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389">
                <text:p>603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389">
                <text:p>603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390">
                <text:p>603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391">
                <text:p>603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391">
                <text:p>6039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392">
                <text:p>603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393">
                <text:p>603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393">
                <text:p>6039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394">
                <text:p>603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395">
                <text:p>604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396">
                <text:p>604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396">
                <text:p>604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397">
                <text:p>604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398">
                <text:p>604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398">
                <text:p>604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399">
                <text:p>6040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401">
                <text:p>604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402">
                <text:p>604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402">
                <text:p>604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403">
                <text:p>604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404">
                <text:p>604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404">
                <text:p>604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405">
                <text:p>6041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406">
                <text:p>604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406">
                <text:p>604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407">
                <text:p>604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408">
                <text:p>604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409">
                <text:p>604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409">
                <text:p>6041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410">
                <text:p>604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411">
                <text:p>604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411">
                <text:p>604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412">
                <text:p>604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413">
                <text:p>604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413">
                <text:p>604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414">
                <text:p>604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416">
                <text:p>604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416">
                <text:p>604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417">
                <text:p>604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418">
                <text:p>604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418">
                <text:p>604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419">
                <text:p>6042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420">
                <text:p>604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0420">
                <text:p>604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421">
                <text:p>604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422">
                <text:p>6042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423">
                <text:p>6042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423">
                <text:p>604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424">
                <text:p>6042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425">
                <text:p>604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425">
                <text:p>6043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0426">
                <text:p>6043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427">
                <text:p>6043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427">
                <text:p>6043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428">
                <text:p>604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429">
                <text:p>604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429">
                <text:p>604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430">
                <text:p>604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431">
                <text:p>604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431">
                <text:p>60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432">
                <text:p>604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433">
                <text:p>604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434">
                <text:p>604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34">
                <text:p>604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35">
                <text:p>604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36">
                <text:p>604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436">
                <text:p>60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437">
                <text:p>604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438">
                <text:p>604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438">
                <text:p>604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439">
                <text:p>604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440">
                <text:p>6044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440">
                <text:p>6044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441">
                <text:p>604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442">
                <text:p>604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442">
                <text:p>6044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443">
                <text:p>6044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444">
                <text:p>604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445">
                <text:p>604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445">
                <text:p>604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446">
                <text:p>604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447">
                <text:p>604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447">
                <text:p>604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448">
                <text:p>604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449">
                <text:p>604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449">
                <text:p>604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450">
                <text:p>604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451">
                <text:p>6045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451">
                <text:p>604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452">
                <text:p>604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453">
                <text:p>604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453">
                <text:p>604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454">
                <text:p>604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455">
                <text:p>604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455">
                <text:p>604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456">
                <text:p>604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457">
                <text:p>604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459">
                <text:p>604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459">
                <text:p>604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460">
                <text:p>604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461">
                <text:p>604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461">
                <text:p>604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462">
                <text:p>604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463">
                <text:p>604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463">
                <text:p>604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464">
                <text:p>604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465">
                <text:p>604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465">
                <text:p>604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466">
                <text:p>604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467">
                <text:p>604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467">
                <text:p>604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468">
                <text:p>604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469">
                <text:p>604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470">
                <text:p>604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470">
                <text:p>604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471">
                <text:p>604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472">
                <text:p>604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472">
                <text:p>604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473">
                <text:p>604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474">
                <text:p>604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474">
                <text:p>6047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475">
                <text:p>604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476">
                <text:p>6048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476">
                <text:p>604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477">
                <text:p>6048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478">
                <text:p>6048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478">
                <text:p>604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479">
                <text:p>6048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480">
                <text:p>6048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480">
                <text:p>604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481">
                <text:p>604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482">
                <text:p>6048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483">
                <text:p>6048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483">
                <text:p>6048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484">
                <text:p>6048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485">
                <text:p>604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485">
                <text:p>604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486">
                <text:p>604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487">
                <text:p>604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87">
                <text:p>604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88">
                <text:p>604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89">
                <text:p>604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489">
                <text:p>604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490">
                <text:p>604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491">
                <text:p>604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491">
                <text:p>604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492">
                <text:p>6049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493">
                <text:p>604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494">
                <text:p>604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494">
                <text:p>6049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495">
                <text:p>605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496">
                <text:p>605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496">
                <text:p>605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497">
                <text:p>605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498">
                <text:p>605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498">
                <text:p>60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499">
                <text:p>605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502">
                <text:p>605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503">
                <text:p>605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503">
                <text:p>6050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504">
                <text:p>605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505">
                <text:p>605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505">
                <text:p>605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506">
                <text:p>6051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507">
                <text:p>605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508">
                <text:p>6051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508">
                <text:p>605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509">
                <text:p>605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510">
                <text:p>605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510">
                <text:p>605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511">
                <text:p>605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12">
                <text:p>605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12">
                <text:p>6051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513">
                <text:p>605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14">
                <text:p>605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514">
                <text:p>605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515">
                <text:p>605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516">
                <text:p>6052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516">
                <text:p>605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517">
                <text:p>605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518">
                <text:p>605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18">
                <text:p>605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519">
                <text:p>6052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520">
                <text:p>605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521">
                <text:p>605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521">
                <text:p>605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522">
                <text:p>605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523">
                <text:p>605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523">
                <text:p>605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524">
                <text:p>605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525">
                <text:p>605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525">
                <text:p>6053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526">
                <text:p>605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527">
                <text:p>6053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527">
                <text:p>605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528">
                <text:p>605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529">
                <text:p>605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529">
                <text:p>605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530">
                <text:p>605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531">
                <text:p>605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531">
                <text:p>605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532">
                <text:p>605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533">
                <text:p>605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534">
                <text:p>605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534">
                <text:p>605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535">
                <text:p>605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536">
                <text:p>6054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0536">
                <text:p>605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537">
                <text:p>605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538">
                <text:p>605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538">
                <text:p>605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539">
                <text:p>6054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540">
                <text:p>6054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540">
                <text:p>6054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41">
                <text:p>6054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42">
                <text:p>605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542">
                <text:p>605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544">
                <text:p>605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545">
                <text:p>605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546">
                <text:p>605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546">
                <text:p>605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547">
                <text:p>6055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548">
                <text:p>6055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548">
                <text:p>6055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549">
                <text:p>605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550">
                <text:p>605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550">
                <text:p>605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551">
                <text:p>605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552">
                <text:p>605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552">
                <text:p>6055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553">
                <text:p>605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554">
                <text:p>605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554">
                <text:p>605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555">
                <text:p>605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556">
                <text:p>605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557">
                <text:p>605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557">
                <text:p>605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60558">
                <text:p>605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559">
                <text:p>6056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559">
                <text:p>605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560">
                <text:p>605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561">
                <text:p>605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561">
                <text:p>605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562">
                <text:p>605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563">
                <text:p>605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563">
                <text:p>605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564">
                <text:p>605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565">
                <text:p>605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65">
                <text:p>605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66">
                <text:p>605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67">
                <text:p>605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567">
                <text:p>6057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568">
                <text:p>605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69">
                <text:p>605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570">
                <text:p>6057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570">
                <text:p>605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571">
                <text:p>605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572">
                <text:p>605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572">
                <text:p>605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573">
                <text:p>605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574">
                <text:p>605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574">
                <text:p>605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575">
                <text:p>6058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576">
                <text:p>605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576">
                <text:p>605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577">
                <text:p>605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578">
                <text:p>605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578">
                <text:p>605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579">
                <text:p>605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580">
                <text:p>605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581">
                <text:p>605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581">
                <text:p>605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582">
                <text:p>605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583">
                <text:p>605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583">
                <text:p>605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0584">
                <text:p>6058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585">
                <text:p>605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585">
                <text:p>605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587">
                <text:p>605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588">
                <text:p>6059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588">
                <text:p>605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589">
                <text:p>605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590">
                <text:p>605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590">
                <text:p>6059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591">
                <text:p>6059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592">
                <text:p>6059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60592">
                <text:p>605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593">
                <text:p>605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594">
                <text:p>605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595">
                <text:p>606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95">
                <text:p>606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96">
                <text:p>606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0597">
                <text:p>606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60597">
                <text:p>606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598">
                <text:p>606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599">
                <text:p>606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599">
                <text:p>60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601">
                <text:p>606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601">
                <text:p>6060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602">
                <text:p>606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603">
                <text:p>6060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603">
                <text:p>606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604">
                <text:p>606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605">
                <text:p>606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606">
                <text:p>606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606">
                <text:p>606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607">
                <text:p>606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608">
                <text:p>606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608">
                <text:p>606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609">
                <text:p>606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610">
                <text:p>606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610">
                <text:p>606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611">
                <text:p>6061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60612">
                <text:p>6061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612">
                <text:p>606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613">
                <text:p>606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614">
                <text:p>606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614">
                <text:p>6061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615">
                <text:p>606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616">
                <text:p>606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616">
                <text:p>606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617">
                <text:p>606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618">
                <text:p>606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619">
                <text:p>606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19">
                <text:p>606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620">
                <text:p>6062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621">
                <text:p>606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621">
                <text:p>606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622">
                <text:p>606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623">
                <text:p>606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623">
                <text:p>606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624">
                <text:p>606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625">
                <text:p>606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625">
                <text:p>606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626">
                <text:p>606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627">
                <text:p>606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627">
                <text:p>6063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60628">
                <text:p>606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630">
                <text:p>606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631">
                <text:p>606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631">
                <text:p>606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632">
                <text:p>606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633">
                <text:p>606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33">
                <text:p>606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634">
                <text:p>606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35">
                <text:p>606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635">
                <text:p>606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36">
                <text:p>606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637">
                <text:p>606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637">
                <text:p>606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638">
                <text:p>606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639">
                <text:p>606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639">
                <text:p>6064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640">
                <text:p>606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641">
                <text:p>6064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641">
                <text:p>6064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642">
                <text:p>6064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60643">
                <text:p>6064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644">
                <text:p>606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644">
                <text:p>6064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645">
                <text:p>6065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646">
                <text:p>606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646">
                <text:p>6065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647">
                <text:p>606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648">
                <text:p>606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60648">
                <text:p>606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649">
                <text:p>606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650">
                <text:p>606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650">
                <text:p>606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60651">
                <text:p>606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652">
                <text:p>606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652">
                <text:p>606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653">
                <text:p>606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654">
                <text:p>606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655">
                <text:p>6066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655">
                <text:p>606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656">
                <text:p>606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657">
                <text:p>606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657">
                <text:p>606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658">
                <text:p>6066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659">
                <text:p>606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659">
                <text:p>6066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660">
                <text:p>606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661">
                <text:p>606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661">
                <text:p>6066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662">
                <text:p>6066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663">
                <text:p>6066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0663">
                <text:p>6066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664">
                <text:p>6066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665">
                <text:p>6067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665">
                <text:p>606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0666">
                <text:p>606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667">
                <text:p>6067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668">
                <text:p>606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668">
                <text:p>606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0669">
                <text:p>6067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670">
                <text:p>606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670">
                <text:p>606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672">
                <text:p>606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673">
                <text:p>606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673">
                <text:p>6067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674">
                <text:p>606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675">
                <text:p>606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675">
                <text:p>606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676">
                <text:p>606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0677">
                <text:p>606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60677">
                <text:p>6068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678">
                <text:p>606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679">
                <text:p>606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680">
                <text:p>606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680">
                <text:p>606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681">
                <text:p>606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682">
                <text:p>606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682">
                <text:p>606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683">
                <text:p>606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684">
                <text:p>606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684">
                <text:p>606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685">
                <text:p>606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686">
                <text:p>606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686">
                <text:p>606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0687">
                <text:p>606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688">
                <text:p>606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688">
                <text:p>606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689">
                <text:p>6069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690">
                <text:p>606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0691">
                <text:p>606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691">
                <text:p>606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692">
                <text:p>6069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693">
                <text:p>6069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693">
                <text:p>606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694">
                <text:p>606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695">
                <text:p>6070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60695">
                <text:p>607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696">
                <text:p>607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697">
                <text:p>607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697">
                <text:p>6070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698">
                <text:p>607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699">
                <text:p>607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699">
                <text:p>607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60700">
                <text:p>6070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701">
                <text:p>6070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701">
                <text:p>6070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60702">
                <text:p>607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60703">
                <text:p>607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60704">
                <text:p>607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704">
                <text:p>607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705">
                <text:p>607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706">
                <text:p>6071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60706">
                <text:p>607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707">
                <text:p>607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708">
                <text:p>607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708">
                <text:p>607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709">
                <text:p>607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710">
                <text:p>607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710">
                <text:p>607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60711">
                <text:p>607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60712">
                <text:p>607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60712">
                <text:p>607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713">
                <text:p>607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0715">
                <text:p>6072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716">
                <text:p>607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716">
                <text:p>607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0717">
                <text:p>60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718">
                <text:p>607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60718">
                <text:p>607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719">
                <text:p>607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0720">
                <text:p>607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720">
                <text:p>6072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0721">
                <text:p>607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0722">
                <text:p>607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0722">
                <text:p>6072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60723">
                <text:p>6072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0724">
                <text:p>6072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724">
                <text:p>607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725">
                <text:p>6073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60726">
                <text:p>6073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0726">
                <text:p>607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727">
                <text:p>6073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0728">
                <text:p>6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0729">
                <text:p>6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729">
                <text:p>607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730">
                <text:p>6073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731">
                <text:p>607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731">
                <text:p>607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732">
                <text:p>607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0733">
                <text:p>607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733">
                <text:p>607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734">
                <text:p>607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60735">
                <text:p>607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735">
                <text:p>6074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736">
                <text:p>607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737">
                <text:p>607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737">
                <text:p>607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738">
                <text:p>607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739">
                <text:p>607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740">
                <text:p>607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740">
                <text:p>607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741">
                <text:p>607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0742">
                <text:p>607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742">
                <text:p>607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743">
                <text:p>607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744">
                <text:p>607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744">
                <text:p>607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745">
                <text:p>607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746">
                <text:p>607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0746">
                <text:p>607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747">
                <text:p>607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748">
                <text:p>607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748">
                <text:p>607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749">
                <text:p>607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60750">
                <text:p>607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751">
                <text:p>607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751">
                <text:p>607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0752">
                <text:p>6075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60753">
                <text:p>607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0753">
                <text:p>607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754">
                <text:p>607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0755">
                <text:p>6076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755">
                <text:p>607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0756">
                <text:p>6076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758">
                <text:p>607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758">
                <text:p>6076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759">
                <text:p>607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760">
                <text:p>607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760">
                <text:p>607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60761">
                <text:p>607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762">
                <text:p>607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762">
                <text:p>607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763">
                <text:p>6076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764">
                <text:p>607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0765">
                <text:p>607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765">
                <text:p>607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766">
                <text:p>607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60767">
                <text:p>6077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0767">
                <text:p>607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60768">
                <text:p>607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0769">
                <text:p>607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0769">
                <text:p>607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60770">
                <text:p>607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771">
                <text:p>607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771">
                <text:p>6077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0772">
                <text:p>6077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773">
                <text:p>6077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0773">
                <text:p>607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60774">
                <text:p>607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60775">
                <text:p>607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776">
                <text:p>6078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0776">
                <text:p>607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60777">
                <text:p>607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0778">
                <text:p>6078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60778">
                <text:p>607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60779">
                <text:p>607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60780">
                <text:p>6078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780">
                <text:p>607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781">
                <text:p>607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0782">
                <text:p>607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0782">
                <text:p>607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0783">
                <text:p>6078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0784">
                <text:p>607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784">
                <text:p>607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60785">
                <text:p>607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60786">
                <text:p>607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786">
                <text:p>607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0787">
                <text:p>607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0788">
                <text:p>607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789">
                <text:p>607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789">
                <text:p>607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790">
                <text:p>6079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791">
                <text:p>607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791">
                <text:p>6079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792">
                <text:p>607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793">
                <text:p>607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793">
                <text:p>607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0794">
                <text:p>607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60795">
                <text:p>608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0795">
                <text:p>608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0796">
                <text:p>608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0797">
                <text:p>6080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60797">
                <text:p>60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798">
                <text:p>608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801">
                <text:p>608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60802">
                <text:p>608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60803">
                <text:p>608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0803">
                <text:p>608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0804">
                <text:p>608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60805">
                <text:p>608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0805">
                <text:p>608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0806">
                <text:p>608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807">
                <text:p>608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0807">
                <text:p>608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0808">
                <text:p>608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0809">
                <text:p>6081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60809">
                <text:p>608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810">
                <text:p>608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60811">
                <text:p>608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0811">
                <text:p>608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0812">
                <text:p>6081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813">
                <text:p>608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60813">
                <text:p>6081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814">
                <text:p>608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60815">
                <text:p>608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60816">
                <text:p>60820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